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1.9598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9134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5.4618in"/>
    </style:style>
    <style:style style:name="co13" style:family="table-column">
      <style:table-column-properties fo:break-before="auto" style:column-width="1.298in"/>
    </style:style>
    <style:style style:name="co14" style:family="table-column">
      <style:table-column-properties fo:break-before="auto" style:column-width="0.84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3.7661in"/>
    </style:style>
    <style:style style:name="co17" style:family="table-column">
      <style:table-column-properties fo:break-before="auto" style:column-width="1.4866in"/>
    </style:style>
    <style:style style:name="co18" style:family="table-column">
      <style:table-column-properties fo:break-before="auto" style:column-width="1.497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0.8701in"/>
    </style:style>
    <style:style style:name="co21" style:family="table-column">
      <style:table-column-properties fo:break-before="auto" style:column-width="0.9909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1.1016in"/>
    </style:style>
    <style:style style:name="co24" style:family="table-column">
      <style:table-column-properties fo:break-before="auto" style:column-width="0.9689in"/>
    </style:style>
    <style:style style:name="co25" style:family="table-column">
      <style:table-column-properties fo:break-before="auto" style:column-width="0.7819in"/>
    </style:style>
    <style:style style:name="co26" style:family="table-column">
      <style:table-column-properties fo:break-before="auto" style:column-width="0.7047in"/>
    </style:style>
    <style:style style:name="co27" style:family="table-column">
      <style:table-column-properties fo:break-before="auto" style:column-width="0.7484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1.5854in"/>
    </style:style>
    <style:style style:name="co30" style:family="table-column">
      <style:table-column-properties fo:break-before="auto" style:column-width="1.045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Dashboard_20_Rev_20_2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Recognitions">
      <style:table-properties table:display="true" style:writing-mode="lr-tb"/>
    </style:style>
    <style:style style:name="ta4" style:family="table" style:master-page-name="PageStyle_5f_Error_20_Tracker">
      <style:table-properties table:display="true" style:writing-mode="lr-tb"/>
    </style:style>
    <style:style style:name="ta5" style:family="table" style:master-page-name="PageStyle_5f_Production">
      <style:table-properties table:display="true" style:writing-mode="lr-tb"/>
    </style:style>
    <style:style style:name="ta6" style:family="table" style:master-page-name="PageStyle_5f_OTIF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0129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0.74pt solid #000000" fo:background-color="#ffd96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9" style:apply-style-name="ConditionalStyle_5f_26" style:base-cell-address="'Dashboard Rev 2'.D6"/>
      <style:map style:condition="cell-content-is-between(15,29)" style:apply-style-name="ConditionalStyle_5f_27" style:base-cell-address="'Dashboard Rev 2'.D6"/>
      <style:map style:condition="cell-content()&lt;15" style:apply-style-name="ConditionalStyle_5f_28" style:base-cell-address="'Dashboard Rev 2'.D6"/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9" style:apply-style-name="ConditionalStyle_5f_26" style:base-cell-address="'Dashboard Rev 2'.D6"/>
      <style:map style:condition="cell-content-is-between(15,29)" style:apply-style-name="ConditionalStyle_5f_27" style:base-cell-address="'Dashboard Rev 2'.D6"/>
      <style:map style:condition="cell-content()&lt;15" style:apply-style-name="ConditionalStyle_5f_28" style:base-cell-address="'Dashboard Rev 2'.D6"/>
    </style:style>
    <style:style style:name="ce11" style:family="table-cell" style:parent-style-name="Default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2" style:base-cell-address="'Dashboard Rev 2'.D16"/>
      <style:map style:condition="cell-content()&gt;0.1" style:apply-style-name="ConditionalStyle_5f_13" style:base-cell-address="'Dashboard Rev 2'.D16"/>
    </style:style>
    <style:style style:name="ce18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2" style:base-cell-address="'Dashboard Rev 2'.D16"/>
      <style:map style:condition="cell-content()&gt;0.1" style:apply-style-name="ConditionalStyle_5f_13" style:base-cell-address="'Dashboard Rev 2'.D16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none" fo:background-color="#f4b18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order-bottom="none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5" style:base-cell-address="'Dashboard Rev 2'.D26"/>
      <style:map style:condition="cell-content()=0" style:apply-style-name="ConditionalStyle_5f_6" style:base-cell-address="'Dashboard Rev 2'.D26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5" style:base-cell-address="'Dashboard Rev 2'.D26"/>
      <style:map style:condition="cell-content()=0" style:apply-style-name="ConditionalStyle_5f_6" style:base-cell-address="'Dashboard Rev 2'.D26"/>
    </style:style>
    <style:style style:name="ce25" style:family="table-cell" style:parent-style-name="Default" style:data-style-name="N0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9" style:apply-style-name="ConditionalStyle_5f_26" style:base-cell-address="'Dashboard Rev 2'.D6"/>
      <style:map style:condition="cell-content-is-between(15,29)" style:apply-style-name="ConditionalStyle_5f_27" style:base-cell-address="'Dashboard Rev 2'.D6"/>
      <style:map style:condition="cell-content()&lt;15" style:apply-style-name="ConditionalStyle_5f_28" style:base-cell-address="'Dashboard Rev 2'.D6"/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9" style:apply-style-name="ConditionalStyle_5f_26" style:base-cell-address="'Dashboard Rev 2'.D6"/>
      <style:map style:condition="cell-content-is-between(15,29)" style:apply-style-name="ConditionalStyle_5f_27" style:base-cell-address="'Dashboard Rev 2'.D6"/>
      <style:map style:condition="cell-content()&lt;15" style:apply-style-name="ConditionalStyle_5f_28" style:base-cell-address="'Dashboard Rev 2'.D6"/>
    </style:style>
    <style:style style:name="ce34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2" style:base-cell-address="'Dashboard Rev 2'.D16"/>
      <style:map style:condition="cell-content()&gt;0.1" style:apply-style-name="ConditionalStyle_5f_13" style:base-cell-address="'Dashboard Rev 2'.D16"/>
    </style:style>
    <style:style style:name="ce35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2" style:base-cell-address="'Dashboard Rev 2'.D16"/>
      <style:map style:condition="cell-content()&gt;0.1" style:apply-style-name="ConditionalStyle_5f_13" style:base-cell-address="'Dashboard Rev 2'.D16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5" style:base-cell-address="'Dashboard Rev 2'.D26"/>
      <style:map style:condition="cell-content()=0" style:apply-style-name="ConditionalStyle_5f_6" style:base-cell-address="'Dashboard Rev 2'.D26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5" style:base-cell-address="'Dashboard Rev 2'.D26"/>
      <style:map style:condition="cell-content()=0" style:apply-style-name="ConditionalStyle_5f_6" style:base-cell-address="'Dashboard Rev 2'.D26"/>
    </style:style>
    <style:style style:name="ce38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4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42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24" style:base-cell-address="'Dashboard Rev 2'.F16"/>
      <style:map style:condition="cell-content()=0" style:apply-style-name="ConditionalStyle_5f_25" style:base-cell-address="'Dashboard Rev 2'.F16"/>
    </style:style>
    <style:style style:name="ce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24" style:base-cell-address="'Dashboard Rev 2'.F16"/>
      <style:map style:condition="cell-content()=0" style:apply-style-name="ConditionalStyle_5f_25" style:base-cell-address="'Dashboard Rev 2'.F16"/>
    </style:style>
    <style:style style:name="ce46" style:family="table-cell" style:parent-style-name="Default" style:data-style-name="N0">
      <style:table-cell-properties fo:border-bottom="none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0" style:base-cell-address="'Dashboard Rev 2'.F26"/>
      <style:map style:condition="cell-content()&lt;0.98" style:apply-style-name="ConditionalStyle_5f_11" style:base-cell-address="'Dashboard Rev 2'.F26"/>
    </style:style>
    <style:style style:name="ce4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0" style:base-cell-address="'Dashboard Rev 2'.F26"/>
      <style:map style:condition="cell-content()&lt;0.98" style:apply-style-name="ConditionalStyle_5f_11" style:base-cell-address="'Dashboard Rev 2'.F26"/>
    </style:style>
    <style:style style:name="ce5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5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5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0" style:base-cell-address="'Dashboard Rev 2'.F26"/>
      <style:map style:condition="cell-content()&lt;0.98" style:apply-style-name="ConditionalStyle_5f_11" style:base-cell-address="'Dashboard Rev 2'.F26"/>
    </style:style>
    <style:style style:name="ce5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0" style:base-cell-address="'Dashboard Rev 2'.F26"/>
      <style:map style:condition="cell-content()&lt;0.98" style:apply-style-name="ConditionalStyle_5f_11" style:base-cell-address="'Dashboard Rev 2'.F26"/>
    </style:style>
    <style:style style:name="ce56" style:family="table-cell" style:parent-style-name="Default" style:data-style-name="N0">
      <style:table-cell-properties fo:border-bottom="none" fo:background-color="#9dc3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3" style:base-cell-address="'Dashboard Rev 2'.H16"/>
      <style:map style:condition="cell-content()&lt;0.1" style:apply-style-name="ConditionalStyle_5f_4" style:base-cell-address="'Dashboard Rev 2'.H16"/>
    </style:style>
    <style:style style:name="ce60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3" style:base-cell-address="'Dashboard Rev 2'.H16"/>
      <style:map style:condition="cell-content()&lt;0.1" style:apply-style-name="ConditionalStyle_5f_4" style:base-cell-address="'Dashboard Rev 2'.H16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63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3" style:base-cell-address="'Dashboard Rev 2'.H16"/>
      <style:map style:condition="cell-content()&lt;0.1" style:apply-style-name="ConditionalStyle_5f_4" style:base-cell-address="'Dashboard Rev 2'.H16"/>
    </style:style>
    <style:style style:name="ce64" style:family="table-cell" style:parent-style-name="Excel_20_Built-in_20_Percen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3" style:base-cell-address="'Dashboard Rev 2'.H16"/>
      <style:map style:condition="cell-content()&lt;0.1" style:apply-style-name="ConditionalStyle_5f_4" style:base-cell-address="'Dashboard Rev 2'.H16"/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1" style:apply-style-name="ConditionalStyle_5f_7" style:base-cell-address="'Dashboard Rev 2'.F6"/>
      <style:map style:condition="cell-content()=0" style:apply-style-name="ConditionalStyle_5f_8" style:base-cell-address="'Dashboard Rev 2'.F6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49" style:apply-style-name="ConditionalStyle_5f_22" style:base-cell-address="'Dashboard Rev 2'.K16"/>
      <style:map style:condition="cell-content()&lt;0.95" style:apply-style-name="ConditionalStyle_5f_23" style:base-cell-address="'Dashboard Rev 2'.K16"/>
    </style:style>
    <style:style style:name="ce7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Currency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9" style:base-cell-address="'Dashboard Rev 2'.K26"/>
    </style:style>
    <style:style style:name="ce75" style:family="table-cell" style:parent-style-name="Excel_20_Built-in_20_Currency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9" style:base-cell-address="'Dashboard Rev 2'.K26"/>
    </style:style>
    <style:style style:name="ce7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Currency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9" style:base-cell-address="'Dashboard Rev 2'.K26"/>
    </style:style>
    <style:style style:name="ce79" style:family="table-cell" style:parent-style-name="Excel_20_Built-in_20_Currency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9" style:base-cell-address="'Dashboard Rev 2'.K26"/>
    </style:style>
    <style:style style:name="ce80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4" style:base-cell-address="'Dashboard Rev 2'.M16"/>
      <style:map style:condition="cell-content()&lt;0.98" style:apply-style-name="ConditionalStyle_5f_15" style:base-cell-address="'Dashboard Rev 2'.M16"/>
    </style:style>
    <style:style style:name="ce8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85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86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90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91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92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3.9" style:apply-style-name="ConditionalStyle_5f_20" style:base-cell-address="'Dashboard Rev 2'.O16"/>
      <style:map style:condition="cell-content()&lt;4" style:apply-style-name="ConditionalStyle_5f_21" style:base-cell-address="'Dashboard Rev 2'.O16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3.9" style:apply-style-name="ConditionalStyle_5f_20" style:base-cell-address="'Dashboard Rev 2'.O16"/>
      <style:map style:condition="cell-content()&lt;4" style:apply-style-name="ConditionalStyle_5f_21" style:base-cell-address="'Dashboard Rev 2'.O16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97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100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101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8" style:base-cell-address="'Dashboard Rev 2'.P16"/>
      <style:map style:condition="cell-content()&lt;0.77" style:apply-style-name="ConditionalStyle_5f_19" style:base-cell-address="'Dashboard Rev 2'.P16"/>
    </style:style>
    <style:style style:name="ce10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8" style:base-cell-address="'Dashboard Rev 2'.P16"/>
      <style:map style:condition="cell-content()&lt;0.77" style:apply-style-name="ConditionalStyle_5f_19" style:base-cell-address="'Dashboard Rev 2'.P16"/>
    </style:style>
    <style:style style:name="ce105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1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109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110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2.3" style:apply-style-name="ConditionalStyle_5f_1" style:base-cell-address="'Dashboard Rev 2'.N6"/>
      <style:map style:condition="cell-content()&lt;2.4" style:apply-style-name="ConditionalStyle_5f_2" style:base-cell-address="'Dashboard Rev 2'.N6"/>
    </style:style>
    <style:style style:name="ce11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8" style:base-cell-address="'Dashboard Rev 2'.P16"/>
      <style:map style:condition="cell-content()&lt;0.77" style:apply-style-name="ConditionalStyle_5f_19" style:base-cell-address="'Dashboard Rev 2'.P16"/>
    </style:style>
    <style:style style:name="ce11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8" style:base-cell-address="'Dashboard Rev 2'.P16"/>
      <style:map style:condition="cell-content()&lt;0.77" style:apply-style-name="ConditionalStyle_5f_19" style:base-cell-address="'Dashboard Rev 2'.P16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0.9" style:apply-style-name="ConditionalStyle_5f_16" style:base-cell-address="'Dashboard Rev 2'.N26"/>
      <style:map style:condition="cell-content()&lt;1" style:apply-style-name="ConditionalStyle_5f_17" style:base-cell-address="'Dashboard Rev 2'.N26"/>
    </style:style>
    <style:style style:name="ce1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2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Excel_20_Built-in_20_Percent" style:data-style-name="N1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Excel_20_Built-in_20_Percen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Excel_20_Built-in_20_Percent" style:data-style-name="N10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Excel_20_Built-in_20_Percent" style:data-style-name="N10">
      <style:table-cell-properties fo:border-bottom="none" fo:background-color="#f4b18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Excel_20_Built-in_20_Percent" style:data-style-name="N1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0">
      <style:table-cell-properties fo:background-color="#92d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4" style:family="table-cell" style:parent-style-name="Excel_20_Built-in_20_Currency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Percent" style:data-style-name="N1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Excel_20_Built-in_20_Output" style:data-style-name="N1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Excel_20_Built-in_20_Input" style:data-style-name="N0">
      <style:table-cell-properties fo:border-bottom="0.74pt solid #7f7f7f" fo:background-color="#ffcc99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No&quot;" style:apply-style-name="ConditionalStyle_5f_30" style:base-cell-address="Production.K3"/>
      <style:map style:condition="cell-content()=&quot;Yes&quot;" style:apply-style-name="ConditionalStyle_5f_31" style:base-cell-address="Production.K3"/>
    </style:style>
    <style:style style:name="ce153" style:family="table-cell" style:parent-style-name="Default">
      <style:map style:condition="cell-content()=&quot;No&quot;" style:apply-style-name="ConditionalStyle_5f_30" style:base-cell-address="Production.K3"/>
      <style:map style:condition="cell-content()=&quot;Yes&quot;" style:apply-style-name="ConditionalStyle_5f_31" style:base-cell-address="Production.K3"/>
    </style:style>
    <style:style style:name="ce154" style:family="table-cell" style:parent-style-name="Default" style:data-style-name="N13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Excel_20_Built-in_20_Input" style:data-style-name="N133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map style:condition="cell-content()&gt;2" style:apply-style-name="ConditionalStyle_5f_33" style:base-cell-address="OTIF.I1"/>
      <style:map style:condition="cell-content()=0" style:apply-style-name="ConditionalStyle_5f_34" style:base-cell-address="OTIF.I1"/>
      <style:map style:condition="cell-content()=2" style:apply-style-name="ConditionalStyle_5f_35" style:base-cell-address="OTIF.I1"/>
      <style:map style:condition="cell-content()=1" style:apply-style-name="ConditionalStyle_5f_36" style:base-cell-address="OTIF.I1"/>
    </style:style>
    <style:style style:name="ce1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&gt;2" style:apply-style-name="ConditionalStyle_5f_33" style:base-cell-address="OTIF.I1"/>
      <style:map style:condition="cell-content()=0" style:apply-style-name="ConditionalStyle_5f_34" style:base-cell-address="OTIF.I1"/>
      <style:map style:condition="cell-content()=2" style:apply-style-name="ConditionalStyle_5f_35" style:base-cell-address="OTIF.I1"/>
      <style:map style:condition="cell-content()=1" style:apply-style-name="ConditionalStyle_5f_36" style:base-cell-address="OTIF.I1"/>
    </style:style>
    <style:style style:name="ce158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0.7547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2.6366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2.9213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0.7543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0.7614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2.824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2.6433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3.4492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3.713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10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ax-width="4.7244in" fo:min-height="0.7823in" fo:min-width="1.141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 Rev 2" table:style-name="ta1" table:print-ranges="'Dashboard Rev 2'.A1:'Dashboard Rev 2'.R4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3" table:default-cell-style-name="ce5"/>
        <table:table-column table:style-name="co5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3" table:number-columns-repeated="3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1" table:default-cell-style-name="ce1"/>
        <table:table-column table:style-name="co7" table:number-columns-repeated="16362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te</text:p>
          </table:table-cell>
          <table:table-cell/>
          <table:table-cell table:style-name="ce6" office:value-type="string" calcext:value-type="string" table:number-columns-spanned="14" table:number-rows-spanned="2">
            <text:p>Safety</text:p>
          </table:table-cell>
          <table:covered-table-cell table:number-columns-repeated="13" table:style-name="ce6"/>
          <table:table-cell/>
          <table:table-cell table:style-name="ce116" table:number-columns-spanned="3" table:number-rows-spanned="2"/>
          <table:covered-table-cell table:number-columns-repeated="2" table:style-name="ce116"/>
          <table:table-cell table:number-columns-repeated="16363"/>
        </table:table-row>
        <table:table-row table:style-name="ro2">
          <table:table-cell/>
          <table:covered-table-cell table:style-name="ce2"/>
          <table:table-cell/>
          <table:covered-table-cell table:number-columns-repeated="14" table:style-name="ce6"/>
          <table:table-cell/>
          <table:covered-table-cell table:number-columns-repeated="3" table:style-name="ce116"/>
          <table:table-cell table:number-columns-repeated="16363"/>
        </table:table-row>
        <table:table-row table:style-name="ro2">
          <table:table-cell/>
          <table:table-cell table:style-name="ce3" table:formula="of:=TODAY()" office:value-type="date" office:date-value="2024-11-26" calcext:value-type="date" table:number-columns-spanned="1" table:number-rows-spanned="3">
            <text:p>26-Nov</text:p>
          </table:table-cell>
          <table:table-cell/>
          <table:table-cell table:style-name="ce7" office:value-type="string" calcext:value-type="string" table:number-columns-spanned="2" table:number-rows-spanned="1">
            <text:p>Days Without Incident</text:p>
          </table:table-cell>
          <table:covered-table-cell table:style-name="ce7"/>
          <table:table-cell table:style-name="ce38" office:value-type="string" calcext:value-type="string" table:number-columns-spanned="3" table:number-rows-spanned="1">
            <text:p>Haz ID's</text:p>
          </table:table-cell>
          <table:covered-table-cell table:number-columns-repeated="2" table:style-name="ce38"/>
          <table:table-cell table:style-name="ce38" office:value-type="string" calcext:value-type="string" table:number-columns-spanned="5" table:number-rows-spanned="1">
            <text:p>Safety Gemba Walk</text:p>
          </table:table-cell>
          <table:covered-table-cell table:number-columns-repeated="4" table:style-name="ce38"/>
          <table:table-cell table:style-name="ce38" office:value-type="string" calcext:value-type="string" table:number-columns-spanned="2" table:number-rows-spanned="1">
            <text:p>7S (Zone 26)</text:p>
          </table:table-cell>
          <table:covered-table-cell table:style-name="ce38"/>
          <table:table-cell table:style-name="ce97" office:value-type="string" calcext:value-type="string" table:number-columns-spanned="2" table:number-rows-spanned="1">
            <text:p>7S (Zone 51)</text:p>
          </table:table-cell>
          <table:covered-table-cell table:style-name="ce97"/>
          <table:table-cell table:number-columns-repeated="2"/>
          <table:table-cell table:style-name="ce29" table:number-columns-spanned="2" table:number-rows-spanned="1"/>
          <table:covered-table-cell table:style-name="ce29"/>
          <table:table-cell table:number-columns-repeated="16363"/>
        </table:table-row>
        <table:table-row table:style-name="ro2">
          <table:table-cell/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Goal: 100</text:p>
          </table:table-cell>
          <table:covered-table-cell table:style-name="ce8"/>
          <table:table-cell table:style-name="ce39" office:value-type="string" calcext:value-type="string" table:number-columns-spanned="3" table:number-rows-spanned="1">
            <text:p>Goal: 3 per week</text:p>
          </table:table-cell>
          <table:covered-table-cell table:number-columns-repeated="2" table:style-name="ce39"/>
          <table:table-cell table:style-name="ce39" office:value-type="string" calcext:value-type="string" table:number-columns-spanned="5" table:number-rows-spanned="1">
            <text:p>Goal: 2 per Month</text:p>
          </table:table-cell>
          <table:covered-table-cell table:number-columns-repeated="4" table:style-name="ce39"/>
          <table:table-cell table:style-name="ce39" office:value-type="string" calcext:value-type="string" table:number-columns-spanned="2" table:number-rows-spanned="1">
            <text:p>Goal: Q2 2.4</text:p>
          </table:table-cell>
          <table:covered-table-cell table:style-name="ce39"/>
          <table:table-cell table:style-name="ce98" office:value-type="string" calcext:value-type="string" table:number-columns-spanned="2" table:number-rows-spanned="1">
            <text:p>Goal: Q2 2.4</text:p>
          </table:table-cell>
          <table:covered-table-cell table:style-name="ce98"/>
          <table:table-cell table:number-columns-repeated="2"/>
          <table:table-cell table:style-name="ce29" table:number-columns-spanned="2" table:number-rows-spanned="1"/>
          <table:covered-table-cell table:style-name="ce29"/>
          <table:table-cell table:number-columns-repeated="16363"/>
        </table:table-row>
        <table:table-row table:style-name="ro2">
          <table:table-cell/>
          <table:covered-table-cell table:style-name="ce3"/>
          <table:table-cell/>
          <table:table-cell table:style-name="ce9" table:formula="of:=INDEX(data;2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32"/>
          <table:table-cell table:style-name="ce40" table:formula="of:=INDEX(data;3;MATCH([.B4];[$Data.C1:.ND1];0))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50"/>
          <table:table-cell table:style-name="ce61" table:formula="of:=INDEX(data;4;MATCH([.B4];[$Data.C1:.NE1];0))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65"/>
          <table:table-cell table:style-name="ce84" table:formula="of:=INDEX(data;5;MATCH([.B4];[$Data.C1:.NF1];0))" office:value-type="float" office:value="0" calcext:value-type="float" table:number-columns-spanned="2" table:number-rows-spanned="2">
            <text:p>0.00</text:p>
          </table:table-cell>
          <table:covered-table-cell table:style-name="ce90"/>
          <table:table-cell table:style-name="ce99" table:formula="of:=INDEX(data;6;MATCH([.B4];[$Data.C1:.NF1];0))" office:value-type="float" office:value="0" calcext:value-type="float" table:number-columns-spanned="2" table:number-rows-spanned="2">
            <text:p>0.00</text:p>
          </table:table-cell>
          <table:covered-table-cell table:style-name="ce109"/>
          <table:table-cell table:style-name="ce67"/>
          <table:table-cell table:style-name="ce11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number-columns-repeated="16363"/>
        </table:table-row>
        <table:table-row table:style-name="ro2">
          <table:table-cell/>
          <table:table-cell table:style-name="ce4"/>
          <table:table-cell/>
          <table:covered-table-cell table:style-name="ce10"/>
          <table:covered-table-cell table:style-name="ce33"/>
          <table:covered-table-cell table:style-name="ce41"/>
          <table:covered-table-cell table:number-columns-repeated="2" table:style-name="ce51"/>
          <table:covered-table-cell table:style-name="ce62"/>
          <table:covered-table-cell table:number-columns-repeated="4" table:style-name="ce66"/>
          <table:covered-table-cell table:style-name="ce85"/>
          <table:covered-table-cell table:style-name="ce91"/>
          <table:covered-table-cell table:style-name="ce100"/>
          <table:covered-table-cell table:style-name="ce110"/>
          <table:table-cell table:style-name="ce67"/>
          <table:covered-table-cell table:style-name="ce117"/>
          <table:covered-table-cell table:number-columns-repeated="2" table:style-name="ce118"/>
          <table:table-cell table:number-columns-repeated="16363"/>
        </table:table-row>
        <table:table-row table:style-name="ro2">
          <table:table-cell/>
          <table:table-cell table:style-name="ce4"/>
          <table:table-cell/>
          <table:table-cell table:style-name="ce11" office:value-type="string" calcext:value-type="string" table:number-columns-spanned="14" table:number-rows-spanned="1">
            <text:p>Comments</text:p>
          </table:table-cell>
          <table:covered-table-cell table:number-columns-repeated="13" table:style-name="ce11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2" table:number-columns-spanned="14" table:number-rows-spanned="1"/>
          <table:covered-table-cell table:number-columns-repeated="13" table:style-name="ce1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3" table:number-columns-spanned="14" table:number-rows-spanned="1"/>
          <table:covered-table-cell table:number-columns-repeated="13" table:style-name="ce13"/>
          <table:table-cell table:number-columns-repeated="16367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2">
          <table:table-cell/>
          <table:table-cell table:style-name="ce4"/>
          <table:table-cell/>
          <table:table-cell table:style-name="ce14" office:value-type="string" calcext:value-type="string" table:number-columns-spanned="3" table:number-rows-spanned="2">
            <text:p>Quality</text:p>
          </table:table-cell>
          <table:covered-table-cell table:number-columns-repeated="2" table:style-name="ce14"/>
          <table:table-cell table:style-name="ce28"/>
          <table:table-cell table:style-name="ce56" office:value-type="string" calcext:value-type="string" table:number-columns-spanned="10" table:number-rows-spanned="2">
            <text:p>Operations</text:p>
          </table:table-cell>
          <table:covered-table-cell table:number-columns-repeated="9" table:style-name="ce56"/>
          <table:table-cell table:number-columns-repeated="16367"/>
        </table:table-row>
        <table:table-row table:style-name="ro2">
          <table:table-cell/>
          <table:table-cell table:style-name="ce4"/>
          <table:table-cell/>
          <table:covered-table-cell table:number-columns-repeated="3" table:style-name="ce14"/>
          <table:table-cell table:style-name="ce28"/>
          <table:covered-table-cell table:number-columns-repeated="10" table:style-name="ce5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5" office:value-type="string" calcext:value-type="string" table:number-columns-spanned="2" table:number-rows-spanned="1">
            <text:p>Errors</text:p>
          </table:table-cell>
          <table:covered-table-cell table:style-name="ce15"/>
          <table:table-cell table:style-name="ce42" office:value-type="string" calcext:value-type="string">
            <text:p>PCD Returns</text:p>
          </table:table-cell>
          <table:table-cell/>
          <table:table-cell table:style-name="ce57" office:value-type="string" calcext:value-type="string" table:number-columns-spanned="3" table:number-rows-spanned="1">
            <text:p>Jobs on Hold</text:p>
          </table:table-cell>
          <table:covered-table-cell table:number-columns-repeated="2" table:style-name="ce57"/>
          <table:table-cell table:style-name="ce68" office:value-type="string" calcext:value-type="string" table:number-columns-spanned="2" table:number-rows-spanned="1">
            <text:p>Productivity</text:p>
          </table:table-cell>
          <table:covered-table-cell table:style-name="ce68"/>
          <table:table-cell table:style-name="ce80" office:value-type="string" calcext:value-type="string" table:number-columns-spanned="2" table:number-rows-spanned="1">
            <text:p>OTIF</text:p>
          </table:table-cell>
          <table:covered-table-cell table:style-name="ce80"/>
          <table:table-cell table:style-name="ce80" office:value-type="string" calcext:value-type="string">
            <text:p>Huddles</text:p>
          </table:table-cell>
          <table:table-cell table:style-name="ce101" office:value-type="string" calcext:value-type="string" table:number-columns-spanned="2" table:number-rows-spanned="1">
            <text:p>Truck Fill</text:p>
          </table:table-cell>
          <table:covered-table-cell table:style-name="ce101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6" office:value-type="string" calcext:value-type="string" table:number-columns-spanned="2" table:number-rows-spanned="1">
            <text:p>Goal: 0</text:p>
          </table:table-cell>
          <table:covered-table-cell table:style-name="ce16"/>
          <table:table-cell table:style-name="ce43" office:value-type="string" calcext:value-type="string">
            <text:p>Goal: 0</text:p>
          </table:table-cell>
          <table:table-cell/>
          <table:table-cell table:style-name="ce58" office:value-type="string" calcext:value-type="string" table:number-columns-spanned="3" table:number-rows-spanned="1">
            <text:p>Goal: 0</text:p>
          </table:table-cell>
          <table:covered-table-cell table:number-columns-repeated="2" table:style-name="ce58"/>
          <table:table-cell table:style-name="ce69" office:value-type="string" calcext:value-type="string" table:number-columns-spanned="2" table:number-rows-spanned="1">
            <text:p>Goal: 95%</text:p>
          </table:table-cell>
          <table:covered-table-cell table:style-name="ce69"/>
          <table:table-cell table:style-name="ce81" office:value-type="string" calcext:value-type="string" table:number-columns-spanned="2" table:number-rows-spanned="1">
            <text:p>Goal: 98%</text:p>
          </table:table-cell>
          <table:covered-table-cell table:style-name="ce81"/>
          <table:table-cell table:style-name="ce92" office:value-type="string" calcext:value-type="string">
            <text:p>Goal: 4</text:p>
          </table:table-cell>
          <table:table-cell table:style-name="ce102" office:value-type="string" calcext:value-type="string" table:number-columns-spanned="2" table:number-rows-spanned="1">
            <text:p>Goal: 77%</text:p>
          </table:table-cell>
          <table:covered-table-cell table:style-name="ce10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7" table:formula="of:=INDEX(data;7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34"/>
          <table:table-cell table:style-name="ce44" table:formula="of:=INDEX(data;8;MATCH([.B4];[$Data.C1:.ND1];0))" office:value-type="float" office:value="0" calcext:value-type="float" table:number-columns-spanned="1" table:number-rows-spanned="2">
            <text:p>0</text:p>
          </table:table-cell>
          <table:table-cell table:style-name="ce52"/>
          <table:table-cell table:style-name="ce59" table:formula="of:=INDEX(data;9;MATCH([.B4];[$Data.C1:.ND1];0))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63"/>
          <table:table-cell table:style-name="ce70" table:formula="of:=INDEX(data;10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71"/>
          <table:table-cell table:style-name="ce82" table:formula="of:=INDEX(data;11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83"/>
          <table:table-cell table:style-name="ce93" table:formula="of:=INDEX(data;12;MATCH([.B4];[$Data.C1:.ND1];0))" office:value-type="float" office:value="0" calcext:value-type="float" table:number-columns-spanned="1" table:number-rows-spanned="2">
            <text:p>0</text:p>
          </table:table-cell>
          <table:table-cell table:style-name="ce103" table:formula="of:=INDEX(data;13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111"/>
          <table:table-cell table:number-columns-repeated="16367"/>
        </table:table-row>
        <table:table-row table:style-name="ro2">
          <table:table-cell/>
          <table:table-cell table:style-name="ce4"/>
          <table:table-cell/>
          <table:covered-table-cell table:style-name="ce18"/>
          <table:covered-table-cell table:style-name="ce35"/>
          <table:covered-table-cell table:style-name="ce45"/>
          <table:table-cell table:style-name="ce52"/>
          <table:covered-table-cell table:style-name="ce60"/>
          <table:covered-table-cell table:number-columns-repeated="2" table:style-name="ce64"/>
          <table:covered-table-cell table:number-columns-repeated="2" table:style-name="ce71"/>
          <table:covered-table-cell table:number-columns-repeated="2" table:style-name="ce83"/>
          <table:covered-table-cell table:style-name="ce94"/>
          <table:covered-table-cell table:style-name="ce104"/>
          <table:covered-table-cell table:style-name="ce11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1"/>
          <table:table-cell table:style-name="ce53"/>
          <table:table-cell table:style-name="ce11" office:value-type="string" calcext:value-type="string" table:number-columns-spanned="10" table:number-rows-spanned="1">
            <text:p>Comments</text:p>
          </table:table-cell>
          <table:covered-table-cell table:number-columns-repeated="9" table:style-name="ce11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9" office:value-type="string" calcext:value-type="string" table:number-columns-spanned="3" table:number-rows-spanned="1">
            <text:p>Sandy jobs flagged for Ft Worth</text:p>
          </table:table-cell>
          <table:covered-table-cell table:number-columns-repeated="2" table:style-name="ce19"/>
          <table:table-cell/>
          <table:table-cell table:style-name="ce12" table:number-columns-spanned="10" table:number-rows-spanned="1"/>
          <table:covered-table-cell table:number-columns-repeated="9" table:style-name="ce1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3" table:number-columns-spanned="3" table:number-rows-spanned="1"/>
          <table:covered-table-cell table:number-columns-repeated="2" table:style-name="ce13"/>
          <table:table-cell/>
          <table:table-cell table:style-name="ce13" table:number-columns-spanned="10" table:number-rows-spanned="1"/>
          <table:covered-table-cell table:number-columns-repeated="9" table:style-name="ce13"/>
          <table:table-cell table:number-columns-repeated="16367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2">
          <table:table-cell/>
          <table:table-cell table:style-name="ce4"/>
          <table:table-cell/>
          <table:table-cell table:style-name="ce20" office:value-type="string" calcext:value-type="string" table:number-columns-spanned="6" table:number-rows-spanned="2">
            <text:p>People</text:p>
          </table:table-cell>
          <table:covered-table-cell table:number-columns-repeated="5" table:style-name="ce20"/>
          <table:table-cell table:style-name="ce28"/>
          <table:table-cell table:style-name="ce2" office:value-type="string" calcext:value-type="string" table:number-columns-spanned="7" table:number-rows-spanned="2">
            <text:p>PPI</text:p>
          </table:table-cell>
          <table:covered-table-cell table:number-columns-repeated="6" table:style-name="ce2"/>
          <table:table-cell table:number-columns-repeated="16367"/>
        </table:table-row>
        <table:table-row table:style-name="ro2">
          <table:table-cell/>
          <table:table-cell table:style-name="ce4"/>
          <table:table-cell/>
          <table:covered-table-cell table:number-columns-repeated="6" table:style-name="ce20"/>
          <table:table-cell table:style-name="ce28"/>
          <table:covered-table-cell table:number-columns-repeated="7" table:style-name="ce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1" office:value-type="string" calcext:value-type="string" table:number-columns-spanned="2" table:number-rows-spanned="1">
            <text:p>Recognitions</text:p>
          </table:table-cell>
          <table:covered-table-cell table:style-name="ce21"/>
          <table:table-cell table:style-name="ce46" office:value-type="string" calcext:value-type="string" table:number-columns-spanned="4" table:number-rows-spanned="1">
            <text:p>Master Control Compliance</text:p>
          </table:table-cell>
          <table:covered-table-cell table:number-columns-repeated="3" table:style-name="ce46"/>
          <table:table-cell/>
          <table:table-cell table:style-name="ce72" office:value-type="string" calcext:value-type="string" table:number-columns-spanned="3" table:number-rows-spanned="1">
            <text:p>Cost Savings</text:p>
          </table:table-cell>
          <table:covered-table-cell table:number-columns-repeated="2" table:style-name="ce72"/>
          <table:table-cell table:style-name="ce86" office:value-type="string" calcext:value-type="string" table:number-columns-spanned="2" table:number-rows-spanned="1">
            <text:p>Rever's</text:p>
          </table:table-cell>
          <table:covered-table-cell table:style-name="ce86"/>
          <table:table-cell table:style-name="ce105" office:value-type="string" calcext:value-type="string" table:number-columns-spanned="2" table:number-rows-spanned="1">
            <text:p>Project's</text:p>
          </table:table-cell>
          <table:covered-table-cell table:style-name="ce105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2" office:value-type="string" calcext:value-type="string" table:number-columns-spanned="2" table:number-rows-spanned="1">
            <text:p>Goal: 3 per week</text:p>
          </table:table-cell>
          <table:covered-table-cell table:style-name="ce22"/>
          <table:table-cell table:style-name="ce47" office:value-type="string" calcext:value-type="string" table:number-columns-spanned="4" table:number-rows-spanned="1">
            <text:p>Goal: 98%</text:p>
          </table:table-cell>
          <table:covered-table-cell table:number-columns-repeated="3" table:style-name="ce47"/>
          <table:table-cell/>
          <table:table-cell table:style-name="ce73" office:value-type="string" calcext:value-type="string" table:number-columns-spanned="3" table:number-rows-spanned="1">
            <text:p>Goal: &gt;$1.00</text:p>
          </table:table-cell>
          <table:covered-table-cell table:number-columns-repeated="2" table:style-name="ce73"/>
          <table:table-cell table:style-name="ce87" office:value-type="string" calcext:value-type="string" table:number-columns-spanned="2" table:number-rows-spanned="1">
            <text:p>Goal: 1 per week</text:p>
          </table:table-cell>
          <table:covered-table-cell table:style-name="ce87"/>
          <table:table-cell table:style-name="ce106" office:value-type="string" calcext:value-type="string" table:number-columns-spanned="2" table:number-rows-spanned="1">
            <text:p>Goal: 1 per month</text:p>
          </table:table-cell>
          <table:covered-table-cell table:style-name="ce10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3" table:formula="of:=INDEX(data;14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36"/>
          <table:table-cell table:style-name="ce48" table:formula="of:=INDEX(data;15;MATCH([.B4];[$Data.C1:.ND1];0))" office:value-type="percentage" office:value="0" calcext:value-type="percentage" table:number-columns-spanned="4" table:number-rows-spanned="2">
            <text:p>0%</text:p>
          </table:table-cell>
          <table:covered-table-cell table:number-columns-repeated="3" table:style-name="ce54"/>
          <table:table-cell/>
          <table:table-cell table:style-name="ce74" table:formula="of:=INDEX(data;16;MATCH([.B4];[$Data.C1:.ND1];0))" office:value-type="float" office:value="0" calcext:value-type="float" table:number-columns-spanned="3" table:number-rows-spanned="2">
            <text:p><text:s/>$- <text:s text:c="2"/></text:p>
          </table:table-cell>
          <table:covered-table-cell table:number-columns-repeated="2" table:style-name="ce78"/>
          <table:table-cell table:style-name="ce88" table:formula="of:=INDEX(data;17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95"/>
          <table:table-cell table:style-name="ce107" table:formula="of:=INDEX(data;18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113"/>
          <table:table-cell table:number-columns-repeated="16367"/>
        </table:table-row>
        <table:table-row table:style-name="ro2">
          <table:table-cell/>
          <table:table-cell table:style-name="ce4"/>
          <table:table-cell/>
          <table:covered-table-cell table:style-name="ce24"/>
          <table:covered-table-cell table:style-name="ce37"/>
          <table:covered-table-cell table:style-name="ce49"/>
          <table:covered-table-cell table:number-columns-repeated="3" table:style-name="ce55"/>
          <table:table-cell/>
          <table:covered-table-cell table:style-name="ce75"/>
          <table:covered-table-cell table:number-columns-repeated="2" table:style-name="ce79"/>
          <table:covered-table-cell table:style-name="ce89"/>
          <table:covered-table-cell table:style-name="ce96"/>
          <table:covered-table-cell table:style-name="ce108"/>
          <table:covered-table-cell table:style-name="ce114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1" office:value-type="string" calcext:value-type="string" table:number-columns-spanned="6" table:number-rows-spanned="1">
            <text:p>Comments</text:p>
          </table:table-cell>
          <table:covered-table-cell table:number-columns-repeated="5" table:style-name="ce11"/>
          <table:table-cell/>
          <table:table-cell table:style-name="ce11" office:value-type="string" calcext:value-type="string" table:number-columns-spanned="7" table:number-rows-spanned="1">
            <text:p>Comments</text:p>
          </table:table-cell>
          <table:covered-table-cell table:number-columns-repeated="6" table:style-name="ce11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9" office:value-type="string" calcext:value-type="string" table:number-columns-spanned="6" table:number-rows-spanned="1">
            <text:p>A shift team for holding down the fort yesterday!</text:p>
          </table:table-cell>
          <table:covered-table-cell table:number-columns-repeated="5" table:style-name="ce19"/>
          <table:table-cell/>
          <table:table-cell table:style-name="ce12" table:number-columns-spanned="7" table:number-rows-spanned="1"/>
          <table:covered-table-cell table:number-columns-repeated="6" table:style-name="ce12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13" table:number-columns-spanned="6" table:number-rows-spanned="1"/>
          <table:covered-table-cell table:number-columns-repeated="5" table:style-name="ce13"/>
          <table:table-cell/>
          <table:table-cell table:style-name="ce76" office:value-type="string" calcext:value-type="string" table:number-columns-spanned="7" table:number-rows-spanned="1">
            <text:p>Telescoping boxes, Cones, Non IRR jobs, Product scanning, extra dock</text:p>
          </table:table-cell>
          <table:covered-table-cell table:number-columns-repeated="6" table:style-name="ce76"/>
          <table:table-cell table:number-columns-repeated="16367"/>
        </table:table-row>
        <table:table-row table:style-name="ro2">
          <table:table-cell/>
          <table:table-cell table:style-name="ce4"/>
          <table:table-cell table:number-columns-repeated="14"/>
          <table:table-cell table:style-name="ce115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5" office:value-type="string" calcext:value-type="string" table:number-columns-spanned="14" table:number-rows-spanned="2">
            <text:p>Announcements</text:p>
          </table:table-cell>
          <table:covered-table-cell table:number-columns-repeated="13" table:style-name="ce25"/>
          <table:table-cell table:number-columns-repeated="16367"/>
        </table:table-row>
        <table:table-row table:style-name="ro2">
          <table:table-cell/>
          <table:table-cell table:style-name="ce4"/>
          <table:table-cell/>
          <table:covered-table-cell table:number-columns-repeated="14" table:style-name="ce25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6" office:value-type="string" calcext:value-type="string" table:number-columns-spanned="14" table:number-rows-spanned="1">
            <text:p>Incidents or near misses need to be escalated immediately</text:p>
          </table:table-cell>
          <table:covered-table-cell table:number-columns-repeated="13" table:style-name="ce2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6" office:value-type="string" calcext:value-type="string" table:number-columns-spanned="14" table:number-rows-spanned="1">
            <text:p>Hawaiian haystack potluck today at 12pm</text:p>
          </table:table-cell>
          <table:covered-table-cell table:number-columns-repeated="13" table:style-name="ce2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6" office:value-type="string" calcext:value-type="string" table:number-columns-spanned="14" table:number-rows-spanned="1">
            <text:p>Snow cones tomorrow from Hola BRG!</text:p>
          </table:table-cell>
          <table:covered-table-cell table:number-columns-repeated="13" table:style-name="ce2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6" office:value-type="string" calcext:value-type="string" table:number-columns-spanned="14" table:number-rows-spanned="1">
            <text:p>Tacos next week from the company for hitting Q2 goal</text:p>
          </table:table-cell>
          <table:covered-table-cell table:number-columns-repeated="13" table:style-name="ce26"/>
          <table:table-cell table:number-columns-repeated="16367"/>
        </table:table-row>
        <table:table-row table:style-name="ro2">
          <table:table-cell/>
          <table:table-cell table:style-name="ce4"/>
          <table:table-cell/>
          <table:table-cell table:style-name="ce26" office:value-type="string" calcext:value-type="string" table:number-columns-spanned="14" table:number-rows-spanned="1">
            <text:p>Chick Fil A the week after for hitting goal</text:p>
          </table:table-cell>
          <table:covered-table-cell table:number-columns-repeated="13" table:style-name="ce26"/>
          <table:table-cell table:style-name="ce28"/>
          <table:table-cell table:style-name="ce77" table:number-columns-repeated="2"/>
          <table:table-cell table:style-name="ce4"/>
          <table:table-cell table:number-columns-repeated="16363"/>
        </table:table-row>
        <table:table-row table:style-name="ro2">
          <table:table-cell/>
          <table:table-cell table:style-name="ce4"/>
          <table:table-cell/>
          <table:table-cell table:style-name="ce26" table:number-columns-spanned="14" table:number-rows-spanned="1"/>
          <table:covered-table-cell table:number-columns-repeated="13" table:style-name="ce26"/>
          <table:table-cell table:style-name="ce28"/>
          <table:table-cell table:style-name="ce77" table:number-columns-repeated="2"/>
          <table:table-cell table:style-name="ce4"/>
          <table:table-cell table:number-columns-repeated="16363"/>
        </table:table-row>
        <table:table-row table:style-name="ro2">
          <table:table-cell table:number-columns-repeated="3"/>
          <table:table-cell table:style-name="ce26" table:number-columns-spanned="14" table:number-rows-spanned="1"/>
          <table:covered-table-cell table:number-columns-repeated="13" table:style-name="ce26"/>
          <table:table-cell table:number-columns-repeated="16367"/>
        </table:table-row>
        <table:table-row table:style-name="ro2">
          <table:table-cell table:number-columns-repeated="3"/>
          <table:table-cell table:style-name="ce26" table:number-columns-spanned="14" table:number-rows-spanned="1"/>
          <table:covered-table-cell table:number-columns-repeated="13" table:style-name="ce26"/>
          <table:table-cell table:number-columns-repeated="16367"/>
        </table:table-row>
        <table:table-row table:style-name="ro2">
          <table:table-cell table:number-columns-repeated="3"/>
          <table:table-cell table:style-name="ce27" table:number-columns-spanned="14" table:number-rows-spanned="1"/>
          <table:covered-table-cell table:number-columns-repeated="13" table:style-name="ce27"/>
          <table:table-cell table:number-columns-repeated="16367"/>
        </table:table-row>
        <table:table-row table:style-name="ro2">
          <table:table-cell table:number-columns-repeated="3"/>
          <table:table-cell table:style-name="ce28" table:number-columns-repeated="6"/>
          <table:table-cell table:style-name="ce67"/>
          <table:table-cell table:style-name="ce77" table:number-columns-repeated="2"/>
          <table:table-cell table:style-name="ce28" table:number-columns-repeated="5"/>
          <table:table-cell table:number-columns-repeated="16367"/>
        </table:table-row>
        <table:table-row table:style-name="ro3">
          <table:table-cell table:number-columns-repeated="3"/>
          <table:table-cell table:style-name="ce28" table:number-columns-repeated="6"/>
          <table:table-cell/>
          <table:table-cell table:style-name="ce77" table:number-columns-repeated="2"/>
          <table:table-cell table:style-name="ce28" table:number-columns-repeated="5"/>
          <table:table-cell table:number-columns-repeated="16367"/>
        </table:table-row>
        <table:table-row table:style-name="ro4">
          <table:table-cell table:number-columns-repeated="3"/>
          <table:table-cell table:style-name="ce29" table:number-columns-spanned="2" table:number-rows-spanned="1"/>
          <table:covered-table-cell table:style-name="ce29"/>
          <table:table-cell table:style-name="ce29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4">
          <table:table-cell table:number-columns-repeated="3"/>
          <table:table-cell table:style-name="ce29" table:number-columns-spanned="2" table:number-rows-spanned="1"/>
          <table:covered-table-cell table:style-name="ce29"/>
          <table:table-cell table:style-name="ce29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2">
          <table:table-cell table:number-columns-repeated="3"/>
          <table:table-cell table:style-name="ce30" table:number-columns-spanned="2" table:number-rows-spanned="2"/>
          <table:covered-table-cell table:style-name="ce30"/>
          <table:table-cell table:style-name="ce30" table:number-columns-spanned="4" table:number-rows-spanned="2"/>
          <table:covered-table-cell table:number-columns-repeated="3" table:style-name="ce30"/>
          <table:table-cell table:number-columns-repeated="8"/>
          <table:table-cell table:style-name="ce4" table:number-columns-repeated="5"/>
          <table:table-cell/>
          <table:table-cell table:style-name="ce28" table:number-columns-repeated="3"/>
          <table:table-cell table:number-columns-repeated="16358"/>
        </table:table-row>
        <table:table-row table:style-name="ro2">
          <table:table-cell table:number-columns-repeated="3"/>
          <table:covered-table-cell table:number-columns-repeated="6" table:style-name="ce30"/>
          <table:table-cell table:number-columns-repeated="8"/>
          <table:table-cell table:style-name="ce4" table:number-columns-repeated="5"/>
          <table:table-cell/>
          <table:table-cell table:style-name="ce28" table:number-columns-repeated="3"/>
          <table:table-cell table:number-columns-repeated="16358"/>
        </table:table-row>
        <table:table-row table:style-name="ro2" table:number-rows-repeated="2">
          <table:table-cell table:number-columns-repeated="23"/>
          <table:table-cell table:style-name="ce5"/>
          <table:table-cell table:number-columns-repeated="16360"/>
        </table:table-row>
        <table:table-row table:style-name="ro2">
          <table:table-cell table:number-columns-repeated="23"/>
          <table:table-cell table:style-name="ce119"/>
          <table:table-cell table:style-name="ce52" table:number-columns-repeated="2"/>
          <table:table-cell table:number-columns-repeated="16358"/>
        </table:table-row>
        <table:table-row table:style-name="ro2">
          <table:table-cell table:number-columns-repeated="12"/>
          <table:table-cell table:style-name="ce4" table:number-columns-repeated="5"/>
          <table:table-cell table:number-columns-repeated="6"/>
          <table:table-cell table:style-name="ce31"/>
          <table:table-cell table:style-name="ce52" table:number-columns-repeated="2"/>
          <table:table-cell table:number-columns-repeated="16358"/>
        </table:table-row>
        <table:table-row table:style-name="ro2">
          <table:table-cell table:number-columns-repeated="3"/>
          <table:table-cell table:style-name="ce28" table:number-columns-repeated="6"/>
          <table:table-cell table:number-columns-repeated="3"/>
          <table:table-cell table:style-name="ce4" table:number-columns-repeated="5"/>
          <table:table-cell table:number-columns-repeated="16367"/>
        </table:table-row>
        <table:table-row table:style-name="ro3">
          <table:table-cell table:number-columns-repeated="3"/>
          <table:table-cell table:style-name="ce28" table:number-columns-repeated="6"/>
          <table:table-cell table:number-columns-repeated="16375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2">
          <table:table-cell table:number-columns-repeated="3"/>
          <table:table-cell table:style-name="ce31" table:number-columns-repeated="6"/>
          <table:table-cell table:number-columns-repeated="16375"/>
        </table:table-row>
        <table:table-row table:style-name="ro4" table:number-rows-repeated="104851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'Dashboard Rev 2'.$A$1" table:cell-range-address="$'Dashboard Rev 2'.$A$1:.$R$43" table:range-usable-as="print-range"/>
        </table:named-expressions>
        <calcext:conditional-formats>
          <calcext:conditional-format calcext:target-range-address="'Dashboard Rev 2'.N6:'Dashboard Rev 2'.Q7">
            <calcext:condition calcext:apply-style-name="ConditionalStyle_1" calcext:value="&gt;2.3" calcext:base-cell-address="'Dashboard Rev 2'.N6"/>
            <calcext:condition calcext:apply-style-name="ConditionalStyle_2" calcext:value="&lt;2.4" calcext:base-cell-address="'Dashboard Rev 2'.N6"/>
          </calcext:conditional-format>
          <calcext:conditional-format calcext:target-range-address="'Dashboard Rev 2'.H16:'Dashboard Rev 2'.J17">
            <calcext:condition calcext:apply-style-name="ConditionalStyle_3" calcext:value="&gt;0.1" calcext:base-cell-address="'Dashboard Rev 2'.H16"/>
            <calcext:condition calcext:apply-style-name="ConditionalStyle_4" calcext:value="&lt;0.1" calcext:base-cell-address="'Dashboard Rev 2'.H16"/>
          </calcext:conditional-format>
          <calcext:conditional-format calcext:target-range-address="'Dashboard Rev 2'.D26:'Dashboard Rev 2'.E27">
            <calcext:condition calcext:apply-style-name="ConditionalStyle_5" calcext:value="&gt;0.1" calcext:base-cell-address="'Dashboard Rev 2'.D26"/>
            <calcext:condition calcext:apply-style-name="ConditionalStyle_6" calcext:value="=0" calcext:base-cell-address="'Dashboard Rev 2'.D26"/>
          </calcext:conditional-format>
          <calcext:conditional-format calcext:target-range-address="'Dashboard Rev 2'.F6:'Dashboard Rev 2'.M7">
            <calcext:condition calcext:apply-style-name="ConditionalStyle_7" calcext:value="&gt;0.1" calcext:base-cell-address="'Dashboard Rev 2'.F6"/>
            <calcext:condition calcext:apply-style-name="ConditionalStyle_8" calcext:value="=0" calcext:base-cell-address="'Dashboard Rev 2'.F6"/>
          </calcext:conditional-format>
          <calcext:conditional-format calcext:target-range-address="'Dashboard Rev 2'.K26:'Dashboard Rev 2'.M27">
            <calcext:condition calcext:apply-style-name="ConditionalStyle_9" calcext:value="&gt;0" calcext:base-cell-address="'Dashboard Rev 2'.K26"/>
          </calcext:conditional-format>
          <calcext:conditional-format calcext:target-range-address="'Dashboard Rev 2'.F26:'Dashboard Rev 2'.I27">
            <calcext:condition calcext:apply-style-name="ConditionalStyle_10" calcext:value="&gt;0.979" calcext:base-cell-address="'Dashboard Rev 2'.F26"/>
            <calcext:condition calcext:apply-style-name="ConditionalStyle_11" calcext:value="&lt;0.98" calcext:base-cell-address="'Dashboard Rev 2'.F26"/>
          </calcext:conditional-format>
          <calcext:conditional-format calcext:target-range-address="'Dashboard Rev 2'.D16:'Dashboard Rev 2'.E17">
            <calcext:condition calcext:apply-style-name="ConditionalStyle_12" calcext:value="&lt;0.9" calcext:base-cell-address="'Dashboard Rev 2'.D16"/>
            <calcext:condition calcext:apply-style-name="ConditionalStyle_13" calcext:value="&gt;0.1" calcext:base-cell-address="'Dashboard Rev 2'.D16"/>
          </calcext:conditional-format>
          <calcext:conditional-format calcext:target-range-address="'Dashboard Rev 2'.M16:'Dashboard Rev 2'.M16">
            <calcext:condition calcext:apply-style-name="ConditionalStyle_14" calcext:value="&gt;0.979" calcext:base-cell-address="'Dashboard Rev 2'.M16"/>
            <calcext:condition calcext:apply-style-name="ConditionalStyle_15" calcext:value="&lt;0.98" calcext:base-cell-address="'Dashboard Rev 2'.M16"/>
          </calcext:conditional-format>
          <calcext:conditional-format calcext:target-range-address="'Dashboard Rev 2'.N26:'Dashboard Rev 2'.Q27">
            <calcext:condition calcext:apply-style-name="ConditionalStyle_16" calcext:value="&gt;0.9" calcext:base-cell-address="'Dashboard Rev 2'.N26"/>
            <calcext:condition calcext:apply-style-name="ConditionalStyle_17" calcext:value="&lt;1" calcext:base-cell-address="'Dashboard Rev 2'.N26"/>
          </calcext:conditional-format>
          <calcext:conditional-format calcext:target-range-address="'Dashboard Rev 2'.P16:'Dashboard Rev 2'.Q17">
            <calcext:condition calcext:apply-style-name="ConditionalStyle_18" calcext:value="&gt;0.769" calcext:base-cell-address="'Dashboard Rev 2'.P16"/>
            <calcext:condition calcext:apply-style-name="ConditionalStyle_19" calcext:value="&lt;0.77" calcext:base-cell-address="'Dashboard Rev 2'.P16"/>
          </calcext:conditional-format>
          <calcext:conditional-format calcext:target-range-address="'Dashboard Rev 2'.O16:'Dashboard Rev 2'.O17">
            <calcext:condition calcext:apply-style-name="ConditionalStyle_20" calcext:value="&gt;3.9" calcext:base-cell-address="'Dashboard Rev 2'.O16"/>
            <calcext:condition calcext:apply-style-name="ConditionalStyle_21" calcext:value="&lt;4" calcext:base-cell-address="'Dashboard Rev 2'.O16"/>
          </calcext:conditional-format>
          <calcext:conditional-format calcext:target-range-address="'Dashboard Rev 2'.K16:'Dashboard Rev 2'.K16">
            <calcext:condition calcext:apply-style-name="ConditionalStyle_22" calcext:value="&gt;0.949" calcext:base-cell-address="'Dashboard Rev 2'.K16"/>
            <calcext:condition calcext:apply-style-name="ConditionalStyle_23" calcext:value="&lt;0.95" calcext:base-cell-address="'Dashboard Rev 2'.K16"/>
          </calcext:conditional-format>
          <calcext:conditional-format calcext:target-range-address="'Dashboard Rev 2'.F16:'Dashboard Rev 2'.F17">
            <calcext:condition calcext:apply-style-name="ConditionalStyle_24" calcext:value="&gt;0.9" calcext:base-cell-address="'Dashboard Rev 2'.F16"/>
            <calcext:condition calcext:apply-style-name="ConditionalStyle_25" calcext:value="=0" calcext:base-cell-address="'Dashboard Rev 2'.F16"/>
          </calcext:conditional-format>
          <calcext:conditional-format calcext:target-range-address="'Dashboard Rev 2'.D6:'Dashboard Rev 2'.E7">
            <calcext:condition calcext:apply-style-name="ConditionalStyle_26" calcext:value="&gt;29" calcext:base-cell-address="'Dashboard Rev 2'.D6"/>
            <calcext:condition calcext:apply-style-name="ConditionalStyle_27" calcext:value="between(15,29)" calcext:base-cell-address="'Dashboard Rev 2'.D6"/>
            <calcext:condition calcext:apply-style-name="ConditionalStyle_28" calcext:value="&lt;15" calcext:base-cell-address="'Dashboard Rev 2'.D6"/>
          </calcext:conditional-format>
        </calcext:conditional-formats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1"/>
        <table:table-column table:style-name="co7" table:number-columns-repeated="132" table:default-cell-style-name="Default"/>
        <table:table-column table:style-name="co9" table:number-columns-repeated="5" table:default-cell-style-name="ce1"/>
        <table:table-column table:style-name="co7" table:number-columns-repeated="4" table:default-cell-style-name="Default"/>
        <table:table-column table:style-name="co9" table:number-columns-repeated="3" table:default-cell-style-name="ce1"/>
        <table:table-column table:style-name="co7" table:number-columns-repeated="2" table:default-cell-style-name="Default"/>
        <table:table-column table:style-name="co9" table:number-columns-repeated="4" table:default-cell-style-name="ce1"/>
        <table:table-column table:style-name="co7" table:number-columns-repeated="3" table:default-cell-style-name="Default"/>
        <table:table-column table:style-name="co9" table:number-columns-repeated="5" table:default-cell-style-name="ce1"/>
        <table:table-column table:style-name="co7" table:number-columns-repeated="3" table:default-cell-style-name="Default"/>
        <table:table-column table:style-name="co9" table:number-columns-repeated="2" table:default-cell-style-name="ce1"/>
        <table:table-column table:style-name="co7" table:default-cell-style-name="Default"/>
        <table:table-column table:style-name="co9" table:default-cell-style-name="ce1"/>
        <table:table-column table:style-name="co7" table:number-columns-repeated="3" table:default-cell-style-name="Default"/>
        <table:table-column table:style-name="co9" table:default-cell-style-name="ce1"/>
        <table:table-column table:style-name="co7" table:number-columns-repeated="16213" table:default-cell-style-name="Default"/>
        <table:table-row table:style-name="ro4">
          <table:table-cell table:number-columns-repeated="2"/>
          <table:table-cell table:style-name="ce133" office:value-type="date" office:date-value="2024-01-01" calcext:value-type="date">
            <text:p>1-Jan</text:p>
          </table:table-cell>
          <table:table-cell table:style-name="ce133" office:value-type="date" office:date-value="2024-01-02" calcext:value-type="date">
            <text:p>2-Jan</text:p>
          </table:table-cell>
          <table:table-cell table:style-name="ce133" office:value-type="date" office:date-value="2024-01-03" calcext:value-type="date">
            <text:p>3-Jan</text:p>
          </table:table-cell>
          <table:table-cell table:style-name="ce133" office:value-type="date" office:date-value="2024-01-04" calcext:value-type="date">
            <text:p>4-Jan</text:p>
          </table:table-cell>
          <table:table-cell table:style-name="ce133" office:value-type="date" office:date-value="2024-01-05" calcext:value-type="date">
            <text:p>5-Jan</text:p>
          </table:table-cell>
          <table:table-cell table:style-name="ce133" office:value-type="date" office:date-value="2024-01-06" calcext:value-type="date">
            <text:p>6-Jan</text:p>
          </table:table-cell>
          <table:table-cell table:style-name="ce133" office:value-type="date" office:date-value="2024-01-07" calcext:value-type="date">
            <text:p>7-Jan</text:p>
          </table:table-cell>
          <table:table-cell table:style-name="ce133" office:value-type="date" office:date-value="2024-01-08" calcext:value-type="date">
            <text:p>8-Jan</text:p>
          </table:table-cell>
          <table:table-cell table:style-name="ce133" office:value-type="date" office:date-value="2024-01-09" calcext:value-type="date">
            <text:p>9-Jan</text:p>
          </table:table-cell>
          <table:table-cell table:style-name="ce133" office:value-type="date" office:date-value="2024-01-10" calcext:value-type="date">
            <text:p>10-Jan</text:p>
          </table:table-cell>
          <table:table-cell table:style-name="ce133" office:value-type="date" office:date-value="2024-01-11" calcext:value-type="date">
            <text:p>11-Jan</text:p>
          </table:table-cell>
          <table:table-cell table:style-name="ce133" office:value-type="date" office:date-value="2024-01-12" calcext:value-type="date">
            <text:p>12-Jan</text:p>
          </table:table-cell>
          <table:table-cell table:style-name="ce133" office:value-type="date" office:date-value="2024-01-13" calcext:value-type="date">
            <text:p>13-Jan</text:p>
          </table:table-cell>
          <table:table-cell table:style-name="ce133" office:value-type="date" office:date-value="2024-01-14" calcext:value-type="date">
            <text:p>14-Jan</text:p>
          </table:table-cell>
          <table:table-cell table:style-name="ce133" office:value-type="date" office:date-value="2024-01-15" calcext:value-type="date">
            <text:p>15-Jan</text:p>
          </table:table-cell>
          <table:table-cell table:style-name="ce133" office:value-type="date" office:date-value="2024-01-16" calcext:value-type="date">
            <text:p>16-Jan</text:p>
          </table:table-cell>
          <table:table-cell table:style-name="ce133" office:value-type="date" office:date-value="2024-01-17" calcext:value-type="date">
            <text:p>17-Jan</text:p>
          </table:table-cell>
          <table:table-cell table:style-name="ce133" office:value-type="date" office:date-value="2024-01-18" calcext:value-type="date">
            <text:p>18-Jan</text:p>
          </table:table-cell>
          <table:table-cell table:style-name="ce133" office:value-type="date" office:date-value="2024-01-19" calcext:value-type="date">
            <text:p>19-Jan</text:p>
          </table:table-cell>
          <table:table-cell table:style-name="ce133" office:value-type="date" office:date-value="2024-01-20" calcext:value-type="date">
            <text:p>20-Jan</text:p>
          </table:table-cell>
          <table:table-cell table:style-name="ce133" office:value-type="date" office:date-value="2024-01-21" calcext:value-type="date">
            <text:p>21-Jan</text:p>
          </table:table-cell>
          <table:table-cell table:style-name="ce133" office:value-type="date" office:date-value="2024-01-22" calcext:value-type="date">
            <text:p>22-Jan</text:p>
          </table:table-cell>
          <table:table-cell table:style-name="ce133" office:value-type="date" office:date-value="2024-01-23" calcext:value-type="date">
            <text:p>23-Jan</text:p>
          </table:table-cell>
          <table:table-cell table:style-name="ce133" office:value-type="date" office:date-value="2024-01-24" calcext:value-type="date">
            <text:p>24-Jan</text:p>
          </table:table-cell>
          <table:table-cell table:style-name="ce133" office:value-type="date" office:date-value="2024-01-25" calcext:value-type="date">
            <text:p>25-Jan</text:p>
          </table:table-cell>
          <table:table-cell table:style-name="ce133" office:value-type="date" office:date-value="2024-01-26" calcext:value-type="date">
            <text:p>26-Jan</text:p>
          </table:table-cell>
          <table:table-cell table:style-name="ce133" office:value-type="date" office:date-value="2024-01-27" calcext:value-type="date">
            <text:p>27-Jan</text:p>
          </table:table-cell>
          <table:table-cell table:style-name="ce133" office:value-type="date" office:date-value="2024-01-28" calcext:value-type="date">
            <text:p>28-Jan</text:p>
          </table:table-cell>
          <table:table-cell table:style-name="ce133" office:value-type="date" office:date-value="2024-01-29" calcext:value-type="date">
            <text:p>29-Jan</text:p>
          </table:table-cell>
          <table:table-cell table:style-name="ce133" office:value-type="date" office:date-value="2024-01-30" calcext:value-type="date">
            <text:p>30-Jan</text:p>
          </table:table-cell>
          <table:table-cell table:style-name="ce133" office:value-type="date" office:date-value="2024-01-31" calcext:value-type="date">
            <text:p>31-Jan</text:p>
          </table:table-cell>
          <table:table-cell table:style-name="ce133" office:value-type="date" office:date-value="2024-02-01" calcext:value-type="date">
            <text:p>1-Feb</text:p>
          </table:table-cell>
          <table:table-cell table:style-name="ce133" office:value-type="date" office:date-value="2024-02-02" calcext:value-type="date">
            <text:p>2-Feb</text:p>
          </table:table-cell>
          <table:table-cell table:style-name="ce133" office:value-type="date" office:date-value="2024-02-03" calcext:value-type="date">
            <text:p>3-Feb</text:p>
          </table:table-cell>
          <table:table-cell table:style-name="ce133" office:value-type="date" office:date-value="2024-02-04" calcext:value-type="date">
            <text:p>4-Feb</text:p>
          </table:table-cell>
          <table:table-cell table:style-name="ce133" office:value-type="date" office:date-value="2024-02-05" calcext:value-type="date">
            <text:p>5-Feb</text:p>
          </table:table-cell>
          <table:table-cell table:style-name="ce133" office:value-type="date" office:date-value="2024-02-06" calcext:value-type="date">
            <text:p>6-Feb</text:p>
          </table:table-cell>
          <table:table-cell table:style-name="ce133" office:value-type="date" office:date-value="2024-02-07" calcext:value-type="date">
            <text:p>7-Feb</text:p>
          </table:table-cell>
          <table:table-cell table:style-name="ce133" office:value-type="date" office:date-value="2024-02-08" calcext:value-type="date">
            <text:p>8-Feb</text:p>
          </table:table-cell>
          <table:table-cell table:style-name="ce133" office:value-type="date" office:date-value="2024-02-09" calcext:value-type="date">
            <text:p>9-Feb</text:p>
          </table:table-cell>
          <table:table-cell table:style-name="ce133" office:value-type="date" office:date-value="2024-02-10" calcext:value-type="date">
            <text:p>10-Feb</text:p>
          </table:table-cell>
          <table:table-cell table:style-name="ce133" office:value-type="date" office:date-value="2024-02-11" calcext:value-type="date">
            <text:p>11-Feb</text:p>
          </table:table-cell>
          <table:table-cell table:style-name="ce133" office:value-type="date" office:date-value="2024-02-12" calcext:value-type="date">
            <text:p>12-Feb</text:p>
          </table:table-cell>
          <table:table-cell table:style-name="ce133" office:value-type="date" office:date-value="2024-02-13" calcext:value-type="date">
            <text:p>13-Feb</text:p>
          </table:table-cell>
          <table:table-cell table:style-name="ce133" office:value-type="date" office:date-value="2024-02-14" calcext:value-type="date">
            <text:p>14-Feb</text:p>
          </table:table-cell>
          <table:table-cell table:style-name="ce133" office:value-type="date" office:date-value="2024-02-15" calcext:value-type="date">
            <text:p>15-Feb</text:p>
          </table:table-cell>
          <table:table-cell table:style-name="ce133" office:value-type="date" office:date-value="2024-02-16" calcext:value-type="date">
            <text:p>16-Feb</text:p>
          </table:table-cell>
          <table:table-cell table:style-name="ce133" office:value-type="date" office:date-value="2024-02-17" calcext:value-type="date">
            <text:p>17-Feb</text:p>
          </table:table-cell>
          <table:table-cell table:style-name="ce133" office:value-type="date" office:date-value="2024-02-18" calcext:value-type="date">
            <text:p>18-Feb</text:p>
          </table:table-cell>
          <table:table-cell table:style-name="ce133" office:value-type="date" office:date-value="2024-02-19" calcext:value-type="date">
            <text:p>19-Feb</text:p>
          </table:table-cell>
          <table:table-cell table:style-name="ce133" office:value-type="date" office:date-value="2024-02-20" calcext:value-type="date">
            <text:p>20-Feb</text:p>
          </table:table-cell>
          <table:table-cell table:style-name="ce133" office:value-type="date" office:date-value="2024-02-21" calcext:value-type="date">
            <text:p>21-Feb</text:p>
          </table:table-cell>
          <table:table-cell table:style-name="ce133" office:value-type="date" office:date-value="2024-02-22" calcext:value-type="date">
            <text:p>22-Feb</text:p>
          </table:table-cell>
          <table:table-cell table:style-name="ce133" office:value-type="date" office:date-value="2024-02-23" calcext:value-type="date">
            <text:p>23-Feb</text:p>
          </table:table-cell>
          <table:table-cell table:style-name="ce133" office:value-type="date" office:date-value="2024-02-24" calcext:value-type="date">
            <text:p>24-Feb</text:p>
          </table:table-cell>
          <table:table-cell table:style-name="ce133" office:value-type="date" office:date-value="2024-02-25" calcext:value-type="date">
            <text:p>25-Feb</text:p>
          </table:table-cell>
          <table:table-cell table:style-name="ce133" office:value-type="date" office:date-value="2024-02-26" calcext:value-type="date">
            <text:p>26-Feb</text:p>
          </table:table-cell>
          <table:table-cell table:style-name="ce133" office:value-type="date" office:date-value="2024-02-27" calcext:value-type="date">
            <text:p>27-Feb</text:p>
          </table:table-cell>
          <table:table-cell table:style-name="ce133" office:value-type="date" office:date-value="2024-02-28" calcext:value-type="date">
            <text:p>28-Feb</text:p>
          </table:table-cell>
          <table:table-cell table:style-name="ce133" office:value-type="date" office:date-value="2024-02-29" calcext:value-type="date">
            <text:p>29-Feb</text:p>
          </table:table-cell>
          <table:table-cell table:style-name="ce133" office:value-type="date" office:date-value="2024-03-01" calcext:value-type="date">
            <text:p>1-Mar</text:p>
          </table:table-cell>
          <table:table-cell table:style-name="ce133" office:value-type="date" office:date-value="2024-03-02" calcext:value-type="date">
            <text:p>2-Mar</text:p>
          </table:table-cell>
          <table:table-cell table:style-name="ce133" office:value-type="date" office:date-value="2024-03-03" calcext:value-type="date">
            <text:p>3-Mar</text:p>
          </table:table-cell>
          <table:table-cell table:style-name="ce133" office:value-type="date" office:date-value="2024-03-04" calcext:value-type="date">
            <text:p>4-Mar</text:p>
          </table:table-cell>
          <table:table-cell table:style-name="ce133" office:value-type="date" office:date-value="2024-03-05" calcext:value-type="date">
            <text:p>5-Mar</text:p>
          </table:table-cell>
          <table:table-cell table:style-name="ce133" office:value-type="date" office:date-value="2024-03-06" calcext:value-type="date">
            <text:p>6-Mar</text:p>
          </table:table-cell>
          <table:table-cell table:style-name="ce133" office:value-type="date" office:date-value="2024-03-07" calcext:value-type="date">
            <text:p>7-Mar</text:p>
          </table:table-cell>
          <table:table-cell table:style-name="ce133" office:value-type="date" office:date-value="2024-03-08" calcext:value-type="date">
            <text:p>8-Mar</text:p>
          </table:table-cell>
          <table:table-cell table:style-name="ce133" office:value-type="date" office:date-value="2024-03-09" calcext:value-type="date">
            <text:p>9-Mar</text:p>
          </table:table-cell>
          <table:table-cell table:style-name="ce133" office:value-type="date" office:date-value="2024-03-10" calcext:value-type="date">
            <text:p>10-Mar</text:p>
          </table:table-cell>
          <table:table-cell table:style-name="ce133" office:value-type="date" office:date-value="2024-03-11" calcext:value-type="date">
            <text:p>11-Mar</text:p>
          </table:table-cell>
          <table:table-cell table:style-name="ce133" office:value-type="date" office:date-value="2024-03-12" calcext:value-type="date">
            <text:p>12-Mar</text:p>
          </table:table-cell>
          <table:table-cell table:style-name="ce133" office:value-type="date" office:date-value="2024-03-13" calcext:value-type="date">
            <text:p>13-Mar</text:p>
          </table:table-cell>
          <table:table-cell table:style-name="ce133" office:value-type="date" office:date-value="2024-03-14" calcext:value-type="date">
            <text:p>14-Mar</text:p>
          </table:table-cell>
          <table:table-cell table:style-name="ce133" office:value-type="date" office:date-value="2024-03-15" calcext:value-type="date">
            <text:p>15-Mar</text:p>
          </table:table-cell>
          <table:table-cell table:style-name="ce133" office:value-type="date" office:date-value="2024-03-16" calcext:value-type="date">
            <text:p>16-Mar</text:p>
          </table:table-cell>
          <table:table-cell table:style-name="ce133" office:value-type="date" office:date-value="2024-03-17" calcext:value-type="date">
            <text:p>17-Mar</text:p>
          </table:table-cell>
          <table:table-cell table:style-name="ce133" office:value-type="date" office:date-value="2024-03-18" calcext:value-type="date">
            <text:p>18-Mar</text:p>
          </table:table-cell>
          <table:table-cell table:style-name="ce133" office:value-type="date" office:date-value="2024-03-19" calcext:value-type="date">
            <text:p>19-Mar</text:p>
          </table:table-cell>
          <table:table-cell table:style-name="ce133" office:value-type="date" office:date-value="2024-03-20" calcext:value-type="date">
            <text:p>20-Mar</text:p>
          </table:table-cell>
          <table:table-cell table:style-name="ce133" office:value-type="date" office:date-value="2024-03-21" calcext:value-type="date">
            <text:p>21-Mar</text:p>
          </table:table-cell>
          <table:table-cell table:style-name="ce133" office:value-type="date" office:date-value="2024-03-22" calcext:value-type="date">
            <text:p>22-Mar</text:p>
          </table:table-cell>
          <table:table-cell table:style-name="ce133" office:value-type="date" office:date-value="2024-03-23" calcext:value-type="date">
            <text:p>23-Mar</text:p>
          </table:table-cell>
          <table:table-cell table:style-name="ce133" office:value-type="date" office:date-value="2024-03-24" calcext:value-type="date">
            <text:p>24-Mar</text:p>
          </table:table-cell>
          <table:table-cell table:style-name="ce133" office:value-type="date" office:date-value="2024-03-25" calcext:value-type="date">
            <text:p>25-Mar</text:p>
          </table:table-cell>
          <table:table-cell table:style-name="ce133" office:value-type="date" office:date-value="2024-03-26" calcext:value-type="date">
            <text:p>26-Mar</text:p>
          </table:table-cell>
          <table:table-cell table:style-name="ce133" office:value-type="date" office:date-value="2024-03-27" calcext:value-type="date">
            <text:p>27-Mar</text:p>
          </table:table-cell>
          <table:table-cell table:style-name="ce133" office:value-type="date" office:date-value="2024-03-28" calcext:value-type="date">
            <text:p>28-Mar</text:p>
          </table:table-cell>
          <table:table-cell table:style-name="ce133" office:value-type="date" office:date-value="2024-03-29" calcext:value-type="date">
            <text:p>29-Mar</text:p>
          </table:table-cell>
          <table:table-cell table:style-name="ce133" office:value-type="date" office:date-value="2024-03-30" calcext:value-type="date">
            <text:p>30-Mar</text:p>
          </table:table-cell>
          <table:table-cell table:style-name="ce133" office:value-type="date" office:date-value="2024-03-31" calcext:value-type="date">
            <text:p>31-Mar</text:p>
          </table:table-cell>
          <table:table-cell table:style-name="ce133" office:value-type="date" office:date-value="2024-04-01" calcext:value-type="date">
            <text:p>1-Apr</text:p>
          </table:table-cell>
          <table:table-cell table:style-name="ce133" office:value-type="date" office:date-value="2024-04-02" calcext:value-type="date">
            <text:p>2-Apr</text:p>
          </table:table-cell>
          <table:table-cell table:style-name="ce133" office:value-type="date" office:date-value="2024-04-03" calcext:value-type="date">
            <text:p>3-Apr</text:p>
          </table:table-cell>
          <table:table-cell table:style-name="ce133" office:value-type="date" office:date-value="2024-04-04" calcext:value-type="date">
            <text:p>4-Apr</text:p>
          </table:table-cell>
          <table:table-cell table:style-name="ce133" office:value-type="date" office:date-value="2024-04-05" calcext:value-type="date">
            <text:p>5-Apr</text:p>
          </table:table-cell>
          <table:table-cell table:style-name="ce133" office:value-type="date" office:date-value="2024-04-06" calcext:value-type="date">
            <text:p>6-Apr</text:p>
          </table:table-cell>
          <table:table-cell table:style-name="ce133" office:value-type="date" office:date-value="2024-04-07" calcext:value-type="date">
            <text:p>7-Apr</text:p>
          </table:table-cell>
          <table:table-cell table:style-name="ce133" office:value-type="date" office:date-value="2024-04-08" calcext:value-type="date">
            <text:p>8-Apr</text:p>
          </table:table-cell>
          <table:table-cell table:style-name="ce133" office:value-type="date" office:date-value="2024-04-09" calcext:value-type="date">
            <text:p>9-Apr</text:p>
          </table:table-cell>
          <table:table-cell table:style-name="ce133" office:value-type="date" office:date-value="2024-04-10" calcext:value-type="date">
            <text:p>10-Apr</text:p>
          </table:table-cell>
          <table:table-cell table:style-name="ce133" office:value-type="date" office:date-value="2024-04-11" calcext:value-type="date">
            <text:p>11-Apr</text:p>
          </table:table-cell>
          <table:table-cell table:style-name="ce133" office:value-type="date" office:date-value="2024-04-12" calcext:value-type="date">
            <text:p>12-Apr</text:p>
          </table:table-cell>
          <table:table-cell table:style-name="ce133" office:value-type="date" office:date-value="2024-04-13" calcext:value-type="date">
            <text:p>13-Apr</text:p>
          </table:table-cell>
          <table:table-cell table:style-name="ce133" office:value-type="date" office:date-value="2024-04-14" calcext:value-type="date">
            <text:p>14-Apr</text:p>
          </table:table-cell>
          <table:table-cell table:style-name="ce133" office:value-type="date" office:date-value="2024-04-15" calcext:value-type="date">
            <text:p>15-Apr</text:p>
          </table:table-cell>
          <table:table-cell table:style-name="ce133" office:value-type="date" office:date-value="2024-04-16" calcext:value-type="date">
            <text:p>16-Apr</text:p>
          </table:table-cell>
          <table:table-cell table:style-name="ce133" office:value-type="date" office:date-value="2024-04-17" calcext:value-type="date">
            <text:p>17-Apr</text:p>
          </table:table-cell>
          <table:table-cell table:style-name="ce133" office:value-type="date" office:date-value="2024-04-18" calcext:value-type="date">
            <text:p>18-Apr</text:p>
          </table:table-cell>
          <table:table-cell table:style-name="ce133" office:value-type="date" office:date-value="2024-04-19" calcext:value-type="date">
            <text:p>19-Apr</text:p>
          </table:table-cell>
          <table:table-cell table:style-name="ce133" office:value-type="date" office:date-value="2024-04-20" calcext:value-type="date">
            <text:p>20-Apr</text:p>
          </table:table-cell>
          <table:table-cell table:style-name="ce133" office:value-type="date" office:date-value="2024-04-21" calcext:value-type="date">
            <text:p>21-Apr</text:p>
          </table:table-cell>
          <table:table-cell table:style-name="ce133" office:value-type="date" office:date-value="2024-04-22" calcext:value-type="date">
            <text:p>22-Apr</text:p>
          </table:table-cell>
          <table:table-cell table:style-name="ce133" office:value-type="date" office:date-value="2024-04-23" calcext:value-type="date">
            <text:p>23-Apr</text:p>
          </table:table-cell>
          <table:table-cell table:style-name="ce133" office:value-type="date" office:date-value="2024-04-24" calcext:value-type="date">
            <text:p>24-Apr</text:p>
          </table:table-cell>
          <table:table-cell table:style-name="ce133" office:value-type="date" office:date-value="2024-04-25" calcext:value-type="date">
            <text:p>25-Apr</text:p>
          </table:table-cell>
          <table:table-cell table:style-name="ce133" office:value-type="date" office:date-value="2024-04-26" calcext:value-type="date">
            <text:p>26-Apr</text:p>
          </table:table-cell>
          <table:table-cell table:style-name="ce133" office:value-type="date" office:date-value="2024-04-27" calcext:value-type="date">
            <text:p>27-Apr</text:p>
          </table:table-cell>
          <table:table-cell table:style-name="ce133" office:value-type="date" office:date-value="2024-04-28" calcext:value-type="date">
            <text:p>28-Apr</text:p>
          </table:table-cell>
          <table:table-cell table:style-name="ce133" office:value-type="date" office:date-value="2024-04-29" calcext:value-type="date">
            <text:p>29-Apr</text:p>
          </table:table-cell>
          <table:table-cell table:style-name="ce133" office:value-type="date" office:date-value="2024-04-30" calcext:value-type="date">
            <text:p>30-Apr</text:p>
          </table:table-cell>
          <table:table-cell table:style-name="ce133" office:value-type="date" office:date-value="2024-05-01" calcext:value-type="date">
            <text:p>1-May</text:p>
          </table:table-cell>
          <table:table-cell table:style-name="ce133" office:value-type="date" office:date-value="2024-05-02" calcext:value-type="date">
            <text:p>2-May</text:p>
          </table:table-cell>
          <table:table-cell table:style-name="ce133" office:value-type="date" office:date-value="2024-05-03" calcext:value-type="date">
            <text:p>3-May</text:p>
          </table:table-cell>
          <table:table-cell table:style-name="ce133" office:value-type="date" office:date-value="2024-05-04" calcext:value-type="date">
            <text:p>4-May</text:p>
          </table:table-cell>
          <table:table-cell table:style-name="ce133" office:value-type="date" office:date-value="2024-05-05" calcext:value-type="date">
            <text:p>5-May</text:p>
          </table:table-cell>
          <table:table-cell table:style-name="ce133" office:value-type="date" office:date-value="2024-05-06" calcext:value-type="date">
            <text:p>6-May</text:p>
          </table:table-cell>
          <table:table-cell table:style-name="ce133" office:value-type="date" office:date-value="2024-05-07" calcext:value-type="date">
            <text:p>7-May</text:p>
          </table:table-cell>
          <table:table-cell table:style-name="ce133" office:value-type="date" office:date-value="2024-05-08" calcext:value-type="date">
            <text:p>8-May</text:p>
          </table:table-cell>
          <table:table-cell table:style-name="ce133" office:value-type="date" office:date-value="2024-05-09" calcext:value-type="date">
            <text:p>9-May</text:p>
          </table:table-cell>
          <table:table-cell table:style-name="ce133" office:value-type="date" office:date-value="2024-05-10" calcext:value-type="date">
            <text:p>10-May</text:p>
          </table:table-cell>
          <table:table-cell table:style-name="ce133" office:value-type="date" office:date-value="2024-05-11" calcext:value-type="date">
            <text:p>11-May</text:p>
          </table:table-cell>
          <table:table-cell table:style-name="ce133" office:value-type="date" office:date-value="2024-05-12" calcext:value-type="date">
            <text:p>12-May</text:p>
          </table:table-cell>
          <table:table-cell table:style-name="ce133" office:value-type="date" office:date-value="2024-05-13" calcext:value-type="date">
            <text:p>13-May</text:p>
          </table:table-cell>
          <table:table-cell table:style-name="ce133" office:value-type="date" office:date-value="2024-05-14" calcext:value-type="date">
            <text:p>14-May</text:p>
          </table:table-cell>
          <table:table-cell table:style-name="ce133" office:value-type="date" office:date-value="2024-05-15" calcext:value-type="date">
            <text:p>15-May</text:p>
          </table:table-cell>
          <table:table-cell table:style-name="ce133" office:value-type="date" office:date-value="2024-05-16" calcext:value-type="date">
            <text:p>16-May</text:p>
          </table:table-cell>
          <table:table-cell table:style-name="ce133" office:value-type="date" office:date-value="2024-05-17" calcext:value-type="date">
            <text:p>17-May</text:p>
          </table:table-cell>
          <table:table-cell table:style-name="ce133" office:value-type="date" office:date-value="2024-05-18" calcext:value-type="date">
            <text:p>18-May</text:p>
          </table:table-cell>
          <table:table-cell table:style-name="ce133" office:value-type="date" office:date-value="2024-05-19" calcext:value-type="date">
            <text:p>19-May</text:p>
          </table:table-cell>
          <table:table-cell table:style-name="ce133" office:value-type="date" office:date-value="2024-05-20" calcext:value-type="date">
            <text:p>20-May</text:p>
          </table:table-cell>
          <table:table-cell table:style-name="ce133" office:value-type="date" office:date-value="2024-05-21" calcext:value-type="date">
            <text:p>21-May</text:p>
          </table:table-cell>
          <table:table-cell table:style-name="ce133" office:value-type="date" office:date-value="2024-05-22" calcext:value-type="date">
            <text:p>22-May</text:p>
          </table:table-cell>
          <table:table-cell table:style-name="ce133" office:value-type="date" office:date-value="2024-05-23" calcext:value-type="date">
            <text:p>23-May</text:p>
          </table:table-cell>
          <table:table-cell table:style-name="ce133" office:value-type="date" office:date-value="2024-05-24" calcext:value-type="date">
            <text:p>24-May</text:p>
          </table:table-cell>
          <table:table-cell table:style-name="ce133" office:value-type="date" office:date-value="2024-05-25" calcext:value-type="date">
            <text:p>25-May</text:p>
          </table:table-cell>
          <table:table-cell table:style-name="ce133" office:value-type="date" office:date-value="2024-05-26" calcext:value-type="date">
            <text:p>26-May</text:p>
          </table:table-cell>
          <table:table-cell table:style-name="ce133" office:value-type="date" office:date-value="2024-05-27" calcext:value-type="date">
            <text:p>27-May</text:p>
          </table:table-cell>
          <table:table-cell table:style-name="ce133" office:value-type="date" office:date-value="2024-05-28" calcext:value-type="date">
            <text:p>28-May</text:p>
          </table:table-cell>
          <table:table-cell table:style-name="ce133" office:value-type="date" office:date-value="2024-05-29" calcext:value-type="date">
            <text:p>29-May</text:p>
          </table:table-cell>
          <table:table-cell table:style-name="ce133" office:value-type="date" office:date-value="2024-05-30" calcext:value-type="date">
            <text:p>30-May</text:p>
          </table:table-cell>
          <table:table-cell table:style-name="ce133" office:value-type="date" office:date-value="2024-05-31" calcext:value-type="date">
            <text:p>31-May</text:p>
          </table:table-cell>
          <table:table-cell table:style-name="ce133" office:value-type="date" office:date-value="2024-06-01" calcext:value-type="date">
            <text:p>1-Jun</text:p>
          </table:table-cell>
          <table:table-cell table:style-name="ce133" office:value-type="date" office:date-value="2024-06-02" calcext:value-type="date">
            <text:p>2-Jun</text:p>
          </table:table-cell>
          <table:table-cell table:style-name="ce133" office:value-type="date" office:date-value="2024-06-03" calcext:value-type="date">
            <text:p>3-Jun</text:p>
          </table:table-cell>
          <table:table-cell table:style-name="ce133" office:value-type="date" office:date-value="2024-06-04" calcext:value-type="date">
            <text:p>4-Jun</text:p>
          </table:table-cell>
          <table:table-cell table:style-name="ce133" office:value-type="date" office:date-value="2024-06-05" calcext:value-type="date">
            <text:p>5-Jun</text:p>
          </table:table-cell>
          <table:table-cell table:style-name="ce133" office:value-type="date" office:date-value="2024-06-06" calcext:value-type="date">
            <text:p>6-Jun</text:p>
          </table:table-cell>
          <table:table-cell table:style-name="ce133" office:value-type="date" office:date-value="2024-06-07" calcext:value-type="date">
            <text:p>7-Jun</text:p>
          </table:table-cell>
          <table:table-cell table:style-name="ce133" office:value-type="date" office:date-value="2024-06-08" calcext:value-type="date">
            <text:p>8-Jun</text:p>
          </table:table-cell>
          <table:table-cell table:style-name="ce133" office:value-type="date" office:date-value="2024-06-09" calcext:value-type="date">
            <text:p>9-Jun</text:p>
          </table:table-cell>
          <table:table-cell table:style-name="ce133" office:value-type="date" office:date-value="2024-06-10" calcext:value-type="date">
            <text:p>10-Jun</text:p>
          </table:table-cell>
          <table:table-cell table:style-name="ce133" office:value-type="date" office:date-value="2024-06-11" calcext:value-type="date">
            <text:p>11-Jun</text:p>
          </table:table-cell>
          <table:table-cell table:style-name="ce133" office:value-type="date" office:date-value="2024-06-12" calcext:value-type="date">
            <text:p>12-Jun</text:p>
          </table:table-cell>
          <table:table-cell table:style-name="ce133" office:value-type="date" office:date-value="2024-06-13" calcext:value-type="date">
            <text:p>13-Jun</text:p>
          </table:table-cell>
          <table:table-cell table:style-name="ce133" office:value-type="date" office:date-value="2024-06-14" calcext:value-type="date">
            <text:p>14-Jun</text:p>
          </table:table-cell>
          <table:table-cell table:style-name="ce133" office:value-type="date" office:date-value="2024-06-15" calcext:value-type="date">
            <text:p>15-Jun</text:p>
          </table:table-cell>
          <table:table-cell table:style-name="ce133" office:value-type="date" office:date-value="2024-06-16" calcext:value-type="date">
            <text:p>16-Jun</text:p>
          </table:table-cell>
          <table:table-cell table:style-name="ce133" office:value-type="date" office:date-value="2024-06-17" calcext:value-type="date">
            <text:p>17-Jun</text:p>
          </table:table-cell>
          <table:table-cell table:style-name="ce133" office:value-type="date" office:date-value="2024-06-18" calcext:value-type="date">
            <text:p>18-Jun</text:p>
          </table:table-cell>
          <table:table-cell table:style-name="ce133" office:value-type="date" office:date-value="2024-06-19" calcext:value-type="date">
            <text:p>19-Jun</text:p>
          </table:table-cell>
          <table:table-cell table:style-name="ce133" office:value-type="date" office:date-value="2024-06-20" calcext:value-type="date">
            <text:p>20-Jun</text:p>
          </table:table-cell>
          <table:table-cell table:style-name="ce133" office:value-type="date" office:date-value="2024-06-21" calcext:value-type="date">
            <text:p>21-Jun</text:p>
          </table:table-cell>
          <table:table-cell table:style-name="ce133" office:value-type="date" office:date-value="2024-06-22" calcext:value-type="date">
            <text:p>22-Jun</text:p>
          </table:table-cell>
          <table:table-cell table:style-name="ce133" office:value-type="date" office:date-value="2024-06-23" calcext:value-type="date">
            <text:p>23-Jun</text:p>
          </table:table-cell>
          <table:table-cell table:style-name="ce133" office:value-type="date" office:date-value="2024-06-24" calcext:value-type="date">
            <text:p>24-Jun</text:p>
          </table:table-cell>
          <table:table-cell table:style-name="ce133" office:value-type="date" office:date-value="2024-06-25" calcext:value-type="date">
            <text:p>25-Jun</text:p>
          </table:table-cell>
          <table:table-cell table:style-name="ce133" office:value-type="date" office:date-value="2024-06-26" calcext:value-type="date">
            <text:p>26-Jun</text:p>
          </table:table-cell>
          <table:table-cell table:style-name="ce133" office:value-type="date" office:date-value="2024-06-27" calcext:value-type="date">
            <text:p>27-Jun</text:p>
          </table:table-cell>
          <table:table-cell table:style-name="ce133" office:value-type="date" office:date-value="2024-06-28" calcext:value-type="date">
            <text:p>28-Jun</text:p>
          </table:table-cell>
          <table:table-cell table:style-name="ce133" office:value-type="date" office:date-value="2024-06-29" calcext:value-type="date">
            <text:p>29-Jun</text:p>
          </table:table-cell>
          <table:table-cell table:style-name="ce133" office:value-type="date" office:date-value="2024-06-30" calcext:value-type="date">
            <text:p>30-Jun</text:p>
          </table:table-cell>
          <table:table-cell table:style-name="ce133" office:value-type="date" office:date-value="2024-07-01" calcext:value-type="date">
            <text:p>1-Jul</text:p>
          </table:table-cell>
          <table:table-cell table:style-name="ce133" office:value-type="date" office:date-value="2024-07-02" calcext:value-type="date">
            <text:p>2-Jul</text:p>
          </table:table-cell>
          <table:table-cell table:style-name="ce133" office:value-type="date" office:date-value="2024-07-03" calcext:value-type="date">
            <text:p>3-Jul</text:p>
          </table:table-cell>
          <table:table-cell table:style-name="ce133" office:value-type="date" office:date-value="2024-07-04" calcext:value-type="date">
            <text:p>4-Jul</text:p>
          </table:table-cell>
          <table:table-cell table:style-name="ce133" office:value-type="date" office:date-value="2024-07-05" calcext:value-type="date">
            <text:p>5-Jul</text:p>
          </table:table-cell>
          <table:table-cell table:style-name="ce133" office:value-type="date" office:date-value="2024-07-06" calcext:value-type="date">
            <text:p>6-Jul</text:p>
          </table:table-cell>
          <table:table-cell table:style-name="ce133" office:value-type="date" office:date-value="2024-07-07" calcext:value-type="date">
            <text:p>7-Jul</text:p>
          </table:table-cell>
          <table:table-cell table:style-name="ce133" office:value-type="date" office:date-value="2024-07-08" calcext:value-type="date">
            <text:p>8-Jul</text:p>
          </table:table-cell>
          <table:table-cell table:style-name="ce133" office:value-type="date" office:date-value="2024-07-09" calcext:value-type="date">
            <text:p>9-Jul</text:p>
          </table:table-cell>
          <table:table-cell table:style-name="ce133" office:value-type="date" office:date-value="2024-07-10" calcext:value-type="date">
            <text:p>10-Jul</text:p>
          </table:table-cell>
          <table:table-cell table:style-name="ce133" office:value-type="date" office:date-value="2024-07-11" calcext:value-type="date">
            <text:p>11-Jul</text:p>
          </table:table-cell>
          <table:table-cell table:style-name="ce133" office:value-type="date" office:date-value="2024-07-12" calcext:value-type="date">
            <text:p>12-Jul</text:p>
          </table:table-cell>
          <table:table-cell table:style-name="ce133" office:value-type="date" office:date-value="2024-07-13" calcext:value-type="date">
            <text:p>13-Jul</text:p>
          </table:table-cell>
          <table:table-cell table:style-name="ce133" office:value-type="date" office:date-value="2024-07-14" calcext:value-type="date">
            <text:p>14-Jul</text:p>
          </table:table-cell>
          <table:table-cell table:style-name="ce133" office:value-type="date" office:date-value="2024-07-15" calcext:value-type="date">
            <text:p>15-Jul</text:p>
          </table:table-cell>
          <table:table-cell table:style-name="ce133" office:value-type="date" office:date-value="2024-07-16" calcext:value-type="date">
            <text:p>16-Jul</text:p>
          </table:table-cell>
          <table:table-cell table:style-name="ce133" office:value-type="date" office:date-value="2024-07-17" calcext:value-type="date">
            <text:p>17-Jul</text:p>
          </table:table-cell>
          <table:table-cell table:style-name="ce133" office:value-type="date" office:date-value="2024-07-18" calcext:value-type="date">
            <text:p>18-Jul</text:p>
          </table:table-cell>
          <table:table-cell table:style-name="ce133" office:value-type="date" office:date-value="2024-07-19" calcext:value-type="date">
            <text:p>19-Jul</text:p>
          </table:table-cell>
          <table:table-cell table:style-name="ce133" office:value-type="date" office:date-value="2024-07-20" calcext:value-type="date">
            <text:p>20-Jul</text:p>
          </table:table-cell>
          <table:table-cell table:style-name="ce133" office:value-type="date" office:date-value="2024-07-21" calcext:value-type="date">
            <text:p>21-Jul</text:p>
          </table:table-cell>
          <table:table-cell table:style-name="ce133" office:value-type="date" office:date-value="2024-07-22" calcext:value-type="date">
            <text:p>22-Jul</text:p>
          </table:table-cell>
          <table:table-cell table:style-name="ce133" office:value-type="date" office:date-value="2024-07-23" calcext:value-type="date">
            <text:p>23-Jul</text:p>
          </table:table-cell>
          <table:table-cell table:style-name="ce133" office:value-type="date" office:date-value="2024-07-24" calcext:value-type="date">
            <text:p>24-Jul</text:p>
          </table:table-cell>
          <table:table-cell table:style-name="ce133" office:value-type="date" office:date-value="2024-07-25" calcext:value-type="date">
            <text:p>25-Jul</text:p>
          </table:table-cell>
          <table:table-cell table:style-name="ce133" office:value-type="date" office:date-value="2024-07-26" calcext:value-type="date">
            <text:p>26-Jul</text:p>
          </table:table-cell>
          <table:table-cell table:style-name="ce133" office:value-type="date" office:date-value="2024-07-27" calcext:value-type="date">
            <text:p>27-Jul</text:p>
          </table:table-cell>
          <table:table-cell table:style-name="ce133" office:value-type="date" office:date-value="2024-07-28" calcext:value-type="date">
            <text:p>28-Jul</text:p>
          </table:table-cell>
          <table:table-cell table:style-name="ce133" office:value-type="date" office:date-value="2024-07-29" calcext:value-type="date">
            <text:p>29-Jul</text:p>
          </table:table-cell>
          <table:table-cell table:style-name="ce133" office:value-type="date" office:date-value="2024-07-30" calcext:value-type="date">
            <text:p>30-Jul</text:p>
          </table:table-cell>
          <table:table-cell table:style-name="ce133" office:value-type="date" office:date-value="2024-07-31" calcext:value-type="date">
            <text:p>31-Jul</text:p>
          </table:table-cell>
          <table:table-cell table:style-name="ce133" office:value-type="date" office:date-value="2024-08-01" calcext:value-type="date">
            <text:p>1-Aug</text:p>
          </table:table-cell>
          <table:table-cell table:style-name="ce133" office:value-type="date" office:date-value="2024-08-02" calcext:value-type="date">
            <text:p>2-Aug</text:p>
          </table:table-cell>
          <table:table-cell table:style-name="ce133" office:value-type="date" office:date-value="2024-08-03" calcext:value-type="date">
            <text:p>3-Aug</text:p>
          </table:table-cell>
          <table:table-cell table:style-name="ce133" office:value-type="date" office:date-value="2024-08-04" calcext:value-type="date">
            <text:p>4-Aug</text:p>
          </table:table-cell>
          <table:table-cell table:style-name="ce133" office:value-type="date" office:date-value="2024-08-05" calcext:value-type="date">
            <text:p>5-Aug</text:p>
          </table:table-cell>
          <table:table-cell table:style-name="ce133" office:value-type="date" office:date-value="2024-08-06" calcext:value-type="date">
            <text:p>6-Aug</text:p>
          </table:table-cell>
          <table:table-cell table:style-name="ce133" office:value-type="date" office:date-value="2024-08-07" calcext:value-type="date">
            <text:p>7-Aug</text:p>
          </table:table-cell>
          <table:table-cell table:style-name="ce133" office:value-type="date" office:date-value="2024-08-08" calcext:value-type="date">
            <text:p>8-Aug</text:p>
          </table:table-cell>
          <table:table-cell table:style-name="ce133" office:value-type="date" office:date-value="2024-08-09" calcext:value-type="date">
            <text:p>9-Aug</text:p>
          </table:table-cell>
          <table:table-cell table:style-name="ce133" office:value-type="date" office:date-value="2024-08-10" calcext:value-type="date">
            <text:p>10-Aug</text:p>
          </table:table-cell>
          <table:table-cell table:style-name="ce133" office:value-type="date" office:date-value="2024-08-11" calcext:value-type="date">
            <text:p>11-Aug</text:p>
          </table:table-cell>
          <table:table-cell table:style-name="ce133" office:value-type="date" office:date-value="2024-08-12" calcext:value-type="date">
            <text:p>12-Aug</text:p>
          </table:table-cell>
          <table:table-cell table:style-name="ce133" office:value-type="date" office:date-value="2024-08-13" calcext:value-type="date">
            <text:p>13-Aug</text:p>
          </table:table-cell>
          <table:table-cell table:style-name="ce133" office:value-type="date" office:date-value="2024-08-14" calcext:value-type="date">
            <text:p>14-Aug</text:p>
          </table:table-cell>
          <table:table-cell table:style-name="ce133" office:value-type="date" office:date-value="2024-08-15" calcext:value-type="date">
            <text:p>15-Aug</text:p>
          </table:table-cell>
          <table:table-cell table:style-name="ce133" office:value-type="date" office:date-value="2024-08-16" calcext:value-type="date">
            <text:p>16-Aug</text:p>
          </table:table-cell>
          <table:table-cell table:style-name="ce133" office:value-type="date" office:date-value="2024-08-17" calcext:value-type="date">
            <text:p>17-Aug</text:p>
          </table:table-cell>
          <table:table-cell table:style-name="ce133" office:value-type="date" office:date-value="2024-08-18" calcext:value-type="date">
            <text:p>18-Aug</text:p>
          </table:table-cell>
          <table:table-cell table:style-name="ce133" office:value-type="date" office:date-value="2024-08-19" calcext:value-type="date">
            <text:p>19-Aug</text:p>
          </table:table-cell>
          <table:table-cell table:style-name="ce133" office:value-type="date" office:date-value="2024-08-20" calcext:value-type="date">
            <text:p>20-Aug</text:p>
          </table:table-cell>
          <table:table-cell table:style-name="ce133" office:value-type="date" office:date-value="2024-08-21" calcext:value-type="date">
            <text:p>21-Aug</text:p>
          </table:table-cell>
          <table:table-cell table:style-name="ce133" office:value-type="date" office:date-value="2024-08-22" calcext:value-type="date">
            <text:p>22-Aug</text:p>
          </table:table-cell>
          <table:table-cell table:style-name="ce133" office:value-type="date" office:date-value="2024-08-23" calcext:value-type="date">
            <text:p>23-Aug</text:p>
          </table:table-cell>
          <table:table-cell table:style-name="ce133" office:value-type="date" office:date-value="2024-08-24" calcext:value-type="date">
            <text:p>24-Aug</text:p>
          </table:table-cell>
          <table:table-cell table:style-name="ce133" office:value-type="date" office:date-value="2024-08-25" calcext:value-type="date">
            <text:p>25-Aug</text:p>
          </table:table-cell>
          <table:table-cell table:style-name="ce133" office:value-type="date" office:date-value="2024-08-26" calcext:value-type="date">
            <text:p>26-Aug</text:p>
          </table:table-cell>
          <table:table-cell table:style-name="ce133" office:value-type="date" office:date-value="2024-08-27" calcext:value-type="date">
            <text:p>27-Aug</text:p>
          </table:table-cell>
          <table:table-cell table:style-name="ce133" office:value-type="date" office:date-value="2024-08-28" calcext:value-type="date">
            <text:p>28-Aug</text:p>
          </table:table-cell>
          <table:table-cell table:style-name="ce133" office:value-type="date" office:date-value="2024-08-29" calcext:value-type="date">
            <text:p>29-Aug</text:p>
          </table:table-cell>
          <table:table-cell table:style-name="ce133" office:value-type="date" office:date-value="2024-08-30" calcext:value-type="date">
            <text:p>30-Aug</text:p>
          </table:table-cell>
          <table:table-cell table:style-name="ce133" office:value-type="date" office:date-value="2024-08-31" calcext:value-type="date">
            <text:p>31-Aug</text:p>
          </table:table-cell>
          <table:table-cell table:style-name="ce133" office:value-type="date" office:date-value="2024-09-01" calcext:value-type="date">
            <text:p>1-Sep</text:p>
          </table:table-cell>
          <table:table-cell table:style-name="ce133" office:value-type="date" office:date-value="2024-09-02" calcext:value-type="date">
            <text:p>2-Sep</text:p>
          </table:table-cell>
          <table:table-cell table:style-name="ce133" office:value-type="date" office:date-value="2024-09-03" calcext:value-type="date">
            <text:p>3-Sep</text:p>
          </table:table-cell>
          <table:table-cell table:style-name="ce133" office:value-type="date" office:date-value="2024-09-04" calcext:value-type="date">
            <text:p>4-Sep</text:p>
          </table:table-cell>
          <table:table-cell table:style-name="ce133" office:value-type="date" office:date-value="2024-09-05" calcext:value-type="date">
            <text:p>5-Sep</text:p>
          </table:table-cell>
          <table:table-cell table:style-name="ce133" office:value-type="date" office:date-value="2024-09-06" calcext:value-type="date">
            <text:p>6-Sep</text:p>
          </table:table-cell>
          <table:table-cell table:style-name="ce133" office:value-type="date" office:date-value="2024-09-07" calcext:value-type="date">
            <text:p>7-Sep</text:p>
          </table:table-cell>
          <table:table-cell table:style-name="ce133" office:value-type="date" office:date-value="2024-09-08" calcext:value-type="date">
            <text:p>8-Sep</text:p>
          </table:table-cell>
          <table:table-cell table:style-name="ce133" office:value-type="date" office:date-value="2024-09-09" calcext:value-type="date">
            <text:p>9-Sep</text:p>
          </table:table-cell>
          <table:table-cell table:style-name="ce133" office:value-type="date" office:date-value="2024-09-10" calcext:value-type="date">
            <text:p>10-Sep</text:p>
          </table:table-cell>
          <table:table-cell table:style-name="ce133" office:value-type="date" office:date-value="2024-09-11" calcext:value-type="date">
            <text:p>11-Sep</text:p>
          </table:table-cell>
          <table:table-cell table:style-name="ce133" office:value-type="date" office:date-value="2024-09-12" calcext:value-type="date">
            <text:p>12-Sep</text:p>
          </table:table-cell>
          <table:table-cell table:style-name="ce133" office:value-type="date" office:date-value="2024-09-13" calcext:value-type="date">
            <text:p>13-Sep</text:p>
          </table:table-cell>
          <table:table-cell table:style-name="ce133" office:value-type="date" office:date-value="2024-09-14" calcext:value-type="date">
            <text:p>14-Sep</text:p>
          </table:table-cell>
          <table:table-cell table:style-name="ce133" office:value-type="date" office:date-value="2024-09-15" calcext:value-type="date">
            <text:p>15-Sep</text:p>
          </table:table-cell>
          <table:table-cell table:style-name="ce133" office:value-type="date" office:date-value="2024-09-16" calcext:value-type="date">
            <text:p>16-Sep</text:p>
          </table:table-cell>
          <table:table-cell table:style-name="ce133" office:value-type="date" office:date-value="2024-09-17" calcext:value-type="date">
            <text:p>17-Sep</text:p>
          </table:table-cell>
          <table:table-cell table:style-name="ce133" office:value-type="date" office:date-value="2024-09-18" calcext:value-type="date">
            <text:p>18-Sep</text:p>
          </table:table-cell>
          <table:table-cell table:style-name="ce133" office:value-type="date" office:date-value="2024-09-19" calcext:value-type="date">
            <text:p>19-Sep</text:p>
          </table:table-cell>
          <table:table-cell table:style-name="ce133" office:value-type="date" office:date-value="2024-09-20" calcext:value-type="date">
            <text:p>20-Sep</text:p>
          </table:table-cell>
          <table:table-cell table:style-name="ce133" office:value-type="date" office:date-value="2024-09-21" calcext:value-type="date">
            <text:p>21-Sep</text:p>
          </table:table-cell>
          <table:table-cell table:style-name="ce133" office:value-type="date" office:date-value="2024-09-22" calcext:value-type="date">
            <text:p>22-Sep</text:p>
          </table:table-cell>
          <table:table-cell table:style-name="ce133" office:value-type="date" office:date-value="2024-09-23" calcext:value-type="date">
            <text:p>23-Sep</text:p>
          </table:table-cell>
          <table:table-cell table:style-name="ce133" office:value-type="date" office:date-value="2024-09-24" calcext:value-type="date">
            <text:p>24-Sep</text:p>
          </table:table-cell>
          <table:table-cell table:style-name="ce133" office:value-type="date" office:date-value="2024-09-25" calcext:value-type="date">
            <text:p>25-Sep</text:p>
          </table:table-cell>
          <table:table-cell table:style-name="ce133" office:value-type="date" office:date-value="2024-09-26" calcext:value-type="date">
            <text:p>26-Sep</text:p>
          </table:table-cell>
          <table:table-cell table:style-name="ce133" office:value-type="date" office:date-value="2024-09-27" calcext:value-type="date">
            <text:p>27-Sep</text:p>
          </table:table-cell>
          <table:table-cell table:style-name="ce133" office:value-type="date" office:date-value="2024-09-28" calcext:value-type="date">
            <text:p>28-Sep</text:p>
          </table:table-cell>
          <table:table-cell table:style-name="ce133" office:value-type="date" office:date-value="2024-09-29" calcext:value-type="date">
            <text:p>29-Sep</text:p>
          </table:table-cell>
          <table:table-cell table:style-name="ce133" office:value-type="date" office:date-value="2024-09-30" calcext:value-type="date">
            <text:p>30-Sep</text:p>
          </table:table-cell>
          <table:table-cell table:style-name="ce133" office:value-type="date" office:date-value="2024-10-01" calcext:value-type="date">
            <text:p>1-Oct</text:p>
          </table:table-cell>
          <table:table-cell table:style-name="ce133" office:value-type="date" office:date-value="2024-10-02" calcext:value-type="date">
            <text:p>2-Oct</text:p>
          </table:table-cell>
          <table:table-cell table:style-name="ce133" office:value-type="date" office:date-value="2024-10-03" calcext:value-type="date">
            <text:p>3-Oct</text:p>
          </table:table-cell>
          <table:table-cell table:style-name="ce133" office:value-type="date" office:date-value="2024-10-04" calcext:value-type="date">
            <text:p>4-Oct</text:p>
          </table:table-cell>
          <table:table-cell table:style-name="ce133" office:value-type="date" office:date-value="2024-10-05" calcext:value-type="date">
            <text:p>5-Oct</text:p>
          </table:table-cell>
          <table:table-cell table:style-name="ce133" office:value-type="date" office:date-value="2024-10-06" calcext:value-type="date">
            <text:p>6-Oct</text:p>
          </table:table-cell>
          <table:table-cell table:style-name="ce133" office:value-type="date" office:date-value="2024-10-07" calcext:value-type="date">
            <text:p>7-Oct</text:p>
          </table:table-cell>
          <table:table-cell table:style-name="ce133" office:value-type="date" office:date-value="2024-10-08" calcext:value-type="date">
            <text:p>8-Oct</text:p>
          </table:table-cell>
          <table:table-cell table:style-name="ce133" office:value-type="date" office:date-value="2024-10-09" calcext:value-type="date">
            <text:p>9-Oct</text:p>
          </table:table-cell>
          <table:table-cell table:style-name="ce133" office:value-type="date" office:date-value="2024-10-10" calcext:value-type="date">
            <text:p>10-Oct</text:p>
          </table:table-cell>
          <table:table-cell table:style-name="ce133" office:value-type="date" office:date-value="2024-10-11" calcext:value-type="date">
            <text:p>11-Oct</text:p>
          </table:table-cell>
          <table:table-cell table:style-name="ce133" office:value-type="date" office:date-value="2024-10-12" calcext:value-type="date">
            <text:p>12-Oct</text:p>
          </table:table-cell>
          <table:table-cell table:style-name="ce133" office:value-type="date" office:date-value="2024-10-13" calcext:value-type="date">
            <text:p>13-Oct</text:p>
          </table:table-cell>
          <table:table-cell table:style-name="ce133" office:value-type="date" office:date-value="2024-10-14" calcext:value-type="date">
            <text:p>14-Oct</text:p>
          </table:table-cell>
          <table:table-cell table:style-name="ce133" office:value-type="date" office:date-value="2024-10-15" calcext:value-type="date">
            <text:p>15-Oct</text:p>
          </table:table-cell>
          <table:table-cell table:style-name="ce133" office:value-type="date" office:date-value="2024-10-16" calcext:value-type="date">
            <text:p>16-Oct</text:p>
          </table:table-cell>
          <table:table-cell table:style-name="ce133" office:value-type="date" office:date-value="2024-10-17" calcext:value-type="date">
            <text:p>17-Oct</text:p>
          </table:table-cell>
          <table:table-cell table:style-name="ce133" office:value-type="date" office:date-value="2024-10-18" calcext:value-type="date">
            <text:p>18-Oct</text:p>
          </table:table-cell>
          <table:table-cell table:style-name="ce133" office:value-type="date" office:date-value="2024-10-19" calcext:value-type="date">
            <text:p>19-Oct</text:p>
          </table:table-cell>
          <table:table-cell table:style-name="ce133" office:value-type="date" office:date-value="2024-10-20" calcext:value-type="date">
            <text:p>20-Oct</text:p>
          </table:table-cell>
          <table:table-cell table:style-name="ce133" office:value-type="date" office:date-value="2024-10-21" calcext:value-type="date">
            <text:p>21-Oct</text:p>
          </table:table-cell>
          <table:table-cell table:style-name="ce133" office:value-type="date" office:date-value="2024-10-22" calcext:value-type="date">
            <text:p>22-Oct</text:p>
          </table:table-cell>
          <table:table-cell table:style-name="ce133" office:value-type="date" office:date-value="2024-10-23" calcext:value-type="date">
            <text:p>23-Oct</text:p>
          </table:table-cell>
          <table:table-cell table:style-name="ce133" office:value-type="date" office:date-value="2024-10-24" calcext:value-type="date">
            <text:p>24-Oct</text:p>
          </table:table-cell>
          <table:table-cell table:style-name="ce133" office:value-type="date" office:date-value="2024-10-25" calcext:value-type="date">
            <text:p>25-Oct</text:p>
          </table:table-cell>
          <table:table-cell table:style-name="ce133" office:value-type="date" office:date-value="2024-10-26" calcext:value-type="date">
            <text:p>26-Oct</text:p>
          </table:table-cell>
          <table:table-cell table:style-name="ce133" office:value-type="date" office:date-value="2024-10-27" calcext:value-type="date">
            <text:p>27-Oct</text:p>
          </table:table-cell>
          <table:table-cell table:style-name="ce133" office:value-type="date" office:date-value="2024-10-28" calcext:value-type="date">
            <text:p>28-Oct</text:p>
          </table:table-cell>
          <table:table-cell table:style-name="ce133" office:value-type="date" office:date-value="2024-10-29" calcext:value-type="date">
            <text:p>29-Oct</text:p>
          </table:table-cell>
          <table:table-cell table:style-name="ce133" office:value-type="date" office:date-value="2024-10-30" calcext:value-type="date">
            <text:p>30-Oct</text:p>
          </table:table-cell>
          <table:table-cell table:style-name="ce133" office:value-type="date" office:date-value="2024-10-31" calcext:value-type="date">
            <text:p>31-Oct</text:p>
          </table:table-cell>
          <table:table-cell table:style-name="ce133" office:value-type="date" office:date-value="2024-11-01" calcext:value-type="date">
            <text:p>1-Nov</text:p>
          </table:table-cell>
          <table:table-cell table:style-name="ce133" office:value-type="date" office:date-value="2024-11-02" calcext:value-type="date">
            <text:p>2-Nov</text:p>
          </table:table-cell>
          <table:table-cell table:style-name="ce133" office:value-type="date" office:date-value="2024-11-03" calcext:value-type="date">
            <text:p>3-Nov</text:p>
          </table:table-cell>
          <table:table-cell table:style-name="ce133" office:value-type="date" office:date-value="2024-11-04" calcext:value-type="date">
            <text:p>4-Nov</text:p>
          </table:table-cell>
          <table:table-cell table:style-name="ce133" office:value-type="date" office:date-value="2024-11-05" calcext:value-type="date">
            <text:p>5-Nov</text:p>
          </table:table-cell>
          <table:table-cell table:style-name="ce133" office:value-type="date" office:date-value="2024-11-06" calcext:value-type="date">
            <text:p>6-Nov</text:p>
          </table:table-cell>
          <table:table-cell table:style-name="ce133" office:value-type="date" office:date-value="2024-11-07" calcext:value-type="date">
            <text:p>7-Nov</text:p>
          </table:table-cell>
          <table:table-cell table:style-name="ce133" office:value-type="date" office:date-value="2024-11-08" calcext:value-type="date">
            <text:p>8-Nov</text:p>
          </table:table-cell>
          <table:table-cell table:style-name="ce133" office:value-type="date" office:date-value="2024-11-09" calcext:value-type="date">
            <text:p>9-Nov</text:p>
          </table:table-cell>
          <table:table-cell table:style-name="ce133" office:value-type="date" office:date-value="2024-11-10" calcext:value-type="date">
            <text:p>10-Nov</text:p>
          </table:table-cell>
          <table:table-cell table:style-name="ce133" office:value-type="date" office:date-value="2024-11-11" calcext:value-type="date">
            <text:p>11-Nov</text:p>
          </table:table-cell>
          <table:table-cell table:style-name="ce133" office:value-type="date" office:date-value="2024-11-12" calcext:value-type="date">
            <text:p>12-Nov</text:p>
          </table:table-cell>
          <table:table-cell table:style-name="ce133" office:value-type="date" office:date-value="2024-11-13" calcext:value-type="date">
            <text:p>13-Nov</text:p>
          </table:table-cell>
          <table:table-cell table:style-name="ce133" office:value-type="date" office:date-value="2024-11-14" calcext:value-type="date">
            <text:p>14-Nov</text:p>
          </table:table-cell>
          <table:table-cell table:style-name="ce133" office:value-type="date" office:date-value="2024-11-15" calcext:value-type="date">
            <text:p>15-Nov</text:p>
          </table:table-cell>
          <table:table-cell table:style-name="ce133" office:value-type="date" office:date-value="2024-11-16" calcext:value-type="date">
            <text:p>16-Nov</text:p>
          </table:table-cell>
          <table:table-cell table:style-name="ce133" office:value-type="date" office:date-value="2024-11-17" calcext:value-type="date">
            <text:p>17-Nov</text:p>
          </table:table-cell>
          <table:table-cell table:style-name="ce133" office:value-type="date" office:date-value="2024-11-18" calcext:value-type="date">
            <text:p>18-Nov</text:p>
          </table:table-cell>
          <table:table-cell table:style-name="ce133" office:value-type="date" office:date-value="2024-11-19" calcext:value-type="date">
            <text:p>19-Nov</text:p>
          </table:table-cell>
          <table:table-cell table:style-name="ce133" office:value-type="date" office:date-value="2024-11-20" calcext:value-type="date">
            <text:p>20-Nov</text:p>
          </table:table-cell>
          <table:table-cell table:style-name="ce133" office:value-type="date" office:date-value="2024-11-21" calcext:value-type="date">
            <text:p>21-Nov</text:p>
          </table:table-cell>
          <table:table-cell table:style-name="ce133" office:value-type="date" office:date-value="2024-11-22" calcext:value-type="date">
            <text:p>22-Nov</text:p>
          </table:table-cell>
          <table:table-cell table:style-name="ce133" office:value-type="date" office:date-value="2024-11-23" calcext:value-type="date">
            <text:p>23-Nov</text:p>
          </table:table-cell>
          <table:table-cell table:style-name="ce133" office:value-type="date" office:date-value="2024-11-24" calcext:value-type="date">
            <text:p>24-Nov</text:p>
          </table:table-cell>
          <table:table-cell table:style-name="ce133" office:value-type="date" office:date-value="2024-11-25" calcext:value-type="date">
            <text:p>25-Nov</text:p>
          </table:table-cell>
          <table:table-cell table:style-name="ce133" office:value-type="date" office:date-value="2024-11-26" calcext:value-type="date">
            <text:p>26-Nov</text:p>
          </table:table-cell>
          <table:table-cell table:style-name="ce133" office:value-type="date" office:date-value="2024-11-27" calcext:value-type="date">
            <text:p>27-Nov</text:p>
          </table:table-cell>
          <table:table-cell table:style-name="ce133" office:value-type="date" office:date-value="2024-11-28" calcext:value-type="date">
            <text:p>28-Nov</text:p>
          </table:table-cell>
          <table:table-cell table:style-name="ce133" office:value-type="date" office:date-value="2024-11-29" calcext:value-type="date">
            <text:p>29-Nov</text:p>
          </table:table-cell>
          <table:table-cell table:style-name="ce133" office:value-type="date" office:date-value="2024-11-30" calcext:value-type="date">
            <text:p>30-Nov</text:p>
          </table:table-cell>
          <table:table-cell table:style-name="ce133" office:value-type="date" office:date-value="2024-12-01" calcext:value-type="date">
            <text:p>1-Dec</text:p>
          </table:table-cell>
          <table:table-cell table:style-name="ce133" office:value-type="date" office:date-value="2024-12-02" calcext:value-type="date">
            <text:p>2-Dec</text:p>
          </table:table-cell>
          <table:table-cell table:style-name="ce133" office:value-type="date" office:date-value="2024-12-03" calcext:value-type="date">
            <text:p>3-Dec</text:p>
          </table:table-cell>
          <table:table-cell table:style-name="ce133" office:value-type="date" office:date-value="2024-12-04" calcext:value-type="date">
            <text:p>4-Dec</text:p>
          </table:table-cell>
          <table:table-cell table:style-name="ce133" office:value-type="date" office:date-value="2024-12-05" calcext:value-type="date">
            <text:p>5-Dec</text:p>
          </table:table-cell>
          <table:table-cell table:style-name="ce133" office:value-type="date" office:date-value="2024-12-06" calcext:value-type="date">
            <text:p>6-Dec</text:p>
          </table:table-cell>
          <table:table-cell table:style-name="ce133" office:value-type="date" office:date-value="2024-12-07" calcext:value-type="date">
            <text:p>7-Dec</text:p>
          </table:table-cell>
          <table:table-cell table:style-name="ce133" office:value-type="date" office:date-value="2024-12-08" calcext:value-type="date">
            <text:p>8-Dec</text:p>
          </table:table-cell>
          <table:table-cell table:style-name="ce133" office:value-type="date" office:date-value="2024-12-09" calcext:value-type="date">
            <text:p>9-Dec</text:p>
          </table:table-cell>
          <table:table-cell table:style-name="ce133" office:value-type="date" office:date-value="2024-12-10" calcext:value-type="date">
            <text:p>10-Dec</text:p>
          </table:table-cell>
          <table:table-cell table:style-name="ce133" office:value-type="date" office:date-value="2024-12-11" calcext:value-type="date">
            <text:p>11-Dec</text:p>
          </table:table-cell>
          <table:table-cell table:style-name="ce133" office:value-type="date" office:date-value="2024-12-12" calcext:value-type="date">
            <text:p>12-Dec</text:p>
          </table:table-cell>
          <table:table-cell table:style-name="ce133" office:value-type="date" office:date-value="2024-12-13" calcext:value-type="date">
            <text:p>13-Dec</text:p>
          </table:table-cell>
          <table:table-cell table:style-name="ce133" office:value-type="date" office:date-value="2024-12-14" calcext:value-type="date">
            <text:p>14-Dec</text:p>
          </table:table-cell>
          <table:table-cell table:style-name="ce133" office:value-type="date" office:date-value="2024-12-15" calcext:value-type="date">
            <text:p>15-Dec</text:p>
          </table:table-cell>
          <table:table-cell table:style-name="ce133" office:value-type="date" office:date-value="2024-12-16" calcext:value-type="date">
            <text:p>16-Dec</text:p>
          </table:table-cell>
          <table:table-cell table:style-name="ce133" office:value-type="date" office:date-value="2024-12-17" calcext:value-type="date">
            <text:p>17-Dec</text:p>
          </table:table-cell>
          <table:table-cell table:style-name="ce133" office:value-type="date" office:date-value="2024-12-18" calcext:value-type="date">
            <text:p>18-Dec</text:p>
          </table:table-cell>
          <table:table-cell table:style-name="ce133" office:value-type="date" office:date-value="2024-12-19" calcext:value-type="date">
            <text:p>19-Dec</text:p>
          </table:table-cell>
          <table:table-cell table:style-name="ce133" office:value-type="date" office:date-value="2024-12-20" calcext:value-type="date">
            <text:p>20-Dec</text:p>
          </table:table-cell>
          <table:table-cell table:style-name="ce133" office:value-type="date" office:date-value="2024-12-21" calcext:value-type="date">
            <text:p>21-Dec</text:p>
          </table:table-cell>
          <table:table-cell table:style-name="ce133" office:value-type="date" office:date-value="2024-12-22" calcext:value-type="date">
            <text:p>22-Dec</text:p>
          </table:table-cell>
          <table:table-cell table:style-name="ce133" office:value-type="date" office:date-value="2024-12-23" calcext:value-type="date">
            <text:p>23-Dec</text:p>
          </table:table-cell>
          <table:table-cell table:style-name="ce133" office:value-type="date" office:date-value="2024-12-24" calcext:value-type="date">
            <text:p>24-Dec</text:p>
          </table:table-cell>
          <table:table-cell table:style-name="ce133" office:value-type="date" office:date-value="2024-12-25" calcext:value-type="date">
            <text:p>25-Dec</text:p>
          </table:table-cell>
          <table:table-cell table:style-name="ce133" office:value-type="date" office:date-value="2024-12-26" calcext:value-type="date">
            <text:p>26-Dec</text:p>
          </table:table-cell>
          <table:table-cell table:style-name="ce133" office:value-type="date" office:date-value="2024-12-27" calcext:value-type="date">
            <text:p>27-Dec</text:p>
          </table:table-cell>
          <table:table-cell table:style-name="ce133" office:value-type="date" office:date-value="2024-12-28" calcext:value-type="date">
            <text:p>28-Dec</text:p>
          </table:table-cell>
          <table:table-cell table:style-name="ce133" office:value-type="date" office:date-value="2024-12-29" calcext:value-type="date">
            <text:p>29-Dec</text:p>
          </table:table-cell>
          <table:table-cell table:style-name="ce133" office:value-type="date" office:date-value="2024-12-30" calcext:value-type="date">
            <text:p>30-Dec</text:p>
          </table:table-cell>
          <table:table-cell table:style-name="ce133" office:value-type="date" office:date-value="2024-12-31" calcext:value-type="date">
            <text:p>31-Dec</text:p>
          </table:table-cell>
          <table:table-cell table:number-columns-repeated="16016"/>
        </table:table-row>
        <table:table-row table:style-name="ro4">
          <table:table-cell/>
          <table:table-cell table:style-name="ce123" office:value-type="string" calcext:value-type="string">
            <text:p>Days without Incident</text:p>
          </table:table-cell>
          <table:table-cell table:number-columns-repeated="27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AE2]+1" office:value-type="float" office:value="21" calcext:value-type="float">
            <text:p>21</text:p>
          </table:table-cell>
          <table:table-cell table:style-name="ce1" table:formula="of:=[.AF2]+1" office:value-type="float" office:value="22" calcext:value-type="float">
            <text:p>22</text:p>
          </table:table-cell>
          <table:table-cell table:style-name="ce1" table:formula="of:=[.AG2]+1" office:value-type="float" office:value="23" calcext:value-type="float">
            <text:p>23</text:p>
          </table:table-cell>
          <table:table-cell table:style-name="ce1" table:formula="of:=[.AH2]+1" office:value-type="float" office:value="24" calcext:value-type="float">
            <text:p>24</text:p>
          </table:table-cell>
          <table:table-cell table:style-name="ce1" table:formula="of:=[.AI2]+1" office:value-type="float" office:value="25" calcext:value-type="float">
            <text:p>25</text:p>
          </table:table-cell>
          <table:table-cell table:style-name="ce1" table:formula="of:=[.AJ2]+1" office:value-type="float" office:value="26" calcext:value-type="float">
            <text:p>26</text:p>
          </table:table-cell>
          <table:table-cell table:style-name="ce1" table:formula="of:=[.AK2]+1" office:value-type="float" office:value="27" calcext:value-type="float">
            <text:p>27</text:p>
          </table:table-cell>
          <table:table-cell table:style-name="ce1" table:formula="of:=[.AL2]+1" office:value-type="float" office:value="28" calcext:value-type="float">
            <text:p>28</text:p>
          </table:table-cell>
          <table:table-cell table:style-name="ce1" table:formula="of:=[.AM2]+1" office:value-type="float" office:value="29" calcext:value-type="float">
            <text:p>29</text:p>
          </table:table-cell>
          <table:table-cell table:style-name="ce1" table:formula="of:=[.AN2]+1" office:value-type="float" office:value="30" calcext:value-type="float">
            <text:p>30</text:p>
          </table:table-cell>
          <table:table-cell table:style-name="ce1" table:formula="of:=[.AO2]+1" office:value-type="float" office:value="31" calcext:value-type="float">
            <text:p>31</text:p>
          </table:table-cell>
          <table:table-cell table:style-name="ce1" table:formula="of:=[.AP2]+1" office:value-type="float" office:value="32" calcext:value-type="float">
            <text:p>32</text:p>
          </table:table-cell>
          <table:table-cell table:style-name="ce1" table:formula="of:=[.AQ2]+1" office:value-type="float" office:value="33" calcext:value-type="float">
            <text:p>33</text:p>
          </table:table-cell>
          <table:table-cell table:style-name="ce1" table:formula="of:=[.AR2]+1" office:value-type="float" office:value="34" calcext:value-type="float">
            <text:p>34</text:p>
          </table:table-cell>
          <table:table-cell table:style-name="ce1" table:formula="of:=[.AS2]+1" office:value-type="float" office:value="35" calcext:value-type="float">
            <text:p>35</text:p>
          </table:table-cell>
          <table:table-cell table:style-name="ce1" table:formula="of:=[.AT2]+1" office:value-type="float" office:value="36" calcext:value-type="float">
            <text:p>36</text:p>
          </table:table-cell>
          <table:table-cell table:style-name="ce1" table:formula="of:=[.AU2]+1" office:value-type="float" office:value="37" calcext:value-type="float">
            <text:p>37</text:p>
          </table:table-cell>
          <table:table-cell table:style-name="ce1" table:formula="of:=[.AV2]+1" office:value-type="float" office:value="38" calcext:value-type="float">
            <text:p>38</text:p>
          </table:table-cell>
          <table:table-cell table:style-name="ce1" table:formula="of:=[.AW2]+1" office:value-type="float" office:value="39" calcext:value-type="float">
            <text:p>39</text:p>
          </table:table-cell>
          <table:table-cell table:style-name="ce1" table:formula="of:=[.AX2]+1" office:value-type="float" office:value="40" calcext:value-type="float">
            <text:p>40</text:p>
          </table:table-cell>
          <table:table-cell table:style-name="ce1" table:formula="of:=[.AY2]+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[.BA2]+1" office:value-type="float" office:value="43" calcext:value-type="float">
            <text:p>43</text:p>
          </table:table-cell>
          <table:table-cell table:style-name="ce1" table:formula="of:=[.BB2]+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[.BE2]+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BG2]+1" office:value-type="float" office:value="49" calcext:value-type="float">
            <text:p>49</text:p>
          </table:table-cell>
          <table:table-cell table:style-name="ce1" table:formula="of:=[.BH2]+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[.BJ2]+1" office:value-type="float" office:value="52" calcext:value-type="float">
            <text:p>52</text:p>
          </table:table-cell>
          <table:table-cell table:style-name="ce1" table:formula="of:=[.BK2]+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[.BM2]+1" office:value-type="float" office:value="55" calcext:value-type="float">
            <text:p>55</text:p>
          </table:table-cell>
          <table:table-cell table:style-name="ce1" table:formula="of:=[.BN2]+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[.BP2]+1" office:value-type="float" office:value="58" calcext:value-type="float">
            <text:p>58</text:p>
          </table:table-cell>
          <table:table-cell table:style-name="ce1" table:formula="of:=[.BQ2]+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204"/>
        </table:table-row>
        <table:table-row table:style-name="ro4">
          <table:table-cell/>
          <table:table-cell table:style-name="ce123" office:value-type="string" calcext:value-type="string">
            <text:p>Haz ID's</text:p>
          </table:table-cell>
          <table:table-cell table:number-columns-repeated="28"/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office:annotation draw:style-name="gr1" draw:text-style-name="P2" svg:width="1.3583in" svg:height="0.8335in" svg:x="35.8665in" svg:y="0.229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Face shield broken in mop closet</text:span></text:p>
            </office:annotation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/>
          <table:table-cell table:style-name="ce123" office:value-type="string" calcext:value-type="string">
            <text:p>Safety Gemba Walk</text:p>
          </table:table-cell>
          <table:table-cell table:number-columns-repeated="30"/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213"/>
        </table:table-row>
        <table:table-row table:style-name="ro4">
          <table:table-cell table:style-name="ce120"/>
          <table:table-cell table:style-name="ce124" office:value-type="string" calcext:value-type="string">
            <office:annotation draw:style-name="gr2" draw:text-style-name="P2" svg:width="1.3512in" svg:height="2.8783in" svg:x="2.6528in" svg:y="0.6531in" draw:caption-point-x="-0.0457in" draw:caption-point-y="0.1843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Q1, Q2, Q3, Q4</text:p>
            </office:annotation>
            <text:p>7S (Zone 26)</text:p>
          </table:table-cell>
          <table:table-cell table:style-name="ce120" table:number-columns-repeated="28"/>
          <table:table-cell table:number-columns-repeated="2" table:style-name="ce120" office:value-type="float" office:value="0" calcext:value-type="float">
            <text:p>0.00</text:p>
          </table:table-cell>
          <table:table-cell table:number-columns-repeated="5" table:style-name="ce120" office:value-type="float" office:value="0.61" calcext:value-type="float">
            <text:p>0.61</text:p>
          </table:table-cell>
          <table:table-cell table:number-columns-repeated="2" table:style-name="ce120" office:value-type="float" office:value="2.79" calcext:value-type="float">
            <text:p>2.79</text:p>
          </table:table-cell>
          <table:table-cell table:number-columns-repeated="5" table:style-name="ce120" office:value-type="float" office:value="3.1" calcext:value-type="float">
            <text:p>3.10</text:p>
          </table:table-cell>
          <table:table-cell table:style-name="ce120" office:value-type="float" office:value="1.55" calcext:value-type="float">
            <office:annotation draw:style-name="gr3" draw:text-style-name="P2" svg:width="1.3583in" svg:height="3.1894in" svg:x="30.6555in" svg:y="0.6461in" draw:caption-point-x="-0.0386in" draw:caption-point-y="0.1913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Need to look into more ergonomic ways to do tasks</text:p>
            </office:annotation>
            <text:p>1.55</text:p>
          </table:table-cell>
          <table:table-cell table:number-columns-repeated="2" table:style-name="ce120" office:value-type="float" office:value="1.55" calcext:value-type="float">
            <text:p>1.55</text:p>
          </table:table-cell>
          <table:table-cell table:number-columns-repeated="4" table:style-name="ce120" office:value-type="float" office:value="3.1" calcext:value-type="float">
            <text:p>3.10</text:p>
          </table:table-cell>
          <table:table-cell table:style-name="ce120" office:value-type="float" office:value="3.1" calcext:value-type="float">
            <office:annotation draw:style-name="gr4" draw:text-style-name="P2" svg:width="1.3583in" svg:height="0.8331in" svg:x="35.2154in" svg:y="0.64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Signage for raw material</text:span></text:p>
            </office:annotation>
            <text:p>3.10</text:p>
          </table:table-cell>
          <table:table-cell table:style-name="ce120" office:value-type="float" office:value="1.86" calcext:value-type="float">
            <office:annotation draw:style-name="gr4" draw:text-style-name="P2" svg:width="1.3583in" svg:height="0.8331in" svg:x="35.8665in" svg:y="0.64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tools left out, hand wrapper, paper towels</text:span></text:p>
              <text:p text:style-name="P1"><text:span text:style-name="T1"/></text:p>
            </office:annotation>
            <text:p>1.86</text:p>
          </table:table-cell>
          <table:table-cell table:number-columns-repeated="5" table:style-name="ce120" office:value-type="float" office:value="1.86" calcext:value-type="float">
            <text:p>1.86</text:p>
          </table:table-cell>
          <table:table-cell table:style-name="ce120" office:value-type="float" office:value="1.24" calcext:value-type="float">
            <office:annotation draw:style-name="gr4" draw:text-style-name="P2" svg:width="1.3583in" svg:height="0.8331in" svg:x="39.7748in" svg:y="0.64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Cleaning supplies unorganized</text:span></text:p>
            </office:annotation>
            <text:p>1.24</text:p>
          </table:table-cell>
          <table:table-cell table:style-name="ce120" office:value-type="float" office:value="3.1" calcext:value-type="float">
            <office:annotation draw:style-name="gr5" draw:text-style-name="P2" svg:width="1.3583in" svg:height="0.8402in" svg:x="40.4264in" svg:y="0.64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Bins need a home or designated area when not in use or in use</text:span></text:p>
              <text:p text:style-name="P1"><text:span text:style-name="T1"/></text:p>
            </office:annotation>
            <text:p>3.10</text:p>
          </table:table-cell>
          <table:table-cell table:style-name="ce120" table:number-columns-repeated="4"/>
          <table:table-cell table:style-name="ce120" office:value-type="float" office:value="2.17" calcext:value-type="float">
            <text:p>2.17</text:p>
          </table:table-cell>
          <table:table-cell table:style-name="ce120" table:number-columns-repeated="6"/>
          <table:table-cell table:style-name="ce120" office:value-type="float" office:value="1.86" calcext:value-type="float">
            <text:p>1.86</text:p>
          </table:table-cell>
          <table:table-cell table:style-name="ce120" office:value-type="string" calcext:value-type="string">
            <text:p>N/A</text:p>
          </table:table-cell>
          <table:table-cell table:style-name="ce120" office:value-type="float" office:value="1.83" calcext:value-type="float">
            <text:p>1.83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3"/>
          <table:table-cell table:number-columns-repeated="3" table:style-name="ce120" office:value-type="float" office:value="3.1" calcext:value-type="float">
            <text:p>3.10</text:p>
          </table:table-cell>
          <table:table-cell table:style-name="ce120" office:value-type="float" office:value="5" calcext:value-type="float">
            <text:p>5.00</text:p>
          </table:table-cell>
          <table:table-cell table:style-name="ce120" table:number-columns-repeated="3"/>
          <table:table-cell table:style-name="ce120" office:value-type="float" office:value="1.24" calcext:value-type="float">
            <text:p>1.24</text:p>
          </table:table-cell>
          <table:table-cell table:style-name="ce120"/>
          <table:table-cell table:style-name="ce120" office:value-type="float" office:value="1.83" calcext:value-type="float">
            <text:p>1.83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style-name="ce120" office:value-type="float" office:value="3.1" calcext:value-type="float">
            <text:p>3.10</text:p>
          </table:table-cell>
          <table:table-cell table:style-name="ce120" office:value-type="float" office:value="0.31" calcext:value-type="float">
            <text:p>0.31</text:p>
          </table:table-cell>
          <table:table-cell table:style-name="ce120" office:value-type="float" office:value="1.86" calcext:value-type="float">
            <text:p>1.86</text:p>
          </table:table-cell>
          <table:table-cell table:number-columns-repeated="2" table:style-name="ce120" office:value-type="float" office:value="1.24" calcext:value-type="float">
            <text:p>1.24</text:p>
          </table:table-cell>
          <table:table-cell table:style-name="ce120" table:number-columns-repeated="2"/>
          <table:table-cell table:style-name="ce120" office:value-type="float" office:value="1.24" calcext:value-type="float">
            <text:p>1.24</text:p>
          </table:table-cell>
          <table:table-cell table:style-name="ce120" office:value-type="float" office:value="3.1" calcext:value-type="float">
            <text:p>3.10</text:p>
          </table:table-cell>
          <table:table-cell table:number-columns-repeated="2" table:style-name="ce120" office:value-type="float" office:value="2.17" calcext:value-type="float">
            <text:p>2.17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number-columns-repeated="2" table:style-name="ce120" office:value-type="float" office:value="3.1" calcext:value-type="float">
            <text:p>3.10</text:p>
          </table:table-cell>
          <table:table-cell table:style-name="ce120" office:value-type="float" office:value="1.86" calcext:value-type="float">
            <text:p>1.86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table:number-columns-repeated="3"/>
          <table:table-cell table:number-columns-repeated="2" table:style-name="ce120" office:value-type="float" office:value="2.17" calcext:value-type="float">
            <text:p>2.17</text:p>
          </table:table-cell>
          <table:table-cell table:style-name="ce120" table:number-columns-repeated="6"/>
          <table:table-cell table:style-name="ce120" office:value-type="float" office:value="0.93" calcext:value-type="float">
            <text:p>0.93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3"/>
          <table:table-cell table:style-name="ce120" office:value-type="string" calcext:value-type="string">
            <text:p>N/A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office:value-type="float" office:value="2.48" calcext:value-type="float">
            <text:p>2.48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1.86" calcext:value-type="float">
            <text:p>1.86</text:p>
          </table:table-cell>
          <table:table-cell table:style-name="ce120" table:number-columns-repeated="4"/>
          <table:table-cell table:style-name="ce120" office:value-type="float" office:value="4.03" calcext:value-type="float">
            <text:p>4.03</text:p>
          </table:table-cell>
          <table:table-cell table:number-columns-repeated="2" table:style-name="ce120" office:value-type="float" office:value="2.17" calcext:value-type="float">
            <text:p>2.17</text:p>
          </table:table-cell>
          <table:table-cell table:style-name="ce120" table:number-columns-repeated="2"/>
          <table:table-cell table:number-columns-repeated="2" table:style-name="ce120" office:value-type="string" calcext:value-type="string">
            <text:p>N/A</text:p>
          </table:table-cell>
          <table:table-cell table:number-columns-repeated="2" table:style-name="ce120" office:value-type="float" office:value="3.1" calcext:value-type="float">
            <text:p>3.10</text:p>
          </table:table-cell>
          <table:table-cell table:style-name="ce120" table:number-columns-repeated="3"/>
          <table:table-cell table:style-name="ce120" office:value-type="string" calcext:value-type="string">
            <text:p>N/A</text:p>
          </table:table-cell>
          <table:table-cell table:style-name="ce120" office:value-type="float" office:value="2.17" calcext:value-type="float">
            <text:p>2.17</text:p>
          </table:table-cell>
          <table:table-cell table:number-columns-repeated="3" table:style-name="ce120" office:value-type="float" office:value="1.86" calcext:value-type="float">
            <text:p>1.86</text:p>
          </table:table-cell>
          <table:table-cell table:style-name="ce120" table:number-columns-repeated="3"/>
          <table:table-cell table:style-name="ce120" office:value-type="float" office:value="4.03" calcext:value-type="float">
            <text:p>4.03</text:p>
          </table:table-cell>
          <table:table-cell table:style-name="ce120" office:value-type="float" office:value="5" calcext:value-type="float">
            <text:p>5.00</text:p>
          </table:table-cell>
          <table:table-cell table:style-name="ce120"/>
          <table:table-cell table:style-name="ce120" office:value-type="float" office:value="1.86" calcext:value-type="float">
            <text:p>1.86</text:p>
          </table:table-cell>
          <table:table-cell table:style-name="ce120" table:number-columns-repeated="3"/>
          <table:table-cell table:style-name="ce120" office:value-type="float" office:value="4.03" calcext:value-type="float">
            <text:p>4.03</text:p>
          </table:table-cell>
          <table:table-cell table:style-name="ce120" table:number-columns-repeated="16213"/>
        </table:table-row>
        <table:table-row table:style-name="ro4">
          <table:table-cell table:style-name="ce120"/>
          <table:table-cell table:style-name="ce124" office:value-type="string" calcext:value-type="string">
            <text:p>7S (Zone 51)</text:p>
          </table:table-cell>
          <table:table-cell table:style-name="ce120" table:number-columns-repeated="31"/>
          <table:table-cell table:number-columns-repeated="4" table:style-name="ce120" office:value-type="float" office:value="0.31" calcext:value-type="float">
            <text:p>0.31</text:p>
          </table:table-cell>
          <table:table-cell table:number-columns-repeated="2" table:style-name="ce120" office:value-type="float" office:value="0.93" calcext:value-type="float">
            <text:p>0.93</text:p>
          </table:table-cell>
          <table:table-cell table:number-columns-repeated="5" table:style-name="ce120" office:value-type="float" office:value="1.86" calcext:value-type="float">
            <text:p>1.86</text:p>
          </table:table-cell>
          <table:table-cell table:style-name="ce120" office:value-type="float" office:value="0.62" calcext:value-type="float">
            <office:annotation draw:style-name="gr6" draw:text-style-name="P2" svg:width="1.3583in" svg:height="3.0339in" svg:x="30.6555in" svg:y="0.8543in" draw:caption-point-x="-0.0386in" draw:caption-point-y="0.1913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Unused ladder in the area</text:p>
            </office:annotation>
            <text:p>0.62</text:p>
          </table:table-cell>
          <table:table-cell table:number-columns-repeated="2" table:style-name="ce120" office:value-type="float" office:value="0.62" calcext:value-type="float">
            <text:p>0.62</text:p>
          </table:table-cell>
          <table:table-cell table:number-columns-repeated="4" table:style-name="ce120" office:value-type="float" office:value="1.24" calcext:value-type="float">
            <text:p>1.24</text:p>
          </table:table-cell>
          <table:table-cell table:style-name="ce120" office:value-type="float" office:value="0.93" calcext:value-type="float">
            <office:annotation draw:style-name="gr4" draw:text-style-name="P2" svg:width="1.3583in" svg:height="0.8331in" svg:x="35.2154in" svg:y="0.8543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Unused IT equipment needs to be returned</text:span></text:p>
              <text:p text:style-name="P1"><text:span text:style-name="T1"/></text:p>
            </office:annotation>
            <text:p>0.93</text:p>
          </table:table-cell>
          <table:table-cell table:number-columns-repeated="6" table:style-name="ce120" office:value-type="float" office:value="1.86" calcext:value-type="float">
            <text:p>1.86</text:p>
          </table:table-cell>
          <table:table-cell table:style-name="ce120" office:value-type="float" office:value="1.86" calcext:value-type="float">
            <office:annotation draw:style-name="gr4" draw:text-style-name="P2" svg:width="1.3583in" svg:height="0.8331in" svg:x="39.7748in" svg:y="0.8543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Misc items on cabinents/desk</text:span></text:p>
              <text:p text:style-name="P1"><text:span text:style-name="T1"/></text:p>
            </office:annotation>
            <text:p>1.86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4"/>
          <table:table-cell table:style-name="ce120" office:value-type="float" office:value="2.17" calcext:value-type="float">
            <text:p>2.17</text:p>
          </table:table-cell>
          <table:table-cell table:style-name="ce120" table:number-columns-repeated="6"/>
          <table:table-cell table:style-name="ce120" office:value-type="float" office:value="1.86" calcext:value-type="float">
            <text:p>1.86</text:p>
          </table:table-cell>
          <table:table-cell table:style-name="ce120" office:value-type="string" calcext:value-type="string">
            <text:p>N/A</text:p>
          </table:table-cell>
          <table:table-cell table:style-name="ce120" office:value-type="float" office:value="0.93" calcext:value-type="float">
            <text:p>0.93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3"/>
          <table:table-cell table:number-columns-repeated="4" table:style-name="ce120" office:value-type="float" office:value="3.1" calcext:value-type="float">
            <text:p>3.10</text:p>
          </table:table-cell>
          <table:table-cell table:style-name="ce120" table:number-columns-repeated="3"/>
          <table:table-cell table:style-name="ce120" office:value-type="float" office:value="3.1" calcext:value-type="float">
            <text:p>3.10</text:p>
          </table:table-cell>
          <table:table-cell table:style-name="ce120"/>
          <table:table-cell table:style-name="ce120" office:value-type="float" office:value="1.83" calcext:value-type="float">
            <text:p>1.83</text:p>
          </table:table-cell>
          <table:table-cell table:style-name="ce120" office:value-type="float" office:value="0.31" calcext:value-type="float">
            <text:p>0.31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style-name="ce120" office:value-type="float" office:value="3.1" calcext:value-type="float">
            <text:p>3.10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2.48" calcext:value-type="float">
            <text:p>2.48</text:p>
          </table:table-cell>
          <table:table-cell table:style-name="ce120" table:number-columns-repeated="2"/>
          <table:table-cell table:style-name="ce120" office:value-type="float" office:value="2.48" calcext:value-type="float">
            <text:p>2.48</text:p>
          </table:table-cell>
          <table:table-cell table:number-columns-repeated="3" table:style-name="ce120" office:value-type="float" office:value="3.1" calcext:value-type="float">
            <text:p>3.10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style-name="ce120" office:value-type="float" office:value="3.1" calcext:value-type="float">
            <text:p>3.10</text:p>
          </table:table-cell>
          <table:table-cell table:number-columns-repeated="2" table:style-name="ce120" office:value-type="float" office:value="1.24" calcext:value-type="float">
            <text:p>1.24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style-name="ce120" table:number-columns-repeated="2"/>
          <table:table-cell table:style-name="ce120" office:value-type="string" calcext:value-type="string">
            <text:p>N/A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table:number-columns-repeated="3"/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0.31" calcext:value-type="float">
            <text:p>0.31</text:p>
          </table:table-cell>
          <table:table-cell table:style-name="ce120" table:number-columns-repeated="6"/>
          <table:table-cell table:number-columns-repeated="2" table:style-name="ce120" office:value-type="float" office:value="2.17" calcext:value-type="float">
            <text:p>2.17</text:p>
          </table:table-cell>
          <table:table-cell table:style-name="ce120" table:number-columns-repeated="3"/>
          <table:table-cell table:style-name="ce120" office:value-type="string" calcext:value-type="string">
            <text:p>N/A</text:p>
          </table:table-cell>
          <table:table-cell table:style-name="ce120" office:value-type="float" office:value="2.17" calcext:value-type="float">
            <text:p>2.17</text:p>
          </table:table-cell>
          <table:table-cell table:style-name="ce120" office:value-type="float" office:value="1.86" calcext:value-type="float">
            <text:p>1.86</text:p>
          </table:table-cell>
          <table:table-cell table:number-columns-repeated="2" table:style-name="ce120" office:value-type="float" office:value="0.93" calcext:value-type="float">
            <text:p>0.93</text:p>
          </table:table-cell>
          <table:table-cell table:style-name="ce120" table:number-columns-repeated="4"/>
          <table:table-cell table:number-columns-repeated="3" table:style-name="ce120" office:value-type="float" office:value="3.1" calcext:value-type="float">
            <text:p>3.10</text:p>
          </table:table-cell>
          <table:table-cell table:style-name="ce120" table:number-columns-repeated="2"/>
          <table:table-cell table:number-columns-repeated="2" table:style-name="ce120" office:value-type="string" calcext:value-type="string">
            <text:p>N/A</text:p>
          </table:table-cell>
          <table:table-cell table:style-name="ce120" office:value-type="float" office:value="0.93" calcext:value-type="float">
            <text:p>0.93</text:p>
          </table:table-cell>
          <table:table-cell table:style-name="ce120" office:value-type="float" office:value="4.03" calcext:value-type="float">
            <text:p>4.03</text:p>
          </table:table-cell>
          <table:table-cell table:style-name="ce120" table:number-columns-repeated="3"/>
          <table:table-cell table:style-name="ce120" office:value-type="string" calcext:value-type="string">
            <text:p>N/A</text:p>
          </table:table-cell>
          <table:table-cell table:style-name="ce120" office:value-type="float" office:value="0" calcext:value-type="float">
            <text:p>0.00</text:p>
          </table:table-cell>
          <table:table-cell table:style-name="ce120" office:value-type="float" office:value="4.03" calcext:value-type="float">
            <text:p>4.03</text:p>
          </table:table-cell>
          <table:table-cell table:style-name="ce120" office:value-type="float" office:value="3.1" calcext:value-type="float">
            <text:p>3.10</text:p>
          </table:table-cell>
          <table:table-cell table:style-name="ce120" office:value-type="float" office:value="0.93" calcext:value-type="float">
            <text:p>0.93</text:p>
          </table:table-cell>
          <table:table-cell table:style-name="ce120" table:number-columns-repeated="3"/>
          <table:table-cell table:number-columns-repeated="2" table:style-name="ce120" office:value-type="float" office:value="3.1" calcext:value-type="float">
            <text:p>3.10</text:p>
          </table:table-cell>
          <table:table-cell table:style-name="ce120"/>
          <table:table-cell table:style-name="ce120" office:value-type="float" office:value="2.48" calcext:value-type="float">
            <text:p>2.48</text:p>
          </table:table-cell>
          <table:table-cell table:style-name="ce120" table:number-columns-repeated="3"/>
          <table:table-cell table:style-name="ce120" office:value-type="float" office:value="3.1" calcext:value-type="float">
            <text:p>3.10</text:p>
          </table:table-cell>
          <table:table-cell table:style-name="ce120" table:number-columns-repeated="16213"/>
        </table:table-row>
        <table:table-row table:style-name="ro4">
          <table:table-cell table:style-name="ce121"/>
          <table:table-cell table:style-name="ce125" office:value-type="string" calcext:value-type="string">
            <text:p>Errors</text:p>
          </table:table-cell>
          <table:table-cell table:style-name="ce121" table:number-columns-repeated="28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677" calcext:value-type="percentage">
            <text:p>97%</text:p>
          </table:table-cell>
          <table:table-cell table:number-columns-repeated="6" table:style-name="ce121" office:value-type="percentage" office:value="1" calcext:value-type="percentage">
            <text:p>100%</text:p>
          </table:table-cell>
          <table:table-cell table:style-name="ce121" office:value-type="percentage" office:value="0.8" calcext:value-type="percentage">
            <text:p>80%</text:p>
          </table:table-cell>
          <table:table-cell table:number-columns-repeated="7" table:style-name="ce121" office:value-type="percentage" office:value="1" calcext:value-type="percentage">
            <text:p>100%</text:p>
          </table:table-cell>
          <table:table-cell table:style-name="ce121" office:value-type="percentage" office:value="0.86" calcext:value-type="percentage">
            <text:p>86%</text:p>
          </table:table-cell>
          <table:table-cell table:number-columns-repeated="8" table:style-name="ce121" office:value-type="percentage" office:value="1" calcext:value-type="percentage">
            <text:p>100%</text:p>
          </table:table-cell>
          <table:table-cell table:style-name="ce121" office:value-type="percentage" office:value="0.765" calcext:value-type="percentage">
            <text:p>77%</text:p>
          </table:table-cell>
          <table:table-cell table:number-columns-repeated="4" table:style-name="ce121" office:value-type="percentage" office:value="1" calcext:value-type="percentage">
            <text:p>100%</text:p>
          </table:table-cell>
          <table:table-cell table:style-name="ce121" table:number-columns-repeated="4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5"/>
          <table:table-cell table:number-columns-repeated="4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1" calcext:value-type="percentage">
            <text:p>91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1" calcext:value-type="percentage">
            <text:p>100%</text:p>
          </table:table-cell>
          <table:table-cell table:style-name="ce121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2" office:value-type="float" office:value="0" calcext:value-type="float">
            <office:annotation draw:style-name="gr7" draw:text-style-name="P2" svg:width="1.3583in" svg:height="2.8783in" svg:x="59.9681in" svg:y="1.0626in" draw:caption-point-x="-0.0386in" draw:caption-point-y="0.1913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Changed to count</text:p>
            </office:annotation>
            <text:p>0</text:p>
          </table:table-cell>
          <table:table-cell table:style-name="ce121" table:number-columns-repeated="2"/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22" office:value-type="float" office:value="0" calcext:value-type="float">
            <text:p>0</text:p>
          </table:table-cell>
          <table:table-cell table:style-name="ce122" table:number-columns-repeated="3"/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number-columns-repeated="6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22" office:value-type="float" office:value="2" calcext:value-type="float">
            <text:p>2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number-columns-repeated="5"/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number-columns-repeated="3"/>
          <table:table-cell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number-columns-repeated="3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122" table:number-columns-repeated="3"/>
          <table:table-cell table:style-name="ce122" office:value-type="float" office:value="1" calcext:value-type="float">
            <text:p>1</text:p>
          </table:table-cell>
          <table:table-cell table:style-name="ce122" table:number-columns-repeated="16213"/>
        </table:table-row>
        <table:table-row table:style-name="ro4">
          <table:table-cell/>
          <table:table-cell table:style-name="ce126" office:value-type="string" calcext:value-type="string">
            <text:p>PCD Returns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/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6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122" office:value-type="float" office:value="0" calcext:value-type="float">
            <text:p>0</text:p>
          </table:table-cell>
          <table:table-cell table:number-columns-repeated="4"/>
          <table:table-cell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2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3"/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 table:number-columns-repeated="16213"/>
        </table:table-row>
        <table:table-row table:style-name="ro4">
          <table:table-cell table:style-name="ce122"/>
          <table:table-cell table:style-name="ce127" office:value-type="string" calcext:value-type="string">
            <text:p>Jobs on Hold</text:p>
          </table:table-cell>
          <table:table-cell table:style-name="ce122" table:number-columns-repeated="104"/>
          <table:table-cell table:number-columns-repeated="5"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number-columns-repeated="3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4" calcext:value-type="float">
            <text:p>4</text:p>
          </table:table-cell>
          <table:table-cell table:style-name="ce122" table:number-columns-repeated="6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number-columns-repeated="3"/>
          <table:table-cell table:style-name="ce122" office:value-type="float" office:value="2" calcext:value-type="float">
            <text:p>2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number-columns-repeated="4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number-columns-repeated="4"/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122" table:number-columns-repeated="3"/>
          <table:table-cell table:style-name="ce122" office:value-type="float" office:value="0" calcext:value-type="float">
            <text:p>0</text:p>
          </table:table-cell>
          <table:table-cell table:style-name="ce122" table:number-columns-repeated="16213"/>
        </table:table-row>
        <table:table-row table:style-name="ro4">
          <table:table-cell table:style-name="ce121"/>
          <table:table-cell table:style-name="ce128" office:value-type="string" calcext:value-type="string">
            <office:annotation draw:style-name="gr8" draw:text-style-name="P2" svg:width="1.3583in" svg:height="3.6559in" svg:x="2.6457in" svg:y="1.6874in" draw:caption-point-x="-0.0386in" draw:caption-point-y="0.1917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Boxing completed within 1 day</text:p>
              <text:p text:style-name="P1">Reply:</text:p>
              <text:p text:style-name="P1"><text:s text:c="4"/>Boxing date of/production 1 day prior</text:p>
            </office:annotation>
            <text:p>Productivity</text:p>
          </table:table-cell>
          <table:table-cell table:style-name="ce121" table:number-columns-repeated="30"/>
          <table:table-cell table:style-name="ce121" office:value-type="percentage" office:value="0.66" calcext:value-type="percentage">
            <text:p>66%</text:p>
          </table:table-cell>
          <table:table-cell table:style-name="ce121" office:value-type="percentage" office:value="0.91" calcext:value-type="percentage">
            <text:p>91%</text:p>
          </table:table-cell>
          <table:table-cell table:style-name="ce121" office:value-type="percentage" office:value="0.53" calcext:value-type="percentage">
            <text:p>53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office:value-type="percentage" office:value="2.25" calcext:value-type="percentage">
            <text:p>225%</text:p>
          </table:table-cell>
          <table:table-cell table:style-name="ce121" office:value-type="percentage" office:value="0.67" calcext:value-type="percentage">
            <text:p>67%</text:p>
          </table:table-cell>
          <table:table-cell table:style-name="ce121" office:value-type="percentage" office:value="0.71" calcext:value-type="percentage">
            <text:p>71%</text:p>
          </table:table-cell>
          <table:table-cell table:style-name="ce121" office:value-type="percentage" office:value="0.93" calcext:value-type="percentage">
            <text:p>93%</text:p>
          </table:table-cell>
          <table:table-cell table:style-name="ce121" office:value-type="percentage" office:value="0.83" calcext:value-type="percentage">
            <text:p>83%</text:p>
          </table:table-cell>
          <table:table-cell table:style-name="ce121" office:value-type="percentage" office:value="0.76" calcext:value-type="percentage">
            <text:p>76%</text:p>
          </table:table-cell>
          <table:table-cell table:number-columns-repeated="2" table:style-name="ce121" office:value-type="percentage" office:value="0.57" calcext:value-type="percentage">
            <text:p>57%</text:p>
          </table:table-cell>
          <table:table-cell table:style-name="ce121" office:value-type="percentage" office:value="0.67" calcext:value-type="percentage">
            <office:annotation draw:style-name="gr1" draw:text-style-name="P2" svg:width="1.3583in" svg:height="0.8335in" svg:x="30.6555in" svg:y="1.6874in" draw:caption-point-x="-0.0386in" draw:caption-point-y="0.1917in">
              <dc:creator>Unknown Author</dc:creator>
              <dc:date>2024-11-26T08:59:00</dc:date>
              <text:p text:style-name="P1">Worley, Jordan:</text:p>
              <text:p text:style-name="P1"><text:span text:style-name="T1">New tracking</text:span></text:p>
            </office:annotation>
            <text:p>67%</text:p>
          </table:table-cell>
          <table:table-cell table:style-name="ce121" office:value-type="percentage" office:value="0.91" calcext:value-type="percentage">
            <text:p>91%</text:p>
          </table:table-cell>
          <table:table-cell table:style-name="ce121" office:value-type="percentage" office:value="0.81" calcext:value-type="percentage">
            <text:p>81%</text:p>
          </table:table-cell>
          <table:table-cell table:style-name="ce121" office:value-type="percentage" office:value="0.9" calcext:value-type="percentage">
            <text:p>90%</text:p>
          </table:table-cell>
          <table:table-cell table:style-name="ce121" office:value-type="percentage" office:value="0.67" calcext:value-type="percentage">
            <text:p>67%</text:p>
          </table:table-cell>
          <table:table-cell table:style-name="ce121" office:value-type="percentage" office:value="0.15" calcext:value-type="percentage">
            <text:p>15%</text:p>
          </table:table-cell>
          <table:table-cell table:style-name="ce121" office:value-type="percentage" office:value="0.71" calcext:value-type="percentage">
            <text:p>71%</text:p>
          </table:table-cell>
          <table:table-cell table:style-name="ce121" office:value-type="percentage" office:value="0.67" calcext:value-type="percentage">
            <text:p>67%</text:p>
          </table:table-cell>
          <table:table-cell table:style-name="ce121" table:number-columns-repeated="6"/>
          <table:table-cell table:style-name="ce121" office:value-type="percentage" office:value="0.62" calcext:value-type="percentage">
            <text:p>62%</text:p>
          </table:table-cell>
          <table:table-cell table:style-name="ce121" office:value-type="percentage" office:value="0.9" calcext:value-type="percentage">
            <text:p>90%</text:p>
          </table:table-cell>
          <table:table-cell table:style-name="ce121" table:number-columns-repeated="4"/>
          <table:table-cell table:style-name="ce121" office:value-type="percentage" office:value="0.8" calcext:value-type="percentage">
            <text:p>80%</text:p>
          </table:table-cell>
          <table:table-cell table:style-name="ce121" table:number-columns-repeated="6"/>
          <table:table-cell table:number-columns-repeated="4" table:style-name="ce121" office:value-type="string" calcext:value-type="string">
            <text:p>N/A</text:p>
          </table:table-cell>
          <table:table-cell table:style-name="ce121" table:number-columns-repeated="3"/>
          <table:table-cell table:number-columns-repeated="4" table:style-name="ce121" office:value-type="string" calcext:value-type="string">
            <text:p>N/A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/>
          <table:table-cell table:number-columns-repeated="3" table:style-name="ce121" office:value-type="string" calcext:value-type="string">
            <text:p>N/A</text:p>
          </table:table-cell>
          <table:table-cell table:style-name="ce121" table:number-columns-repeated="2"/>
          <table:table-cell table:number-columns-repeated="5" table:style-name="ce121" office:value-type="string" calcext:value-type="string">
            <text:p>N/A</text:p>
          </table:table-cell>
          <table:table-cell table:style-name="ce121" table:number-columns-repeated="2"/>
          <table:table-cell table:number-columns-repeated="5" table:style-name="ce121" office:value-type="string" calcext:value-type="string">
            <text:p>N/A</text:p>
          </table:table-cell>
          <table:table-cell table:style-name="ce121" table:number-columns-repeated="2"/>
          <table:table-cell table:number-columns-repeated="5" table:style-name="ce121" office:value-type="string" calcext:value-type="string">
            <text:p>N/A</text:p>
          </table:table-cell>
          <table:table-cell table:style-name="ce121" table:number-columns-repeated="2"/>
          <table:table-cell table:style-name="ce121" office:value-type="string" calcext:value-type="string">
            <text:p>N/A</text:p>
          </table:table-cell>
          <table:table-cell table:style-name="ce121" table:number-columns-repeated="2"/>
          <table:table-cell table:number-columns-repeated="2" table:style-name="ce121" office:value-type="string" calcext:value-type="string">
            <text:p>N/A</text:p>
          </table:table-cell>
          <table:table-cell table:style-name="ce121" table:number-columns-repeated="3"/>
          <table:table-cell table:number-columns-repeated="2" table:style-name="ce121" office:value-type="string" calcext:value-type="string">
            <text:p>N/A</text:p>
          </table:table-cell>
          <table:table-cell table:style-name="ce121" table:number-columns-repeated="6"/>
          <table:table-cell table:number-columns-repeated="2" table:style-name="ce121" office:value-type="string" calcext:value-type="string">
            <text:p>N/A</text:p>
          </table:table-cell>
          <table:table-cell table:style-name="ce121" table:number-columns-repeated="3"/>
          <table:table-cell table:number-columns-repeated="5" table:style-name="ce121" office:value-type="string" calcext:value-type="string">
            <text:p>N/A</text:p>
          </table:table-cell>
          <table:table-cell table:style-name="ce121" table:number-columns-repeated="4"/>
          <table:table-cell table:number-columns-repeated="3" table:style-name="ce121" office:value-type="string" calcext:value-type="string">
            <text:p>N/A</text:p>
          </table:table-cell>
          <table:table-cell table:style-name="ce121" table:number-columns-repeated="2"/>
          <table:table-cell table:number-columns-repeated="4" table:style-name="ce121" office:value-type="string" calcext:value-type="string">
            <text:p>N/A</text:p>
          </table:table-cell>
          <table:table-cell table:style-name="ce121" table:number-columns-repeated="3"/>
          <table:table-cell table:number-columns-repeated="5" table:style-name="ce121" office:value-type="string" calcext:value-type="string">
            <text:p>N/A</text:p>
          </table:table-cell>
          <table:table-cell table:style-name="ce121" table:number-columns-repeated="3"/>
          <table:table-cell table:number-columns-repeated="2" table:style-name="ce121" office:value-type="string" calcext:value-type="string">
            <text:p>N/A</text:p>
          </table:table-cell>
          <table:table-cell table:style-name="ce121"/>
          <table:table-cell table:style-name="ce121" office:value-type="string" calcext:value-type="string">
            <text:p>N/A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 table:number-columns-repeated="197"/>
          <table:table-cell table:number-columns-repeated="16016"/>
        </table:table-row>
        <table:table-row table:style-name="ro4">
          <table:table-cell table:style-name="ce121"/>
          <table:table-cell table:style-name="ce128" office:value-type="string" calcext:value-type="string">
            <office:annotation draw:style-name="gr9" draw:text-style-name="P2" svg:width="1.3583in" svg:height="3.9669in" svg:x="2.6457in" svg:y="1.8961in" draw:caption-point-x="-0.0386in" draw:caption-point-y="0.1913in">
              <dc:creator>Unknown Author</dc:creator>
              <dc:date>2024-11-26T08:59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Shipped within 36 hours</text:p>
              <text:p text:style-name="P1">Reply:</text:p>
              <text:p text:style-name="P1"><text:s text:c="4"/>Boxing log (day of) get rid of all non IRR </text:p>
              <text:p text:style-name="P1"/>
              <text:p text:style-name="P1">Check blanks</text:p>
            </office:annotation>
            <text:p>OTIF %</text:p>
          </table:table-cell>
          <table:table-cell table:style-name="ce121" table:number-columns-repeated="30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66" calcext:value-type="percentage">
            <text:p>66%</text:p>
          </table:table-cell>
          <table:table-cell table:style-name="ce121" office:value-type="percentage" office:value="0.74" calcext:value-type="percentage">
            <text:p>74%</text:p>
          </table:table-cell>
          <table:table-cell table:style-name="ce121" office:value-type="percentage" office:value="0.33" calcext:value-type="percentage">
            <text:p>33%</text:p>
          </table:table-cell>
          <table:table-cell table:style-name="ce121" office:value-type="percentage" office:value="0.33" calcext:value-type="percentage">
            <office:annotation draw:style-name="gr10" draw:text-style-name="P2" svg:width="1.3165in" svg:height="0.861in" svg:x="25.4445in" svg:y="1.89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10 day</text:span></text:p>
              <text:p text:style-name="P1"><text:span text:style-name="T1"/></text:p>
            </office:annotation>
            <text:p>33%</text:p>
          </table:table-cell>
          <table:table-cell table:style-name="ce121" office:value-type="percentage" office:value="0.09" calcext:value-type="percentage">
            <text:p>9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5" calcext:value-type="percentage">
            <text:p>95%</text:p>
          </table:table-cell>
          <table:table-cell table:style-name="ce121"/>
          <table:table-cell table:style-name="ce121" office:value-type="percentage" office:value="0.86" calcext:value-type="percentage">
            <text:p>86%</text:p>
          </table:table-cell>
          <table:table-cell table:style-name="ce121" office:value-type="percentage" office:value="1" calcext:value-type="percentage">
            <office:annotation draw:style-name="gr4" draw:text-style-name="P2" svg:width="1.3583in" svg:height="0.8331in" svg:x="30.6555in" svg:y="1.8961in" draw:caption-point-x="-0.0386in" draw:caption-point-y="0.1913in">
              <dc:creator>Unknown Author</dc:creator>
              <dc:date>2024-11-26T08:59:00</dc:date>
              <text:p text:style-name="P1">Worley, Jordan:</text:p>
              <text:p text:style-name="P1"><text:span text:style-name="T1">New Tracking</text:span></text:p>
              <text:p text:style-name="P1"><text:span text:style-name="T1"/></text:p>
            </office:annotation>
            <text:p>100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1" calcext:value-type="percentage">
            <text:p>91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63" calcext:value-type="percentage">
            <text:p>63%</text:p>
          </table:table-cell>
          <table:table-cell table:style-name="ce121"/>
          <table:table-cell table:style-name="ce121" office:value-type="percentage" office:value="0.98" calcext:value-type="percentage">
            <text:p>98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table:number-columns-repeated="6"/>
          <table:table-cell table:style-name="ce121" office:value-type="percentage" office:value="0.92" calcext:value-type="percentage">
            <text:p>92%</text:p>
          </table:table-cell>
          <table:table-cell table:style-name="ce121" office:value-type="percentage" office:value="0.89" calcext:value-type="percentage">
            <text:p>89%</text:p>
          </table:table-cell>
          <table:table-cell table:style-name="ce121" table:number-columns-repeated="4"/>
          <table:table-cell table:style-name="ce121" office:value-type="percentage" office:value="0.38" calcext:value-type="percentage">
            <text:p>38%</text:p>
          </table:table-cell>
          <table:table-cell table:style-name="ce121" table:number-columns-repeated="6"/>
          <table:table-cell table:style-name="ce121" office:value-type="percentage" office:value="0.55" calcext:value-type="percentage">
            <text:p>55%</text:p>
          </table:table-cell>
          <table:table-cell table:style-name="ce121" office:value-type="percentage" office:value="0.94" calcext:value-type="percentage">
            <text:p>94%</text:p>
          </table:table-cell>
          <table:table-cell table:style-name="ce121" office:value-type="percentage" office:value="0.93" calcext:value-type="percentage">
            <text:p>93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office:value-type="percentage" office:value="0.94" calcext:value-type="percentage">
            <text:p>94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1" calcext:value-type="percentage">
            <text:p>100%</text:p>
          </table:table-cell>
          <table:table-cell table:style-name="ce121"/>
          <table:table-cell table:style-name="ce121" office:value-type="percentage" office:value="0.72" calcext:value-type="percentage">
            <text:p>72%</text:p>
          </table:table-cell>
          <table:table-cell table:style-name="ce121" office:value-type="percentage" office:value="0.52" calcext:value-type="percentage">
            <text:p>52%</text:p>
          </table:table-cell>
          <table:table-cell table:style-name="ce121" table:number-columns-repeated="3"/>
          <table:table-cell table:style-name="ce121" office:value-type="percentage" office:value="0.59" calcext:value-type="percentage">
            <text:p>59%</text:p>
          </table:table-cell>
          <table:table-cell table:style-name="ce121" office:value-type="percentage" office:value="0.77" calcext:value-type="percentage">
            <text:p>77%</text:p>
          </table:table-cell>
          <table:table-cell table:style-name="ce121" office:value-type="percentage" office:value="0.98" calcext:value-type="percentage">
            <text:p>98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office:value-type="percentage" office:value="0.75" calcext:value-type="percentage">
            <text:p>75%</text:p>
          </table:table-cell>
          <table:table-cell table:style-name="ce121" table:number-columns-repeated="2"/>
          <table:table-cell table:style-name="ce121" office:value-type="percentage" office:value="0.67" calcext:value-type="percentage">
            <text:p>67%</text:p>
          </table:table-cell>
          <table:table-cell table:style-name="ce121" office:value-type="percentage" office:value="0.83" calcext:value-type="percentage">
            <text:p>83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68" calcext:value-type="percentage">
            <text:p>68%</text:p>
          </table:table-cell>
          <table:table-cell table:style-name="ce121" office:value-type="percentage" office:value="0.71" calcext:value-type="percentage">
            <text:p>71%</text:p>
          </table:table-cell>
          <table:table-cell table:style-name="ce121" table:number-columns-repeated="2"/>
          <table:table-cell table:style-name="ce121" office:value-type="percentage" office:value="0.69" calcext:value-type="percentage">
            <text:p>69%</text:p>
          </table:table-cell>
          <table:table-cell table:style-name="ce121" office:value-type="percentage" office:value="0.92" calcext:value-type="percentage">
            <text:p>92%</text:p>
          </table:table-cell>
          <table:table-cell table:style-name="ce121" office:value-type="percentage" office:value="0.86" calcext:value-type="percentage">
            <text:p>86%</text:p>
          </table:table-cell>
          <table:table-cell table:style-name="ce121" office:value-type="percentage" office:value="0.94" calcext:value-type="percentage">
            <text:p>94%</text:p>
          </table:table-cell>
          <table:table-cell table:style-name="ce121" table:number-columns-repeated="3"/>
          <table:table-cell table:style-name="ce121" office:value-type="percentage" office:value="0.96" calcext:value-type="percentage">
            <text:p>96%</text:p>
          </table:table-cell>
          <table:table-cell table:style-name="ce121" table:number-columns-repeated="3"/>
          <table:table-cell table:style-name="ce121" office:value-type="percentage" office:value="0.6" calcext:value-type="percentage">
            <text:p>60%</text:p>
          </table:table-cell>
          <table:table-cell table:style-name="ce121" table:number-columns-repeated="3"/>
          <table:table-cell table:style-name="ce121" office:value-type="percentage" office:value="0.89" calcext:value-type="percentage">
            <text:p>89%</text:p>
          </table:table-cell>
          <table:table-cell table:style-name="ce121" office:value-type="percentage" office:value="0.98" calcext:value-type="percentage">
            <text:p>98%</text:p>
          </table:table-cell>
          <table:table-cell table:style-name="ce121" table:number-columns-repeated="6"/>
          <table:table-cell table:style-name="ce121" office:value-type="percentage" office:value="0.94" calcext:value-type="percentage">
            <text:p>94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table:number-columns-repeated="3"/>
          <table:table-cell table:style-name="ce121" office:value-type="percentage" office:value="0.92" calcext:value-type="percentage">
            <text:p>92%</text:p>
          </table:table-cell>
          <table:table-cell table:style-name="ce121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87" calcext:value-type="percentage">
            <text:p>87%</text:p>
          </table:table-cell>
          <table:table-cell table:style-name="ce121" office:value-type="percentage" office:value="0.92" calcext:value-type="percentage">
            <text:p>92%</text:p>
          </table:table-cell>
          <table:table-cell table:style-name="ce121" table:number-columns-repeated="4"/>
          <table:table-cell table:style-name="ce121" office:value-type="percentage" office:value="0.87" calcext:value-type="percentage">
            <text:p>87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office:value-type="percentage" office:value="0.91" calcext:value-type="percentage">
            <text:p>91%</text:p>
          </table:table-cell>
          <table:table-cell table:style-name="ce121" table:number-columns-repeated="3"/>
          <table:table-cell table:style-name="ce121" office:value-type="percentage" office:value="0.75" calcext:value-type="percentage">
            <text:p>75%</text:p>
          </table:table-cell>
          <table:table-cell table:style-name="ce121" office:value-type="percentage" office:value="0.88" calcext:value-type="percentage">
            <text:p>88%</text:p>
          </table:table-cell>
          <table:table-cell table:style-name="ce121" office:value-type="percentage" office:value="0.94" calcext:value-type="percentage">
            <text:p>94%</text:p>
          </table:table-cell>
          <table:table-cell table:style-name="ce121" table:number-columns-repeated="3"/>
          <table:table-cell table:style-name="ce121" office:value-type="percentage" office:value="0.94" calcext:value-type="percentage">
            <text:p>94%</text:p>
          </table:table-cell>
          <table:table-cell table:style-name="ce121" office:value-type="percentage" office:value="0.82" calcext:value-type="percentage">
            <text:p>82%</text:p>
          </table:table-cell>
          <table:table-cell table:style-name="ce121" office:value-type="percentage" office:value="0.98" calcext:value-type="percentage">
            <text:p>98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4" calcext:value-type="percentage">
            <text:p>94%</text:p>
          </table:table-cell>
          <table:table-cell table:style-name="ce121" table:number-columns-repeated="3"/>
          <table:table-cell table:style-name="ce121" office:value-type="percentage" office:value="0.94" calcext:value-type="percentage">
            <text:p>94%</text:p>
          </table:table-cell>
          <table:table-cell table:style-name="ce121" office:value-type="percentage" office:value="0.98" calcext:value-type="percentage">
            <text:p>98%</text:p>
          </table:table-cell>
          <table:table-cell table:style-name="ce121"/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197"/>
          <table:table-cell table:number-columns-repeated="16016"/>
        </table:table-row>
        <table:table-row table:style-name="ro4">
          <table:table-cell table:style-name="ce122"/>
          <table:table-cell table:style-name="ce127" office:value-type="string" calcext:value-type="string">
            <text:p>Huddles</text:p>
          </table:table-cell>
          <table:table-cell table:style-name="ce122" table:number-columns-repeated="30"/>
          <table:table-cell table:number-columns-repeated="7" table:style-name="ce122" office:value-type="float" office:value="4" calcext:value-type="float">
            <text:p>4</text:p>
          </table:table-cell>
          <table:table-cell table:number-columns-repeated="5" table:style-name="ce122" office:value-type="float" office:value="2" calcext:value-type="float">
            <text:p>2</text:p>
          </table:table-cell>
          <table:table-cell table:number-columns-repeated="3" table:style-name="ce122" office:value-type="float" office:value="4" calcext:value-type="float">
            <text:p>4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number-columns-repeated="9" table:style-name="ce122" office:value-type="float" office:value="4" calcext:value-type="float">
            <text:p>4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number-columns-repeated="4"/>
          <table:table-cell table:style-name="ce122" office:value-type="float" office:value="4" calcext:value-type="float">
            <text:p>4</text:p>
          </table:table-cell>
          <table:table-cell table:style-name="ce122" table:number-columns-repeated="6"/>
          <table:table-cell table:style-name="ce122" office:value-type="float" office:value="4" calcext:value-type="float">
            <text:p>4</text:p>
          </table:table-cell>
          <table:table-cell table:style-name="ce122" office:value-type="string" calcext:value-type="string">
            <text:p>N/A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4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style-name="ce122" office:value-type="string" calcext:value-type="string">
            <text:p>N/A</text:p>
          </table:table-cell>
          <table:table-cell table:style-name="ce122"/>
          <table:table-cell table:number-columns-repeated="2" table:style-name="ce122" office:value-type="string" calcext:value-type="string">
            <text:p>N/A</text:p>
          </table:table-cell>
          <table:table-cell table:style-name="ce122" office:value-type="float" office:value="4" calcext:value-type="float">
            <text:p>4</text:p>
          </table:table-cell>
          <table:table-cell table:style-name="ce122" table:number-columns-repeated="2"/>
          <table:table-cell table:number-columns-repeated="5" table:style-name="ce122" office:value-type="float" office:value="4" calcext:value-type="float">
            <text:p>4</text:p>
          </table:table-cell>
          <table:table-cell table:style-name="ce122" table:number-columns-repeated="2"/>
          <table:table-cell table:number-columns-repeated="5" table:style-name="ce122" office:value-type="float" office:value="4" calcext:value-type="float">
            <text:p>4</text:p>
          </table:table-cell>
          <table:table-cell table:style-name="ce122" table:number-columns-repeated="2"/>
          <table:table-cell table:number-columns-repeated="4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style-name="ce122" office:value-type="float" office:value="4" calcext:value-type="float">
            <text:p>4</text:p>
          </table:table-cell>
          <table:table-cell table:style-name="ce122" table:number-columns-repeated="2"/>
          <table:table-cell table:number-columns-repeated="2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2" table:style-name="ce122" office:value-type="float" office:value="4" calcext:value-type="float">
            <text:p>4</text:p>
          </table:table-cell>
          <table:table-cell table:style-name="ce122" table:number-columns-repeated="6"/>
          <table:table-cell table:number-columns-repeated="2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5" table:style-name="ce122" office:value-type="float" office:value="4" calcext:value-type="float">
            <text:p>4</text:p>
          </table:table-cell>
          <table:table-cell table:style-name="ce122" table:number-columns-repeated="4"/>
          <table:table-cell table:number-columns-repeated="3" table:style-name="ce122" office:value-type="float" office:value="4" calcext:value-type="float">
            <text:p>4</text:p>
          </table:table-cell>
          <table:table-cell table:style-name="ce122" table:number-columns-repeated="2"/>
          <table:table-cell table:number-columns-repeated="4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5"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2" table:style-name="ce122" office:value-type="float" office:value="4" calcext:value-type="float">
            <text:p>4</text:p>
          </table:table-cell>
          <table:table-cell table:style-name="ce122"/>
          <table:table-cell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style-name="ce122" office:value-type="float" office:value="4" calcext:value-type="float">
            <text:p>4</text:p>
          </table:table-cell>
          <table:table-cell table:style-name="ce122" table:number-columns-repeated="197"/>
          <table:table-cell table:number-columns-repeated="16016"/>
        </table:table-row>
        <table:table-row table:style-name="ro4">
          <table:table-cell table:style-name="ce121"/>
          <table:table-cell table:style-name="ce128" office:value-type="string" calcext:value-type="string">
            <text:p>Truck Fill %</text:p>
          </table:table-cell>
          <table:table-cell table:style-name="ce121" table:number-columns-repeated="28"/>
          <table:table-cell table:number-columns-repeated="2" table:style-name="ce121" office:value-type="percentage" office:value="1" calcext:value-type="percentage">
            <text:p>100%</text:p>
          </table:table-cell>
          <table:table-cell table:number-columns-repeated="2" table:style-name="ce121" office:value-type="percentage" office:value="0.96" calcext:value-type="percentage">
            <text:p>96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/>
          <table:table-cell table:style-name="ce121" office:value-type="percentage" office:value="0.81" calcext:value-type="percentage">
            <text:p>81%</text:p>
          </table:table-cell>
          <table:table-cell table:style-name="ce121" office:value-type="percentage" office:value="0.92" calcext:value-type="percentage">
            <text:p>92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85" calcext:value-type="percentage">
            <text:p>85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38" calcext:value-type="percentage">
            <text:p>38%</text:p>
          </table:table-cell>
          <table:table-cell table:number-columns-repeated="2" table:style-name="ce121" office:value-type="string" calcext:value-type="string">
            <text:p>N/A</text:p>
          </table:table-cell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2" calcext:value-type="percentage">
            <text:p>92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number-columns-repeated="2" table:style-name="ce121" office:value-type="string" calcext:value-type="string">
            <text:p>N/A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4"/>
          <table:table-cell table:style-name="ce121" office:value-type="percentage" office:value="0.92" calcext:value-type="percentage">
            <text:p>92%</text:p>
          </table:table-cell>
          <table:table-cell table:style-name="ce121" office:value-type="string" calcext:value-type="string">
            <text:p>N/A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4"/>
          <table:table-cell table:style-name="ce121" office:value-type="string" calcext:value-type="string">
            <text:p>N/A</text:p>
          </table:table-cell>
          <table:table-cell table:style-name="ce121" table:number-columns-repeated="6"/>
          <table:table-cell table:style-name="ce121" office:value-type="string" calcext:value-type="string">
            <text:p>N/A</text:p>
          </table:table-cell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0.77" calcext:value-type="percentage">
            <text:p>77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number-columns-repeated="2" table:style-name="ce121" office:value-type="percentage" office:value="0.96" calcext:value-type="percentage">
            <text:p>96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/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style-name="ce121" office:value-type="string" calcext:value-type="string">
            <text:p>N/A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6" calcext:value-type="percentage">
            <text:p>96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style-name="ce121" office:value-type="string" calcext:value-type="string">
            <text:p>N/A</text:p>
          </table:table-cell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 table:number-columns-repeated="2"/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85" calcext:value-type="percentage">
            <text:p>85%</text:p>
          </table:table-cell>
          <table:table-cell table:style-name="ce121" table:number-columns-repeated="3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6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 office:value-type="percentage" office:value="0.96" calcext:value-type="percentage">
            <text:p>96%</text:p>
          </table:table-cell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4"/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style-name="ce121" office:value-type="string" calcext:value-type="string">
            <text:p>N/A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string" calcext:value-type="string">
            <text:p>N/A</text:p>
          </table:table-cell>
          <table:table-cell table:style-name="ce121" office:value-type="percentage" office:value="0.92" calcext:value-type="percentage">
            <text:p>92%</text:p>
          </table:table-cell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/>
          <table:table-cell table:style-name="ce121" office:value-type="percentage" office:value="0.77" calcext:value-type="percentage">
            <text:p>77%</text:p>
          </table:table-cell>
          <table:table-cell table:style-name="ce121" table:number-columns-repeated="3"/>
          <table:table-cell table:style-name="ce121" office:value-type="percentage" office:value="0.9" calcext:value-type="percentage">
            <text:p>90%</text:p>
          </table:table-cell>
          <table:table-cell table:style-name="ce121" office:value-type="string" calcext:value-type="string">
            <text:p>d</text:p>
          </table:table-cell>
          <table:table-cell table:style-name="ce121" table:number-columns-repeated="196"/>
          <table:table-cell table:number-columns-repeated="16016"/>
        </table:table-row>
        <table:table-row table:style-name="ro4">
          <table:table-cell/>
          <table:table-cell table:style-name="ce129" office:value-type="string" calcext:value-type="string">
            <text:p>Recognitions</text:p>
          </table:table-cell>
          <table:table-cell table:number-columns-repeated="105"/>
          <table:table-cell table:number-columns-repeated="2" table:style-name="ce12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22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 table:style-name="ce122" office:value-type="float" office:value="3" calcext:value-type="float">
            <text:p>3</text:p>
          </table:table-cell>
          <table:table-cell table:number-columns-repeated="4"/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7" calcext:value-type="float">
            <text:p>7</text:p>
          </table:table-cell>
          <table:table-cell table:style-name="ce121" office:value-type="percentage" office:value="0.07" calcext:value-type="percentage">
            <text:p>7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 table:style-name="ce121"/>
          <table:table-cell table:style-name="ce130" office:value-type="string" calcext:value-type="string">
            <text:p>MC Compliance</text:p>
          </table:table-cell>
          <table:table-cell table:style-name="ce121" table:number-columns-repeated="28"/>
          <table:table-cell table:number-columns-repeated="3" table:style-name="ce121" office:value-type="percentage" office:value="0.97" calcext:value-type="percentage">
            <text:p>97%</text:p>
          </table:table-cell>
          <table:table-cell table:style-name="ce121" table:number-columns-repeated="2"/>
          <table:table-cell table:number-columns-repeated="2" table:style-name="ce121" office:value-type="percentage" office:value="0.95" calcext:value-type="percentage">
            <text:p>95%</text:p>
          </table:table-cell>
          <table:table-cell table:style-name="ce121" office:value-type="percentage" office:value="0.923" calcext:value-type="percentage">
            <text:p>92%</text:p>
          </table:table-cell>
          <table:table-cell table:style-name="ce121" office:value-type="percentage" office:value="0.89" calcext:value-type="percentage">
            <text:p>89%</text:p>
          </table:table-cell>
          <table:table-cell table:number-columns-repeated="4" table:style-name="ce121" office:value-type="percentage" office:value="0.91" calcext:value-type="percentage">
            <text:p>91%</text:p>
          </table:table-cell>
          <table:table-cell table:style-name="ce121" office:value-type="percentage" office:value="0.914" calcext:value-type="percentage">
            <text:p>91%</text:p>
          </table:table-cell>
          <table:table-cell table:number-columns-repeated="2" table:style-name="ce121" office:value-type="percentage" office:value="0.97" calcext:value-type="percentage">
            <text:p>97%</text:p>
          </table:table-cell>
          <table:table-cell table:style-name="ce121" office:value-type="percentage" office:value="0.971" calcext:value-type="percentage">
            <text:p>97%</text:p>
          </table:table-cell>
          <table:table-cell table:style-name="ce121" office:value-type="percentage" office:value="0.929" calcext:value-type="percentage">
            <text:p>93%</text:p>
          </table:table-cell>
          <table:table-cell table:number-columns-repeated="3" table:style-name="ce121" office:value-type="percentage" office:value="0.93" calcext:value-type="percentage">
            <text:p>93%</text:p>
          </table:table-cell>
          <table:table-cell table:style-name="ce121" office:value-type="percentage" office:value="0.91" calcext:value-type="percentage">
            <text:p>91%</text:p>
          </table:table-cell>
          <table:table-cell table:number-columns-repeated="6" table:style-name="ce121" office:value-type="percentage" office:value="0.96" calcext:value-type="percentage">
            <text:p>96%</text:p>
          </table:table-cell>
          <table:table-cell table:number-columns-repeated="2" table:style-name="ce121" office:value-type="percentage" office:value="0.97" calcext:value-type="percentage">
            <text:p>97%</text:p>
          </table:table-cell>
          <table:table-cell table:number-columns-repeated="4" table:style-name="ce121" office:value-type="percentage" office:value="1" calcext:value-type="percentage">
            <text:p>100%</text:p>
          </table:table-cell>
          <table:table-cell table:style-name="ce121" office:value-type="percentage" office:value="0.98" calcext:value-type="percentage">
            <text:p>98%</text:p>
          </table:table-cell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5"/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office:value-type="percentage" office:value="0.945" calcext:value-type="percentage">
            <text:p>95%</text:p>
          </table:table-cell>
          <table:table-cell table:style-name="ce121" table:number-columns-repeated="3"/>
          <table:table-cell table:style-name="ce121" office:value-type="percentage" office:value="0.83" calcext:value-type="percentage">
            <text:p>83%</text:p>
          </table:table-cell>
          <table:table-cell table:style-name="ce121" office:value-type="percentage" office:value="0.92" calcext:value-type="percentage">
            <text:p>92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0.8" calcext:value-type="percentage">
            <text:p>80%</text:p>
          </table:table-cell>
          <table:table-cell table:style-name="ce121"/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number-columns-repeated="5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number-columns-repeated="5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number-columns-repeated="4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0.78" calcext:value-type="percentage">
            <text:p>78%</text:p>
          </table:table-cell>
          <table:table-cell table:style-name="ce121" table:number-columns-repeated="2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6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number-columns-repeated="5" table:style-name="ce121" office:value-type="percentage" office:value="1" calcext:value-type="percentage">
            <text:p>100%</text:p>
          </table:table-cell>
          <table:table-cell table:style-name="ce121" table:number-columns-repeated="4"/>
          <table:table-cell table:style-name="ce121" office:value-type="percentage" office:value="0.74" calcext:value-type="percentage">
            <text:p>74%</text:p>
          </table:table-cell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 table:number-columns-repeated="2"/>
          <table:table-cell table:style-name="ce121" office:value-type="percentage" office:value="0.82" calcext:value-type="percentage">
            <text:p>82%</text:p>
          </table:table-cell>
          <table:table-cell table:number-columns-repeated="3"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0.96" calcext:value-type="percentage">
            <text:p>96%</text:p>
          </table:table-cell>
          <table:table-cell table:style-name="ce121" office:value-type="percentage" office:value="0.973" calcext:value-type="percentage">
            <text:p>97%</text:p>
          </table:table-cell>
          <table:table-cell table:style-name="ce121" office:value-type="percentage" office:value="0.97" calcext:value-type="percentage">
            <text:p>97%</text:p>
          </table:table-cell>
          <table:table-cell table:style-name="ce121" office:value-type="percentage" office:value="0.82" calcext:value-type="percentage">
            <text:p>82%</text:p>
          </table:table-cell>
          <table:table-cell table:style-name="ce121" office:value-type="percentage" office:value="0.95" calcext:value-type="percentage">
            <text:p>95%</text:p>
          </table:table-cell>
          <table:table-cell table:style-name="ce121" table:number-columns-repeated="3"/>
          <table:table-cell table:number-columns-repeated="2" table:style-name="ce121" office:value-type="percentage" office:value="1" calcext:value-type="percentage">
            <text:p>100%</text:p>
          </table:table-cell>
          <table:table-cell table:style-name="ce121"/>
          <table:table-cell table:style-name="ce121" office:value-type="percentage" office:value="1" calcext:value-type="percentage">
            <text:p>100%</text:p>
          </table:table-cell>
          <table:table-cell table:style-name="ce121" table:number-columns-repeated="3"/>
          <table:table-cell table:style-name="ce121" office:value-type="percentage" office:value="0.99" calcext:value-type="percentage">
            <text:p>99%</text:p>
          </table:table-cell>
          <table:table-cell table:style-name="ce121" table:number-columns-repeated="197"/>
          <table:table-cell table:number-columns-repeated="16016"/>
        </table:table-row>
        <table:table-row table:style-name="ro4">
          <table:table-cell/>
          <table:table-cell table:style-name="ce131" office:value-type="string" calcext:value-type="string">
            <text:p>Cost Savings</text:p>
          </table:table-cell>
          <table:table-cell table:number-columns-repeated="104"/>
          <table:table-cell table:number-columns-repeated="4" table:style-name="ce134" office:value-type="float" office:value="534" calcext:value-type="float">
            <text:p><text:s/>$534.00 </text:p>
          </table:table-cell>
          <table:table-cell table:number-columns-repeated="3"/>
          <table:table-cell table:style-name="ce134" office:value-type="float" office:value="667.5" calcext:value-type="float">
            <text:p><text:s/>$667.50 </text:p>
          </table:table-cell>
          <table:table-cell table:number-columns-repeated="2"/>
          <table:table-cell table:number-columns-repeated="2" table:style-name="ce134" office:value-type="float" office:value="667.5" calcext:value-type="float">
            <text:p><text:s/>$667.50 </text:p>
          </table:table-cell>
          <table:table-cell table:number-columns-repeated="3"/>
          <table:table-cell table:number-columns-repeated="2" table:style-name="ce134" office:value-type="float" office:value="801" calcext:value-type="float">
            <text:p><text:s/>$801.00 </text:p>
          </table:table-cell>
          <table:table-cell table:number-columns-repeated="6"/>
          <table:table-cell table:number-columns-repeated="2" table:style-name="ce134" office:value-type="float" office:value="934.5" calcext:value-type="float">
            <text:p><text:s/>$934.50 </text:p>
          </table:table-cell>
          <table:table-cell table:number-columns-repeated="3"/>
          <table:table-cell table:number-columns-repeated="5" table:style-name="ce134" office:value-type="float" office:value="1068" calcext:value-type="float">
            <text:p><text:s/>$1,068.00 </text:p>
          </table:table-cell>
          <table:table-cell table:number-columns-repeated="4"/>
          <table:table-cell table:number-columns-repeated="3" table:style-name="ce134" office:value-type="float" office:value="1201.5" calcext:value-type="float">
            <text:p><text:s/>$1,201.50 </text:p>
          </table:table-cell>
          <table:table-cell table:number-columns-repeated="2"/>
          <table:table-cell table:number-columns-repeated="4" table:style-name="ce134" office:value-type="float" office:value="1335" calcext:value-type="float">
            <text:p><text:s/>$1,335.00 </text:p>
          </table:table-cell>
          <table:table-cell table:number-columns-repeated="3"/>
          <table:table-cell table:number-columns-repeated="5" table:style-name="ce134" office:value-type="float" office:value="1468.5" calcext:value-type="float">
            <text:p><text:s/>$1,468.50 </text:p>
          </table:table-cell>
          <table:table-cell table:number-columns-repeated="3"/>
          <table:table-cell table:number-columns-repeated="2" table:style-name="ce134" office:value-type="float" office:value="1602" calcext:value-type="float">
            <text:p><text:s/>$1,602.00 </text:p>
          </table:table-cell>
          <table:table-cell/>
          <table:table-cell table:style-name="ce134" office:value-type="float" office:value="1602" calcext:value-type="float">
            <text:p><text:s/>$1,602.00 </text:p>
          </table:table-cell>
          <table:table-cell table:number-columns-repeated="3"/>
          <table:table-cell table:style-name="ce134" office:value-type="float" office:value="1735.5" calcext:value-type="float">
            <text:p><text:s/>$1,735.50 </text:p>
          </table:table-cell>
          <table:table-cell table:number-columns-repeated="16213"/>
        </table:table-row>
        <table:table-row table:style-name="ro4">
          <table:table-cell/>
          <table:table-cell table:style-name="ce131" office:value-type="string" calcext:value-type="string">
            <text:p>Rever's</text:p>
          </table:table-cell>
          <table:table-cell table:number-columns-repeated="28"/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3" table:style-name="ce12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2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22" office:value-type="float" office:value="3" calcext:value-type="float">
            <text:p>3</text:p>
          </table:table-cell>
          <table:table-cell table:number-columns-repeated="3"/>
          <table:table-cell table:style-name="ce12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/>
          <table:table-cell table:number-columns-repeated="5" table:style-name="ce122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2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/>
          <table:table-cell table:style-name="ce131" office:value-type="string" calcext:value-type="string">
            <text:p>Project's</text:p>
          </table:table-cell>
          <table:table-cell table:number-columns-repeated="28"/>
          <table:table-cell table:number-columns-repeated="2" table:style-name="ce122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7" table:style-name="ce122" office:value-type="float" office:value="2" calcext:value-type="float">
            <text:p>2</text:p>
          </table:table-cell>
          <table:table-cell table:number-columns-repeated="6" table:style-name="ce12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12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number-columns-repeated="3"/>
          <table:table-cell table:style-name="ce122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22" office:value-type="float" office:value="3" calcext:value-type="float">
            <text:p>3</text:p>
          </table:table-cell>
          <table:table-cell table:number-columns-repeated="4" table:style-name="ce122" office:value-type="float" office:value="4" calcext:value-type="float">
            <text:p>4</text:p>
          </table:table-cell>
          <table:table-cell table:number-columns-repeated="2"/>
          <table:table-cell table:number-columns-repeated="5" table:style-name="ce122" office:value-type="float" office:value="5" calcext:value-type="float">
            <text:p>5</text:p>
          </table:table-cell>
          <table:table-cell table:number-columns-repeated="2"/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2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number-columns-repeated="3"/>
          <table:table-cell table:number-columns-repeated="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2" office:value-type="float" office:value="5" calcext:value-type="float">
            <text:p>5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213"/>
        </table:table-row>
        <table:table-row table:style-name="ro4">
          <table:table-cell/>
          <table:table-cell office:value-type="string" calcext:value-type="string">
            <text:p>Aging jobs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Errors count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1. Recognition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2. how many Gembas performed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3. How may days from last boxing area work injuries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4. Who has PTO when</text:p>
          </table:table-cell>
          <table:table-cell table:number-columns-repeated="16382"/>
        </table:table-row>
        <table:table-row table:style-name="ro4">
          <table:table-cell/>
          <table:table-cell table:style-name="ce132" office:value-type="string" calcext:value-type="string">
            <text:p>5. Jobs on hold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6. Truck schedules/shipments</text:p>
          </table:table-cell>
          <table:table-cell table:number-columns-repeated="16382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ecognitions" table:style-name="ta3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80"/>
        <table:table-row table:style-name="ro4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ecognition</text:p>
          </table:table-cell>
          <table:table-cell office:value-type="string" calcext:value-type="string">
            <text:p>Date</text:p>
          </table:table-cell>
        </table:table-row>
        <table:table-row table:style-name="ro4">
          <table:table-cell office:value-type="string" calcext:value-type="string">
            <text:p>Trevor</text:p>
          </table:table-cell>
          <table:table-cell office:value-type="string" calcext:value-type="string">
            <text:p>Nyman</text:p>
          </table:table-cell>
          <table:table-cell office:value-type="string" calcext:value-type="string">
            <text:p>Helping to keep both areas clean and organized</text:p>
          </table:table-cell>
          <table:table-cell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5 years of service</text:p>
          </table:table-cell>
          <table:table-cell table:style-name="ce135" office:value-type="date" office:date-value="2024-04-15" calcext:value-type="date">
            <text:p>15-Apr-24</text:p>
          </table:table-cell>
        </table:table-row>
        <table:table-row table:style-name="ro4">
          <table:table-cell office:value-type="string" calcext:value-type="string">
            <text:p>Delf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Always staying on task and ensuring product is flowing</text:p>
          </table:table-cell>
          <table:table-cell table:style-name="ce135" office:value-type="date" office:date-value="2024-04-16" calcext:value-type="date">
            <text:p>16-Apr-24</text:p>
          </table:table-cell>
        </table:table-row>
        <table:table-row table:style-name="ro4">
          <table:table-cell office:value-type="string" calcext:value-type="string">
            <text:p>Delf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olding down the fort upstairs</text:p>
          </table:table-cell>
          <table:table-cell table:style-name="ce135" office:value-type="date" office:date-value="2024-04-29" calcext:value-type="date">
            <text:p>29-Apr-24</text:p>
          </table:table-cell>
        </table:table-row>
        <table:table-row table:style-name="ro4">
          <table:table-cell office:value-type="string" calcext:value-type="string">
            <text:p>Weekend</text:p>
          </table:table-cell>
          <table:table-cell/>
          <table:table-cell office:value-type="string" calcext:value-type="string">
            <text:p>Staying operational with leadership out</text:p>
          </table:table-cell>
          <table:table-cell table:style-name="ce135" office:value-type="date" office:date-value="2024-05-12" calcext:value-type="date">
            <text:p>12-May-24</text:p>
          </table:table-cell>
        </table:table-row>
        <table:table-row table:style-name="ro4" table:number-rows-repeated="104856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Error Tracker" table:style-name="ta4">
        <table:table-column table:style-name="co10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"/>
        <table:table-column table:style-name="co18" table:default-cell-style-name="ce1"/>
        <table:table-column table:style-name="co7" table:number-columns-repeated="16378"/>
        <table:table-row table:style-name="ro4">
          <table:table-cell table:style-name="ce136" office:value-type="string" calcext:value-type="string">
            <text:p>Date</text:p>
          </table:table-cell>
          <table:table-cell table:style-name="ce136" office:value-type="string" calcext:value-type="string">
            <text:p>Shift</text:p>
          </table:table-cell>
          <table:table-cell table:style-name="ce136" office:value-type="string" calcext:value-type="string">
            <text:p>Lot</text:p>
          </table:table-cell>
          <table:table-cell table:style-name="ce136" office:value-type="string" calcext:value-type="string">
            <text:p>Error</text:p>
          </table:table-cell>
          <table:table-cell table:style-name="ce140" office:value-type="string" calcext:value-type="string">
            <text:p>First</text:p>
          </table:table-cell>
          <table:table-cell table:style-name="ce140" office:value-type="string" calcext:value-type="string">
            <text:p>Last</text:p>
          </table:table-cell>
        </table:table-row>
        <table:table-row table:style-name="ro4">
          <table:table-cell table:style-name="ce137" office:value-type="date" office:date-value="2024-01-30" calcext:value-type="date">
            <text:p>30-Jan-24</text:p>
          </table:table-cell>
          <table:table-cell table:style-name="ce139" office:value-type="string" calcext:value-type="string">
            <text:p>B</text:p>
          </table:table-cell>
          <table:table-cell table:style-name="ce139"/>
          <table:table-cell table:style-name="ce139" office:value-type="string" calcext:value-type="string">
            <text:p>.02 boxes used when .03 were required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2-07" calcext:value-type="date">
            <text:p>7-Feb-24</text:p>
          </table:table-cell>
          <table:table-cell table:style-name="ce139" office:value-type="string" calcext:value-type="string">
            <text:p>B</text:p>
          </table:table-cell>
          <table:table-cell table:style-name="ce139"/>
          <table:table-cell table:style-name="ce139" office:value-type="string" calcext:value-type="string">
            <text:p>Pallet loaded on truck without being scanned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2-14" calcext:value-type="date">
            <text:p>14-Feb-24</text:p>
          </table:table-cell>
          <table:table-cell table:style-name="ce139" office:value-type="string" calcext:value-type="string">
            <text:p>A</text:p>
          </table:table-cell>
          <table:table-cell table:style-name="ce139"/>
          <table:table-cell table:style-name="ce139" office:value-type="string" calcext:value-type="string">
            <text:p>GSK sent to Fort Worth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2-14" calcext:value-type="date">
            <text:p>14-Feb-24</text:p>
          </table:table-cell>
          <table:table-cell table:style-name="ce139" office:value-type="string" calcext:value-type="string">
            <text:p>A</text:p>
          </table:table-cell>
          <table:table-cell table:style-name="ce139"/>
          <table:table-cell table:style-name="ce139" office:value-type="string" calcext:value-type="string">
            <text:p>Engineering job sent to Fort Worth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3-19" calcext:value-type="date">
            <text:p>19-Mar-24</text:p>
          </table:table-cell>
          <table:table-cell table:style-name="ce139" office:value-type="string" calcext:value-type="string">
            <text:p>B</text:p>
          </table:table-cell>
          <table:table-cell table:style-name="ce139"/>
          <table:table-cell table:style-name="ce139" office:value-type="string" calcext:value-type="string">
            <text:p>Job boxed in wrong box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3-28" calcext:value-type="date">
            <text:p>28-Mar-24</text:p>
          </table:table-cell>
          <table:table-cell table:style-name="ce139" office:value-type="string" calcext:value-type="string">
            <text:p>B</text:p>
          </table:table-cell>
          <table:table-cell table:style-name="ce139"/>
          <table:table-cell table:style-name="ce139" office:value-type="string" calcext:value-type="string">
            <text:p>Missing handling labels</text:p>
          </table:table-cell>
          <table:table-cell table:style-name="ce141" office:value-type="string" calcext:value-type="string">
            <text:p>Jonathen</text:p>
          </table:table-cell>
          <table:table-cell table:style-name="ce141" office:value-type="string" calcext:value-type="string">
            <text:p>Chen</text:p>
          </table:table-cell>
        </table:table-row>
        <table:table-row table:style-name="ro4">
          <table:table-cell table:style-name="ce137" office:value-type="date" office:date-value="2024-04-02" calcext:value-type="date">
            <text:p>2-Apr-24</text:p>
          </table:table-cell>
          <table:table-cell table:style-name="ce139" office:value-type="string" calcext:value-type="string">
            <text:p>B</text:p>
          </table:table-cell>
          <table:table-cell table:style-name="ce139"/>
          <table:table-cell table:style-name="ce139" office:value-type="string" calcext:value-type="string">
            <text:p>Label verification placed in wrong PCD</text:p>
          </table:table-cell>
          <table:table-cell table:style-name="ce141" table:number-columns-repeated="2"/>
        </table:table-row>
        <table:table-row table:style-name="ro4">
          <table:table-cell table:style-name="ce137" office:value-type="date" office:date-value="2024-04-02" calcext:value-type="date">
            <text:p>2-Apr-24</text:p>
          </table:table-cell>
          <table:table-cell table:style-name="ce139" office:value-type="string" calcext:value-type="string">
            <text:p>B</text:p>
          </table:table-cell>
          <table:table-cell table:style-name="ce139" office:value-type="string" calcext:value-type="string">
            <text:p>EKD518734</text:p>
          </table:table-cell>
          <table:table-cell table:style-name="ce139"/>
          <table:table-cell table:style-name="ce141" table:number-columns-repeated="2"/>
        </table:table-row>
        <table:table-row table:style-name="ro5" table:number-rows-repeated="1048566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Production" table:style-name="ta5">
        <table:table-column table:style-name="co7" table:default-cell-style-name="Default"/>
        <table:table-column table:style-name="co10" table:default-cell-style-name="ce145"/>
        <table:table-column table:style-name="co19" table:default-cell-style-name="ce145"/>
        <table:table-column table:style-name="co7" table:default-cell-style-name="Default"/>
        <table:table-column table:style-name="co20" table:default-cell-style-name="ce5"/>
        <table:table-column table:style-name="co14" table:default-cell-style-name="ce5"/>
        <table:table-column table:style-name="co21" table:default-cell-style-name="ce150"/>
        <table:table-column table:style-name="co7" table:default-cell-style-name="Default"/>
        <table:table-column table:style-name="co22" table:default-cell-style-name="ce145"/>
        <table:table-column table:style-name="co23" table:default-cell-style-name="ce145"/>
        <table:table-column table:style-name="co7" table:default-cell-style-name="ce153"/>
        <table:table-column table:style-name="co7" table:default-cell-style-name="Default"/>
        <table:table-column table:style-name="co20" table:default-cell-style-name="ce5"/>
        <table:table-column table:style-name="co14" table:default-cell-style-name="ce5"/>
        <table:table-column table:style-name="co21" table:default-cell-style-name="ce150"/>
        <table:table-column table:style-name="co7" table:number-columns-repeated="16369" table:default-cell-style-name="Default"/>
        <table:table-row table:style-name="ro1">
          <table:table-cell table:style-name="ce142" office:value-type="string" calcext:value-type="string" table:number-columns-spanned="7" table:number-rows-spanned="1">
            <text:p>Assembly</text:p>
          </table:table-cell>
          <table:covered-table-cell table:number-columns-repeated="6" table:style-name="ce142"/>
          <table:table-cell table:style-name="ce142" office:value-type="string" calcext:value-type="string" table:number-columns-spanned="8" table:number-rows-spanned="1">
            <text:p>Assembly</text:p>
          </table:table-cell>
          <table:covered-table-cell table:number-columns-repeated="7" table:style-name="ce142"/>
          <table:table-cell table:number-columns-repeated="16369"/>
        </table:table-row>
        <table:table-row table:style-name="ro4">
          <table:table-cell/>
          <table:table-cell table:style-name="ce143" office:value-type="string" calcext:value-type="string">
            <text:p>Boxing</text:p>
          </table:table-cell>
          <table:table-cell table:style-name="ce143" office:value-type="string" calcext:value-type="string">
            <text:p>Production</text:p>
          </table:table-cell>
          <table:table-cell/>
          <table:table-cell table:style-name="ce146" office:value-type="string" calcext:value-type="string">
            <text:p>Jobs Built</text:p>
          </table:table-cell>
          <table:table-cell table:style-name="ce146" office:value-type="string" calcext:value-type="string">
            <text:p>Jobs Boxed</text:p>
          </table:table-cell>
          <table:table-cell table:style-name="ce148" office:value-type="string" calcext:value-type="string">
            <text:p>Productivity</text:p>
          </table:table-cell>
          <table:table-cell/>
          <table:table-cell table:style-name="ce143" office:value-type="string" calcext:value-type="string">
            <text:p>Boxing</text:p>
          </table:table-cell>
          <table:table-cell table:style-name="ce143" office:value-type="string" calcext:value-type="string">
            <text:p>Production</text:p>
          </table:table-cell>
          <table:table-cell table:style-name="ce143" office:value-type="string" calcext:value-type="string">
            <text:p>Boxed?</text:p>
          </table:table-cell>
          <table:table-cell/>
          <table:table-cell table:style-name="ce146" office:value-type="string" calcext:value-type="string">
            <text:p>Jobs Built</text:p>
          </table:table-cell>
          <table:table-cell table:style-name="ce146" office:value-type="string" calcext:value-type="string">
            <text:p>Jobs Boxed</text:p>
          </table:table-cell>
          <table:table-cell table:style-name="ce148" office:value-type="string" calcext:value-type="string">
            <text:p>Productivity</text:p>
          </table:table-cell>
          <table:table-cell table:number-columns-repeated="16369"/>
        </table:table-row>
        <table:table-row table:style-name="ro4">
          <table:table-cell/>
          <table:table-cell table:style-name="ce144" office:value-type="float" office:value="3261539" calcext:value-type="float">
            <text:p>3261539</text:p>
          </table:table-cell>
          <table:table-cell office:value-type="float" office:value="3262175" calcext:value-type="float">
            <text:p>3262175</text:p>
          </table:table-cell>
          <table:table-cell/>
          <table:table-cell table:style-name="ce147" table:formula="of:=COUNT([.C3:.C1048576])" office:value-type="float" office:value="11" calcext:value-type="float">
            <text:p>11</text:p>
          </table:table-cell>
          <table:table-cell table:style-name="ce147" table:formula="of:=COUNT([.B3:.B199])" office:value-type="float" office:value="20" calcext:value-type="float">
            <text:p>20</text:p>
          </table:table-cell>
          <table:table-cell table:style-name="ce149" table:formula="of:=[.F3]/[.E3]" office:value-type="percentage" office:value="1.81818181818182" calcext:value-type="percentage">
            <text:p>182%</text:p>
          </table:table-cell>
          <table:table-cell/>
          <table:table-cell table:style-name="ce151" office:value-type="float" office:value="3254072" calcext:value-type="float">
            <text:p>3254072</text:p>
          </table:table-cell>
          <table:table-cell table:style-name="ce151" office:value-type="float" office:value="3229353" calcext:value-type="float">
            <text:p>3229353</text:p>
          </table:table-cell>
          <table:table-cell table:style-name="ce152" table:formula="of:=IF(COUNTIF([.I:.I];[.J3])&gt;0;&quot;Yes&quot;;&quot;No&quot;)" office:value-type="string" office:string-value="No" calcext:value-type="string">
            <text:p>No</text:p>
          </table:table-cell>
          <table:table-cell/>
          <table:table-cell table:style-name="ce147" table:formula="of:=COUNTA([.J3:.J1048576])" office:value-type="float" office:value="10" calcext:value-type="float">
            <text:p>10</text:p>
          </table:table-cell>
          <table:table-cell table:style-name="ce147" table:formula="of:=COUNTIF([.K3:.K199];&quot;Yes&quot;)" office:value-type="float" office:value="8" calcext:value-type="float">
            <text:p>8</text:p>
          </table:table-cell>
          <table:table-cell table:style-name="ce149" table:formula="of:=[.N3]/[.M3]" office:value-type="percentage" office:value="0.8" calcext:value-type="percentage">
            <text:p>80%</text:p>
          </table:table-cell>
          <table:table-cell table:number-columns-repeated="16369"/>
        </table:table-row>
        <table:table-row table:style-name="ro4">
          <table:table-cell/>
          <table:table-cell table:style-name="ce144" office:value-type="float" office:value="3274377" calcext:value-type="float">
            <text:p>3274377</text:p>
          </table:table-cell>
          <table:table-cell office:value-type="float" office:value="3271600" calcext:value-type="float">
            <text:p>3271600</text:p>
          </table:table-cell>
          <table:table-cell table:number-columns-repeated="5"/>
          <table:table-cell office:value-type="float" office:value="3260477" calcext:value-type="float">
            <text:p>3260477</text:p>
          </table:table-cell>
          <table:table-cell office:value-type="float" office:value="3271611" calcext:value-type="float">
            <text:p>3271611</text:p>
          </table:table-cell>
          <table:table-cell table:style-name="ce152" table:formula="of:=IF(COUNTIF([.I:.I];[.J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6906" calcext:value-type="float">
            <text:p>3266906</text:p>
          </table:table-cell>
          <table:table-cell office:value-type="float" office:value="3271276" calcext:value-type="float">
            <text:p>3271276</text:p>
          </table:table-cell>
          <table:table-cell table:number-columns-repeated="5"/>
          <table:table-cell office:value-type="float" office:value="3276379" calcext:value-type="float">
            <text:p>3276379</text:p>
          </table:table-cell>
          <table:table-cell office:value-type="float" office:value="3280197" calcext:value-type="float">
            <text:p>3280197</text:p>
          </table:table-cell>
          <table:table-cell table:style-name="ce152" table:formula="of:=IF(COUNTIF([.I:.I];[.J5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4181" calcext:value-type="float">
            <text:p>3264181</text:p>
          </table:table-cell>
          <table:table-cell office:value-type="float" office:value="3253081" calcext:value-type="float">
            <text:p>3253081</text:p>
          </table:table-cell>
          <table:table-cell table:number-columns-repeated="5"/>
          <table:table-cell office:value-type="float" office:value="3238671" calcext:value-type="float">
            <text:p>3238671</text:p>
          </table:table-cell>
          <table:table-cell office:value-type="float" office:value="3276391" calcext:value-type="float">
            <text:p>3276391</text:p>
          </table:table-cell>
          <table:table-cell table:style-name="ce152" table:formula="of:=IF(COUNTIF([.I:.I];[.J6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46779" calcext:value-type="float">
            <text:p>3246779</text:p>
          </table:table-cell>
          <table:table-cell office:value-type="float" office:value="3268881" calcext:value-type="float">
            <text:p>3268881</text:p>
          </table:table-cell>
          <table:table-cell table:number-columns-repeated="5"/>
          <table:table-cell office:value-type="float" office:value="3263375" calcext:value-type="float">
            <text:p>3263375</text:p>
          </table:table-cell>
          <table:table-cell office:value-type="float" office:value="3277901" calcext:value-type="float">
            <text:p>3277901</text:p>
          </table:table-cell>
          <table:table-cell table:style-name="ce152" table:formula="of:=IF(COUNTIF([.I:.I];[.J7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44738" calcext:value-type="float">
            <text:p>3244738</text:p>
          </table:table-cell>
          <table:table-cell office:value-type="float" office:value="3262155" calcext:value-type="float">
            <text:p>3262155</text:p>
          </table:table-cell>
          <table:table-cell table:number-columns-repeated="5"/>
          <table:table-cell office:value-type="float" office:value="3266911" calcext:value-type="float">
            <text:p>3266911</text:p>
          </table:table-cell>
          <table:table-cell office:value-type="float" office:value="3249781" calcext:value-type="float">
            <text:p>3249781</text:p>
          </table:table-cell>
          <table:table-cell table:style-name="ce152" table:formula="of:=IF(COUNTIF([.I:.I];[.J8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71291" calcext:value-type="float">
            <text:p>3271291</text:p>
          </table:table-cell>
          <table:table-cell office:value-type="float" office:value="3266887" calcext:value-type="float">
            <text:p>3266887</text:p>
          </table:table-cell>
          <table:table-cell table:number-columns-repeated="5"/>
          <table:table-cell office:value-type="float" office:value="3267900" calcext:value-type="float">
            <text:p>3267900</text:p>
          </table:table-cell>
          <table:table-cell office:value-type="float" office:value="3273639" calcext:value-type="float">
            <text:p>3273639</text:p>
          </table:table-cell>
          <table:table-cell table:style-name="ce152" table:formula="of:=IF(COUNTIF([.I:.I];[.J9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56375" calcext:value-type="float">
            <text:p>3256375</text:p>
          </table:table-cell>
          <table:table-cell office:value-type="float" office:value="3250355" calcext:value-type="float">
            <text:p>3250355</text:p>
          </table:table-cell>
          <table:table-cell table:number-columns-repeated="5"/>
          <table:table-cell office:value-type="float" office:value="3282702" calcext:value-type="float">
            <text:p>3282702</text:p>
          </table:table-cell>
          <table:table-cell office:value-type="float" office:value="3273638" calcext:value-type="float">
            <text:p>3273638</text:p>
          </table:table-cell>
          <table:table-cell table:style-name="ce152" table:formula="of:=IF(COUNTIF([.I:.I];[.J10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48702" calcext:value-type="float">
            <text:p>3248702</text:p>
          </table:table-cell>
          <table:table-cell office:value-type="float" office:value="3260502" calcext:value-type="float">
            <text:p>3260502</text:p>
          </table:table-cell>
          <table:table-cell table:number-columns-repeated="5"/>
          <table:table-cell office:value-type="float" office:value="3264771" calcext:value-type="float">
            <text:p>3264771</text:p>
          </table:table-cell>
          <table:table-cell office:value-type="float" office:value="3229183" calcext:value-type="float">
            <text:p>3229183</text:p>
          </table:table-cell>
          <table:table-cell table:style-name="ce152" table:formula="of:=IF(COUNTIF([.I:.I];[.J11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2799" calcext:value-type="float">
            <text:p>3262799</text:p>
          </table:table-cell>
          <table:table-cell office:value-type="float" office:value="3254993" calcext:value-type="float">
            <text:p>3254993</text:p>
          </table:table-cell>
          <table:table-cell table:number-columns-repeated="5"/>
          <table:table-cell office:value-type="float" office:value="3260102" calcext:value-type="float">
            <text:p>3260102</text:p>
          </table:table-cell>
          <table:table-cell office:value-type="float" office:value="3262471" calcext:value-type="float">
            <text:p>3262471</text:p>
          </table:table-cell>
          <table:table-cell table:style-name="ce152" table:formula="of:=IF(COUNTIF([.I:.I];[.J12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71607" calcext:value-type="float">
            <text:p>3271607</text:p>
          </table:table-cell>
          <table:table-cell office:value-type="float" office:value="3256383" calcext:value-type="float">
            <text:p>3256383</text:p>
          </table:table-cell>
          <table:table-cell table:number-columns-repeated="5"/>
          <table:table-cell office:value-type="float" office:value="3269496" calcext:value-type="float">
            <text:p>3269496</text:p>
          </table:table-cell>
          <table:table-cell/>
          <table:table-cell table:style-name="ce152" table:formula="of:=IF(COUNTIF([.I:.I];[.J1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8278" calcext:value-type="float">
            <text:p>3268278</text:p>
          </table:table-cell>
          <table:table-cell table:number-columns-repeated="6"/>
          <table:table-cell office:value-type="float" office:value="3252240" calcext:value-type="float">
            <text:p>3252240</text:p>
          </table:table-cell>
          <table:table-cell/>
          <table:table-cell table:style-name="ce152" table:formula="of:=IF(COUNTIF([.I:.I];[.J1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50893" calcext:value-type="float">
            <text:p>3250893</text:p>
          </table:table-cell>
          <table:table-cell table:number-columns-repeated="6"/>
          <table:table-cell office:value-type="float" office:value="3229052" calcext:value-type="float">
            <text:p>3229052</text:p>
          </table:table-cell>
          <table:table-cell/>
          <table:table-cell table:style-name="ce152" table:formula="of:=IF(COUNTIF([.I:.I];[.J1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44281" calcext:value-type="float">
            <text:p>3244281</text:p>
          </table:table-cell>
          <table:table-cell table:number-columns-repeated="6"/>
          <table:table-cell office:value-type="float" office:value="3267005" calcext:value-type="float">
            <text:p>3267005</text:p>
          </table:table-cell>
          <table:table-cell/>
          <table:table-cell table:style-name="ce152" table:formula="of:=IF(COUNTIF([.I:.I];[.J1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3373" calcext:value-type="float">
            <text:p>3263373</text:p>
          </table:table-cell>
          <table:table-cell table:number-columns-repeated="6"/>
          <table:table-cell office:value-type="float" office:value="3261886" calcext:value-type="float">
            <text:p>3261886</text:p>
          </table:table-cell>
          <table:table-cell/>
          <table:table-cell table:style-name="ce152" table:formula="of:=IF(COUNTIF([.I:.I];[.J1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43720" calcext:value-type="float">
            <text:p>3243720</text:p>
          </table:table-cell>
          <table:table-cell table:number-columns-repeated="6"/>
          <table:table-cell office:value-type="float" office:value="3260489" calcext:value-type="float">
            <text:p>3260489</text:p>
          </table:table-cell>
          <table:table-cell/>
          <table:table-cell table:style-name="ce152" table:formula="of:=IF(COUNTIF([.I:.I];[.J1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71981" calcext:value-type="float">
            <text:p>3271981</text:p>
          </table:table-cell>
          <table:table-cell table:number-columns-repeated="6"/>
          <table:table-cell office:value-type="float" office:value="3269503" calcext:value-type="float">
            <text:p>3269503</text:p>
          </table:table-cell>
          <table:table-cell/>
          <table:table-cell table:style-name="ce152" table:formula="of:=IF(COUNTIF([.I:.I];[.J1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71982" calcext:value-type="float">
            <text:p>3271982</text:p>
          </table:table-cell>
          <table:table-cell table:number-columns-repeated="6"/>
          <table:table-cell office:value-type="float" office:value="3277900" calcext:value-type="float">
            <text:p>3277900</text:p>
          </table:table-cell>
          <table:table-cell/>
          <table:table-cell table:style-name="ce152" table:formula="of:=IF(COUNTIF([.I:.I];[.J2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5875" calcext:value-type="float">
            <text:p>3265875</text:p>
          </table:table-cell>
          <table:table-cell table:number-columns-repeated="6"/>
          <table:table-cell office:value-type="float" office:value="3277908" calcext:value-type="float">
            <text:p>3277908</text:p>
          </table:table-cell>
          <table:table-cell/>
          <table:table-cell table:style-name="ce152" table:formula="of:=IF(COUNTIF([.I:.I];[.J2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 office:value-type="float" office:value="3263255" calcext:value-type="float">
            <text:p>3263255</text:p>
          </table:table-cell>
          <table:table-cell table:number-columns-repeated="6"/>
          <table:table-cell office:value-type="float" office:value="3277973" calcext:value-type="float">
            <text:p>3277973</text:p>
          </table:table-cell>
          <table:table-cell/>
          <table:table-cell table:style-name="ce152" table:formula="of:=IF(COUNTIF([.I:.I];[.J2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65274" calcext:value-type="float">
            <text:p>3265274</text:p>
          </table:table-cell>
          <table:table-cell/>
          <table:table-cell table:style-name="ce152" table:formula="of:=IF(COUNTIF([.I:.I];[.J2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64971" calcext:value-type="float">
            <text:p>3264971</text:p>
          </table:table-cell>
          <table:table-cell/>
          <table:table-cell table:style-name="ce152" table:formula="of:=IF(COUNTIF([.I:.I];[.J2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58876" calcext:value-type="float">
            <text:p>3258876</text:p>
          </table:table-cell>
          <table:table-cell/>
          <table:table-cell table:style-name="ce152" table:formula="of:=IF(COUNTIF([.I:.I];[.J2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54074" calcext:value-type="float">
            <text:p>3254074</text:p>
          </table:table-cell>
          <table:table-cell/>
          <table:table-cell table:style-name="ce152" table:formula="of:=IF(COUNTIF([.I:.I];[.J2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74176" calcext:value-type="float">
            <text:p>3274176</text:p>
          </table:table-cell>
          <table:table-cell/>
          <table:table-cell table:style-name="ce152" table:formula="of:=IF(COUNTIF([.I:.I];[.J2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30326" calcext:value-type="float">
            <text:p>3230326</text:p>
          </table:table-cell>
          <table:table-cell/>
          <table:table-cell table:style-name="ce152" table:formula="of:=IF(COUNTIF([.I:.I];[.J2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44"/>
          <table:table-cell table:number-columns-repeated="6"/>
          <table:table-cell office:value-type="float" office:value="3271588" calcext:value-type="float">
            <text:p>3271588</text:p>
          </table:table-cell>
          <table:table-cell/>
          <table:table-cell table:style-name="ce152" table:formula="of:=IF(COUNTIF([.I:.I];[.J2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73" calcext:value-type="float">
            <text:p>3276373</text:p>
          </table:table-cell>
          <table:table-cell/>
          <table:table-cell table:style-name="ce152" table:formula="of:=IF(COUNTIF([.I:.I];[.J3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098" calcext:value-type="float">
            <text:p>3262098</text:p>
          </table:table-cell>
          <table:table-cell/>
          <table:table-cell table:style-name="ce152" table:formula="of:=IF(COUNTIF([.I:.I];[.J3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636" calcext:value-type="float">
            <text:p>3277636</text:p>
          </table:table-cell>
          <table:table-cell/>
          <table:table-cell table:style-name="ce152" table:formula="of:=IF(COUNTIF([.I:.I];[.J3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513" calcext:value-type="float">
            <text:p>3260513</text:p>
          </table:table-cell>
          <table:table-cell/>
          <table:table-cell table:style-name="ce152" table:formula="of:=IF(COUNTIF([.I:.I];[.J3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9781" calcext:value-type="float">
            <text:p>3269781</text:p>
          </table:table-cell>
          <table:table-cell/>
          <table:table-cell table:style-name="ce152" table:formula="of:=IF(COUNTIF([.I:.I];[.J3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894" calcext:value-type="float">
            <text:p>3276894</text:p>
          </table:table-cell>
          <table:table-cell/>
          <table:table-cell table:style-name="ce152" table:formula="of:=IF(COUNTIF([.I:.I];[.J3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48" calcext:value-type="float">
            <text:p>3261548</text:p>
          </table:table-cell>
          <table:table-cell/>
          <table:table-cell table:style-name="ce152" table:formula="of:=IF(COUNTIF([.I:.I];[.J3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0075" calcext:value-type="float">
            <text:p>3270075</text:p>
          </table:table-cell>
          <table:table-cell/>
          <table:table-cell table:style-name="ce152" table:formula="of:=IF(COUNTIF([.I:.I];[.J3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4141" calcext:value-type="float">
            <text:p>3264141</text:p>
          </table:table-cell>
          <table:table-cell/>
          <table:table-cell table:style-name="ce152" table:formula="of:=IF(COUNTIF([.I:.I];[.J3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8594" calcext:value-type="float">
            <text:p>3278594</text:p>
          </table:table-cell>
          <table:table-cell/>
          <table:table-cell table:style-name="ce152" table:formula="of:=IF(COUNTIF([.I:.I];[.J3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880" calcext:value-type="float">
            <text:p>3276880</text:p>
          </table:table-cell>
          <table:table-cell/>
          <table:table-cell table:style-name="ce152" table:formula="of:=IF(COUNTIF([.I:.I];[.J4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12" calcext:value-type="float">
            <text:p>3261512</text:p>
          </table:table-cell>
          <table:table-cell/>
          <table:table-cell table:style-name="ce152" table:formula="of:=IF(COUNTIF([.I:.I];[.J4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52" calcext:value-type="float">
            <text:p>3261552</text:p>
          </table:table-cell>
          <table:table-cell/>
          <table:table-cell table:style-name="ce152" table:formula="of:=IF(COUNTIF([.I:.I];[.J4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40" calcext:value-type="float">
            <text:p>3229140</text:p>
          </table:table-cell>
          <table:table-cell/>
          <table:table-cell table:style-name="ce152" table:formula="of:=IF(COUNTIF([.I:.I];[.J4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5773" calcext:value-type="float">
            <text:p>3275773</text:p>
          </table:table-cell>
          <table:table-cell/>
          <table:table-cell table:style-name="ce152" table:formula="of:=IF(COUNTIF([.I:.I];[.J4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5784" calcext:value-type="float">
            <text:p>3275784</text:p>
          </table:table-cell>
          <table:table-cell/>
          <table:table-cell table:style-name="ce152" table:formula="of:=IF(COUNTIF([.I:.I];[.J4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4176" calcext:value-type="float">
            <text:p>3264176</text:p>
          </table:table-cell>
          <table:table-cell/>
          <table:table-cell table:style-name="ce152" table:formula="of:=IF(COUNTIF([.I:.I];[.J4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4174" calcext:value-type="float">
            <text:p>3274174</text:p>
          </table:table-cell>
          <table:table-cell/>
          <table:table-cell table:style-name="ce152" table:formula="of:=IF(COUNTIF([.I:.I];[.J4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5" calcext:value-type="float">
            <text:p>3277905</text:p>
          </table:table-cell>
          <table:table-cell/>
          <table:table-cell table:style-name="ce152" table:formula="of:=IF(COUNTIF([.I:.I];[.J4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9482" calcext:value-type="float">
            <text:p>3269482</text:p>
          </table:table-cell>
          <table:table-cell/>
          <table:table-cell table:style-name="ce152" table:formula="of:=IF(COUNTIF([.I:.I];[.J4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4070" calcext:value-type="float">
            <text:p>3254070</text:p>
          </table:table-cell>
          <table:table-cell/>
          <table:table-cell table:style-name="ce152" table:formula="of:=IF(COUNTIF([.I:.I];[.J5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8698" calcext:value-type="float">
            <text:p>3248698</text:p>
          </table:table-cell>
          <table:table-cell/>
          <table:table-cell table:style-name="ce152" table:formula="of:=IF(COUNTIF([.I:.I];[.J5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72" calcext:value-type="float">
            <text:p>3229172</text:p>
          </table:table-cell>
          <table:table-cell/>
          <table:table-cell table:style-name="ce152" table:formula="of:=IF(COUNTIF([.I:.I];[.J5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6390" calcext:value-type="float">
            <text:p>3226390</text:p>
          </table:table-cell>
          <table:table-cell/>
          <table:table-cell table:style-name="ce152" table:formula="of:=IF(COUNTIF([.I:.I];[.J5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8681" calcext:value-type="float">
            <text:p>3278681</text:p>
          </table:table-cell>
          <table:table-cell/>
          <table:table-cell table:style-name="ce152" table:formula="of:=IF(COUNTIF([.I:.I];[.J5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80" calcext:value-type="float">
            <text:p>3280880</text:p>
          </table:table-cell>
          <table:table-cell/>
          <table:table-cell table:style-name="ce152" table:formula="of:=IF(COUNTIF([.I:.I];[.J5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4081" calcext:value-type="float">
            <text:p>3254081</text:p>
          </table:table-cell>
          <table:table-cell/>
          <table:table-cell table:style-name="ce152" table:formula="of:=IF(COUNTIF([.I:.I];[.J5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32800" calcext:value-type="float">
            <text:p>3232800</text:p>
          </table:table-cell>
          <table:table-cell/>
          <table:table-cell table:style-name="ce152" table:formula="of:=IF(COUNTIF([.I:.I];[.J5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75" calcext:value-type="float">
            <text:p>3276375</text:p>
          </table:table-cell>
          <table:table-cell/>
          <table:table-cell table:style-name="ce152" table:formula="of:=IF(COUNTIF([.I:.I];[.J5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064" calcext:value-type="float">
            <text:p>3229064</text:p>
          </table:table-cell>
          <table:table-cell/>
          <table:table-cell table:style-name="ce152" table:formula="of:=IF(COUNTIF([.I:.I];[.J5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080" calcext:value-type="float">
            <text:p>3229080</text:p>
          </table:table-cell>
          <table:table-cell/>
          <table:table-cell table:style-name="ce152" table:formula="of:=IF(COUNTIF([.I:.I];[.J6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494" calcext:value-type="float">
            <text:p>3260494</text:p>
          </table:table-cell>
          <table:table-cell/>
          <table:table-cell table:style-name="ce152" table:formula="of:=IF(COUNTIF([.I:.I];[.J6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8875" calcext:value-type="float">
            <text:p>3258875</text:p>
          </table:table-cell>
          <table:table-cell/>
          <table:table-cell table:style-name="ce152" table:formula="of:=IF(COUNTIF([.I:.I];[.J6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1" calcext:value-type="float">
            <text:p>3277901</text:p>
          </table:table-cell>
          <table:table-cell/>
          <table:table-cell table:style-name="ce152" table:formula="of:=IF(COUNTIF([.I:.I];[.J6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4" calcext:value-type="float">
            <text:p>3277904</text:p>
          </table:table-cell>
          <table:table-cell/>
          <table:table-cell table:style-name="ce152" table:formula="of:=IF(COUNTIF([.I:.I];[.J6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1992" calcext:value-type="float">
            <text:p>3271992</text:p>
          </table:table-cell>
          <table:table-cell/>
          <table:table-cell table:style-name="ce152" table:formula="of:=IF(COUNTIF([.I:.I];[.J6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2263" calcext:value-type="float">
            <text:p>3272263</text:p>
          </table:table-cell>
          <table:table-cell/>
          <table:table-cell table:style-name="ce152" table:formula="of:=IF(COUNTIF([.I:.I];[.J6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81" calcext:value-type="float">
            <text:p>3276381</text:p>
          </table:table-cell>
          <table:table-cell/>
          <table:table-cell table:style-name="ce152" table:formula="of:=IF(COUNTIF([.I:.I];[.J6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9022" calcext:value-type="float">
            <text:p>3279022</text:p>
          </table:table-cell>
          <table:table-cell/>
          <table:table-cell table:style-name="ce152" table:formula="of:=IF(COUNTIF([.I:.I];[.J6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471" calcext:value-type="float">
            <text:p>3262471</text:p>
          </table:table-cell>
          <table:table-cell/>
          <table:table-cell table:style-name="ce152" table:formula="of:=IF(COUNTIF([.I:.I];[.J6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194" calcext:value-type="float">
            <text:p>3280194</text:p>
          </table:table-cell>
          <table:table-cell/>
          <table:table-cell table:style-name="ce152" table:formula="of:=IF(COUNTIF([.I:.I];[.J7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83" calcext:value-type="float">
            <text:p>3229183</text:p>
          </table:table-cell>
          <table:table-cell/>
          <table:table-cell table:style-name="ce152" table:formula="of:=IF(COUNTIF([.I:.I];[.J7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77" calcext:value-type="float">
            <text:p>3280877</text:p>
          </table:table-cell>
          <table:table-cell/>
          <table:table-cell table:style-name="ce152" table:formula="of:=IF(COUNTIF([.I:.I];[.J7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3979" calcext:value-type="float">
            <text:p>3243979</text:p>
          </table:table-cell>
          <table:table-cell/>
          <table:table-cell table:style-name="ce152" table:formula="of:=IF(COUNTIF([.I:.I];[.J7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78" calcext:value-type="float">
            <text:p>3280878</text:p>
          </table:table-cell>
          <table:table-cell/>
          <table:table-cell table:style-name="ce152" table:formula="of:=IF(COUNTIF([.I:.I];[.J7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91" calcext:value-type="float">
            <text:p>3276391</text:p>
          </table:table-cell>
          <table:table-cell/>
          <table:table-cell table:style-name="ce152" table:formula="of:=IF(COUNTIF([.I:.I];[.J7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3638" calcext:value-type="float">
            <text:p>3273638</text:p>
          </table:table-cell>
          <table:table-cell/>
          <table:table-cell table:style-name="ce152" table:formula="of:=IF(COUNTIF([.I:.I];[.J7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3639" calcext:value-type="float">
            <text:p>3273639</text:p>
          </table:table-cell>
          <table:table-cell/>
          <table:table-cell table:style-name="ce152" table:formula="of:=IF(COUNTIF([.I:.I];[.J7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471" calcext:value-type="float">
            <text:p>3260471</text:p>
          </table:table-cell>
          <table:table-cell/>
          <table:table-cell table:style-name="ce152" table:formula="of:=IF(COUNTIF([.I:.I];[.J7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116" calcext:value-type="float">
            <text:p>3262116</text:p>
          </table:table-cell>
          <table:table-cell/>
          <table:table-cell table:style-name="ce152" table:formula="of:=IF(COUNTIF([.I:.I];[.J7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197" calcext:value-type="float">
            <text:p>3280197</text:p>
          </table:table-cell>
          <table:table-cell/>
          <table:table-cell table:style-name="ce152" table:formula="of:=IF(COUNTIF([.I:.I];[.J8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9781" calcext:value-type="float">
            <text:p>3249781</text:p>
          </table:table-cell>
          <table:table-cell/>
          <table:table-cell table:style-name="ce152" table:formula="of:=IF(COUNTIF([.I:.I];[.J8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8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9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0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1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2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3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4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5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6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7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8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52" table:formula="of:=IF(COUNTIF([.I:.I];[.J19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 table:number-rows-repeated="104837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roduction.B3:Production.B29">
            <calcext:condition calcext:apply-style-name="ConditionalStyle_29" calcext:value="duplicate" calcext:base-cell-address="Production.B3"/>
          </calcext:conditional-format>
          <calcext:conditional-format calcext:target-range-address="Production.K3:Production.K1048576">
            <calcext:condition calcext:apply-style-name="ConditionalStyle_30" calcext:value="=&quot;No&quot;" calcext:base-cell-address="Production.K3"/>
            <calcext:condition calcext:apply-style-name="ConditionalStyle_31" calcext:value="=&quot;Yes&quot;" calcext:base-cell-address="Production.K3"/>
          </calcext:conditional-format>
          <calcext:conditional-format calcext:target-range-address="Production.K3:Production.K199">
            <calcext:condition calcext:apply-style-name="ConditionalStyle_32" calcext:value="&gt;0" calcext:base-cell-address="Production.K3"/>
          </calcext:conditional-format>
        </calcext:conditional-formats>
      </table:table>
      <table:table table:name="OTIF" table:style-name="ta6">
        <table:table-column table:style-name="co24" table:number-columns-repeated="4" table:default-cell-style-name="ce145"/>
        <table:table-column table:style-name="co25" table:default-cell-style-name="ce145"/>
        <table:table-column table:style-name="co26" table:default-cell-style-name="ce145"/>
        <table:table-column table:style-name="co27" table:default-cell-style-name="ce155"/>
        <table:table-column table:style-name="co3" table:default-cell-style-name="ce155"/>
        <table:table-column table:style-name="co7" table:default-cell-style-name="ce156"/>
        <table:table-column table:style-name="co7" table:default-cell-style-name="Default"/>
        <table:table-column table:style-name="co28" table:default-cell-style-name="ce5"/>
        <table:table-column table:style-name="co29" table:number-columns-repeated="2" table:default-cell-style-name="ce5"/>
        <table:table-column table:style-name="co30" table:default-cell-style-name="ce5"/>
        <table:table-column table:style-name="co7" table:number-columns-repeated="16370"/>
        <table:table-row table:style-name="ro4">
          <table:table-cell office:value-type="string" calcext:value-type="string">
            <text:p>Box Size</text:p>
          </table:table-cell>
          <table:table-cell office:value-type="string" calcext:value-type="string">
            <text:p>Box Q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QTY</text:p>
          </table:table-cell>
          <table:table-cell table:style-name="ce154" office:value-type="string" calcext:value-type="string">
            <text:p>Boxed</text:p>
          </table:table-cell>
          <table:table-cell table:style-name="ce154" office:value-type="string" calcext:value-type="string">
            <text:p>Shipp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H50027.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8041.01.10</text:p>
          </table:table-cell>
          <table:table-cell office:value-type="string" calcext:value-type="string">
            <text:p>EKF522514</text:p>
          </table:table-cell>
          <table:table-cell office:value-type="float" office:value="3294858" calcext:value-type="float">
            <text:p>3294858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] = &quot;&quot;; &quot;&quot;;(DAYS([.H2];[.G2])))" office:value-type="float" office:value="1" calcext:value-type="float">
            <text:p>1</text:p>
          </table:table-cell>
          <table:table-cell/>
          <table:table-cell table:style-name="ce158" office:value-type="string" calcext:value-type="string">
            <text:p>Not Shipped On Time</text:p>
          </table:table-cell>
          <table:table-cell table:style-name="ce158" office:value-type="string" calcext:value-type="string">
            <text:p>Shipped On Time</text:p>
          </table:table-cell>
          <table:table-cell table:style-name="ce158" office:value-type="string" calcext:value-type="string">
            <text:p>Total Boxed</text:p>
          </table:table-cell>
          <table:table-cell table:style-name="ce158" office:value-type="string" calcext:value-type="string">
            <text:p>OTIF</text:p>
          </table:table-cell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3B16010.02</text:p>
          </table:table-cell>
          <table:table-cell office:value-type="string" calcext:value-type="string">
            <text:p>EKF524838</text:p>
          </table:table-cell>
          <table:table-cell office:value-type="float" office:value="3304787" calcext:value-type="float">
            <text:p>3304787</text:p>
          </table:table-cell>
          <table:table-cell office:value-type="float" office:value="30" calcext:value-type="float">
            <text:p>3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3] = &quot;&quot;; &quot;&quot;;(DAYS([.H3];[.G3])))" office:value-type="float" office:value="1" calcext:value-type="float">
            <text:p>1</text:p>
          </table:table-cell>
          <table:table-cell/>
          <table:table-cell table:formula="of:=COUNTIFS([.I:.I];&quot;&gt;2&quot;;[.I:.I];&quot;&lt;0&quot;)" office:value-type="float" office:value="0" calcext:value-type="float">
            <text:p>0</text:p>
          </table:table-cell>
          <table:table-cell table:formula="of:=COUNTIFS([.I:.I];&quot;&lt;3&quot;;[.I:.I];&quot;&gt;=-1&quot;)" office:value-type="float" office:value="28" calcext:value-type="float">
            <text:p>28</text:p>
          </table:table-cell>
          <table:table-cell table:formula="of:=COUNT([.I:.I])" office:value-type="float" office:value="28" calcext:value-type="float">
            <text:p>28</text:p>
          </table:table-cell>
          <table:table-cell table:style-name="ce150" table:formula="of:=[.L3]/[.M3]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3B0364.01</text:p>
          </table:table-cell>
          <table:table-cell office:value-type="string" calcext:value-type="string">
            <text:p>EKF523123</text:p>
          </table:table-cell>
          <table:table-cell office:value-type="float" office:value="3297154" calcext:value-type="float">
            <text:p>3297154</text:p>
          </table:table-cell>
          <table:table-cell office:value-type="float" office:value="77" calcext:value-type="float">
            <text:p>7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4] = &quot;&quot;; &quot;&quot;;(DAYS([.H4];[.G4])))"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([.I:.I])" office:value-type="float" office:value="28" calcext:value-type="float">
            <text:p>28</text:p>
          </table:table-cell>
          <table:table-cell table:style-name="ce150" table:formula="of:=[.L4]/[.M4]" office:value-type="percentage" office:value="1.46428571428571" calcext:value-type="percentage">
            <text:p>146%</text:p>
          </table:table-cell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18843.01</text:p>
          </table:table-cell>
          <table:table-cell office:value-type="string" calcext:value-type="string">
            <text:p>EKF525923</text:p>
          </table:table-cell>
          <table:table-cell office:value-type="float" office:value="3312695" calcext:value-type="float">
            <text:p>3312695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5] = &quot;&quot;; &quot;&quot;;(DAYS([.H5];[.G5]))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30673.02</text:p>
          </table:table-cell>
          <table:table-cell office:value-type="string" calcext:value-type="string">
            <text:p>EKF527409</text:p>
          </table:table-cell>
          <table:table-cell office:value-type="float" office:value="3320655" calcext:value-type="float">
            <text:p>3320655</text:p>
          </table:table-cell>
          <table:table-cell office:value-type="float" office:value="161" calcext:value-type="float">
            <text:p>161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6] = &quot;&quot;; &quot;&quot;;(DAYS([.H6];[.G6]))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3B16647.01</text:p>
          </table:table-cell>
          <table:table-cell office:value-type="string" calcext:value-type="string">
            <text:p>EKF524584</text:p>
          </table:table-cell>
          <table:table-cell office:value-type="float" office:value="3302868" calcext:value-type="float">
            <text:p>3302868</text:p>
          </table:table-cell>
          <table:table-cell office:value-type="float" office:value="700" calcext:value-type="float">
            <text:p>70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7] = &quot;&quot;; &quot;&quot;;(DAYS([.H7];[.G7]))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T19406</text:p>
          </table:table-cell>
          <table:table-cell office:value-type="string" calcext:value-type="string">
            <text:p>EKF523122</text:p>
          </table:table-cell>
          <table:table-cell office:value-type="float" office:value="3297153" calcext:value-type="float">
            <text:p>3297153</text:p>
          </table:table-cell>
          <table:table-cell office:value-type="float" office:value="32" calcext:value-type="float">
            <text:p>32</text:p>
          </table:table-cell>
          <table:table-cell office:value-type="date" office:date-value="2024-06-17T13:29:2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8] = &quot;&quot;; &quot;&quot;;(DAYS([.H8];[.G8])))" office:value-type="float" office:value="0.437939814815763" calcext:value-type="float">
            <text:p>0.4379398148157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3B13088.01</text:p>
          </table:table-cell>
          <table:table-cell office:value-type="string" calcext:value-type="string">
            <text:p>EKF525249</text:p>
          </table:table-cell>
          <table:table-cell office:value-type="float" office:value="3308653" calcext:value-type="float">
            <text:p>3308653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9] = &quot;&quot;; &quot;&quot;;(DAYS([.H9];[.G9]))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T10761</text:p>
          </table:table-cell>
          <table:table-cell office:value-type="string" calcext:value-type="string">
            <text:p>EKF522521</text:p>
          </table:table-cell>
          <table:table-cell office:value-type="float" office:value="3294865" calcext:value-type="float">
            <text:p>3294865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4:59:4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0] = &quot;&quot;; &quot;&quot;;(DAYS([.H10];[.G10])))" office:value-type="float" office:value="0.375208333331102" calcext:value-type="float">
            <text:p>0.3752083333311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float" office:value="148604" calcext:value-type="float">
            <text:p>148604</text:p>
          </table:table-cell>
          <table:table-cell office:value-type="string" calcext:value-type="string">
            <text:p>EKF523121</text:p>
          </table:table-cell>
          <table:table-cell office:value-type="float" office:value="3297152" calcext:value-type="float">
            <text:p>3297152</text:p>
          </table:table-cell>
          <table:table-cell office:value-type="float" office:value="36" calcext:value-type="float">
            <text:p>36</text:p>
          </table:table-cell>
          <table:table-cell office:value-type="date" office:date-value="2024-06-17T15:15:26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1] = &quot;&quot;; &quot;&quot;;(DAYS([.H11];[.G11])))" office:value-type="float" office:value="0.364282407404971" calcext:value-type="float">
            <text:p>0.36428240740497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B11419.04</text:p>
          </table:table-cell>
          <table:table-cell office:value-type="string" calcext:value-type="string">
            <text:p>EKF523403</text:p>
          </table:table-cell>
          <table:table-cell office:value-type="float" office:value="3298287" calcext:value-type="float">
            <text:p>3298287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15:18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2] = &quot;&quot;; &quot;&quot;;(DAYS([.H12];[.G12])))" office:value-type="float" office:value="0.361886574071832" calcext:value-type="float">
            <text:p>0.36188657407183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7976.01</text:p>
          </table:table-cell>
          <table:table-cell office:value-type="string" calcext:value-type="string">
            <text:p>EKF518403</text:p>
          </table:table-cell>
          <table:table-cell office:value-type="float" office:value="3285311" calcext:value-type="float">
            <text:p>3285311</text:p>
          </table:table-cell>
          <table:table-cell office:value-type="float" office:value="110" calcext:value-type="float">
            <text:p>110</text:p>
          </table:table-cell>
          <table:table-cell office:value-type="date" office:date-value="2024-06-17T15:22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3] = &quot;&quot;; &quot;&quot;;(DAYS([.H13];[.G13])))" office:value-type="float" office:value="0.359618055554165" calcext:value-type="float">
            <text:p>0.35961805555416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30009.11</text:p>
          </table:table-cell>
          <table:table-cell office:value-type="string" calcext:value-type="string">
            <text:p>EKF526653</text:p>
          </table:table-cell>
          <table:table-cell office:value-type="float" office:value="3316681" calcext:value-type="float">
            <text:p>3316681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5:29:2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4] = &quot;&quot;; &quot;&quot;;(DAYS([.H14];[.G14])))" office:value-type="float" office:value="0.354548611110658" calcext:value-type="float">
            <text:p>0.3545486111106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3B14501.03.10</text:p>
          </table:table-cell>
          <table:table-cell office:value-type="string" calcext:value-type="string">
            <text:p>EKF522026</text:p>
          </table:table-cell>
          <table:table-cell office:value-type="float" office:value="3293090" calcext:value-type="float">
            <text:p>3293090</text:p>
          </table:table-cell>
          <table:table-cell office:value-type="float" office:value="3" calcext:value-type="float">
            <text:p>3</text:p>
          </table:table-cell>
          <table:table-cell office:value-type="date" office:date-value="2024-06-17T17:53:1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5] = &quot;&quot;; &quot;&quot;;(DAYS([.H15];[.G15])))" office:value-type="float" office:value="0.254641203704523" calcext:value-type="float">
            <text:p>0.25464120370452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3B17551.01</text:p>
          </table:table-cell>
          <table:table-cell office:value-type="string" calcext:value-type="string">
            <text:p>EKF519576</text:p>
          </table:table-cell>
          <table:table-cell office:value-type="float" office:value="3286868" calcext:value-type="float">
            <text:p>3286868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6-17T17:56:1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6] = &quot;&quot;; &quot;&quot;;(DAYS([.H16];[.G16])))" office:value-type="float" office:value="0.252627314817801" calcext:value-type="float">
            <text:p>0.25262731481780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3B7410.01</text:p>
          </table:table-cell>
          <table:table-cell office:value-type="string" calcext:value-type="string">
            <text:p>EKF523208</text:p>
          </table:table-cell>
          <table:table-cell office:value-type="float" office:value="3297362" calcext:value-type="float">
            <text:p>3297362</text:p>
          </table:table-cell>
          <table:table-cell office:value-type="float" office:value="56" calcext:value-type="float">
            <text:p>56</text:p>
          </table:table-cell>
          <table:table-cell office:value-type="date" office:date-value="2024-06-17T18:23:41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17] = &quot;&quot;; &quot;&quot;;(DAYS([.H17];[.G17])))" office:value-type="float" office:value="0.23355324073782" calcext:value-type="float">
            <text:p>0.23355324073782</text:p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] = &quot;&quot;; &quot;&quot;;(DAYS([.H18];[.G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] = &quot;&quot;; &quot;&quot;;(DAYS([.H19];[.G19])))">
            <text:p/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1377.02</text:p>
          </table:table-cell>
          <table:table-cell office:value-type="string" calcext:value-type="string">
            <text:p>EKF519473</text:p>
          </table:table-cell>
          <table:table-cell office:value-type="float" office:value="3286760" calcext:value-type="float">
            <text:p>3286760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T20:17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0] = &quot;&quot;; &quot;&quot;;(DAYS([.H20];[.G20])))" office:value-type="float" office:value="0.154421296298096" calcext:value-type="float">
            <text:p>0.15442129629809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1301.02</text:p>
          </table:table-cell>
          <table:table-cell office:value-type="string" calcext:value-type="string">
            <text:p>EKF526660</text:p>
          </table:table-cell>
          <table:table-cell office:value-type="float" office:value="3316661" calcext:value-type="float">
            <text:p>3316661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7T20:19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1] = &quot;&quot;; &quot;&quot;;(DAYS([.H21];[.G21])))" office:value-type="float" office:value="0.153368055558531" calcext:value-type="float">
            <text:p>0.15336805555853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8188.02.10</text:p>
          </table:table-cell>
          <table:table-cell office:value-type="string" calcext:value-type="string">
            <text:p>EKF521512</text:p>
          </table:table-cell>
          <table:table-cell office:value-type="float" office:value="3292292" calcext:value-type="float">
            <text:p>3292292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1:36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2] = &quot;&quot;; &quot;&quot;;(DAYS([.H22];[.G22])))" office:value-type="float" office:value="0.0995717592595611" calcext:value-type="float">
            <text:p>0.099571759259561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10676.01</text:p>
          </table:table-cell>
          <table:table-cell office:value-type="string" calcext:value-type="string">
            <text:p>EKF509485</text:p>
          </table:table-cell>
          <table:table-cell office:value-type="float" office:value="3244914" calcext:value-type="float">
            <text:p>324491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2:24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3] = &quot;&quot;; &quot;&quot;;(DAYS([.H23];[.G23])))" office:value-type="float" office:value="0.0662384259267128" calcext:value-type="float">
            <text:p>0.06623842592671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3B19723.01</text:p>
          </table:table-cell>
          <table:table-cell office:value-type="string" calcext:value-type="string">
            <text:p>EKF522689</text:p>
          </table:table-cell>
          <table:table-cell office:value-type="float" office:value="3295769" calcext:value-type="float">
            <text:p>3295769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6-17T23:14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4] = &quot;&quot;; &quot;&quot;;(DAYS([.H24];[.G24])))" office:value-type="float" office:value="0.0315046296309447" calcext:value-type="float">
            <text:p>0.031504629630944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22674.01</text:p>
          </table:table-cell>
          <table:table-cell office:value-type="string" calcext:value-type="string">
            <text:p>EKF519602</text:p>
          </table:table-cell>
          <table:table-cell office:value-type="float" office:value="3286894" calcext:value-type="float">
            <text:p>328689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3:41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5] = &quot;&quot;; &quot;&quot;;(DAYS([.H25];[.G25])))" office:value-type="float" office:value="0.0125810185199953" calcext:value-type="float">
            <text:p>0.01258101851999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3B11226.01</text:p>
          </table:table-cell>
          <table:table-cell office:value-type="string" calcext:value-type="string">
            <text:p>EKF519438</text:p>
          </table:table-cell>
          <table:table-cell office:value-type="float" office:value="3286750" calcext:value-type="float">
            <text:p>3286750</text:p>
          </table:table-cell>
          <table:table-cell office:value-type="float" office:value="24" calcext:value-type="float">
            <text:p>24</text:p>
          </table:table-cell>
          <table:table-cell office:value-type="date" office:date-value="2024-06-18T01:43:26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6] = &quot;&quot;; &quot;&quot;;(DAYS([.H26];[.G26])))" office:value-type="float" office:value="-0.0718287037016125" calcext:value-type="float">
            <text:p>-0.0718287037016125</text:p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] = &quot;&quot;; &quot;&quot;;(DAYS([.H27];[.G27])))">
            <text:p/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T12654</text:p>
          </table:table-cell>
          <table:table-cell office:value-type="string" calcext:value-type="string">
            <text:p>EKF524572</text:p>
          </table:table-cell>
          <table:table-cell office:value-type="float" office:value="3302856" calcext:value-type="float">
            <text:p>3302856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18T04:45:03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8] = &quot;&quot;; &quot;&quot;;(DAYS([.H28];[.G28])))" office:value-type="float" office:value="-0.197951388887304" calcext:value-type="float">
            <text:p>-0.19795138888730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T11158</text:p>
          </table:table-cell>
          <table:table-cell office:value-type="string" calcext:value-type="string">
            <text:p>EKF524824</text:p>
          </table:table-cell>
          <table:table-cell office:value-type="float" office:value="3304774" calcext:value-type="float">
            <text:p>3304774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8T04:53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29] = &quot;&quot;; &quot;&quot;;(DAYS([.H29];[.G29])))" office:value-type="float" office:value="-0.203923611108621" calcext:value-type="float">
            <text:p>-0.2039236111086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V50136.03</text:p>
          </table:table-cell>
          <table:table-cell office:value-type="float" office:value="10" calcext:value-type="float">
            <text:p>10</text:p>
          </table:table-cell>
          <table:table-cell office:value-type="float" office:value="147187" calcext:value-type="float">
            <text:p>147187</text:p>
          </table:table-cell>
          <table:table-cell office:value-type="string" calcext:value-type="string">
            <text:p>EKF525910</text:p>
          </table:table-cell>
          <table:table-cell office:value-type="float" office:value="3312689" calcext:value-type="float">
            <text:p>3312689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8T05:37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30] = &quot;&quot;; &quot;&quot;;(DAYS([.H30];[.G30])))" office:value-type="float" office:value="-0.234479166669189" calcext:value-type="float">
            <text:p>-0.2344791666691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B0126.02</text:p>
          </table:table-cell>
          <table:table-cell office:value-type="string" calcext:value-type="string">
            <text:p>EKF525224</text:p>
          </table:table-cell>
          <table:table-cell office:value-type="float" office:value="3308468" calcext:value-type="float">
            <text:p>3308468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8T05:38:08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31] = &quot;&quot;; &quot;&quot;;(DAYS([.H31];[.G31])))" office:value-type="float" office:value="-0.234814814815763" calcext:value-type="float">
            <text:p>-0.234814814815763</text:p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] = &quot;&quot;; &quot;&quot;;(DAYS([.H32];[.G32])))">
            <text:p/>
          </table:table-cell>
          <table:table-cell table:number-columns-repeated="5"/>
        </table:table-row>
        <table:table-row table:style-name="ro4">
          <table:table-cell office:value-type="string" calcext:value-type="string">
            <text:p>SH50009.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31192.01</text:p>
          </table:table-cell>
          <table:table-cell office:value-type="string" calcext:value-type="string">
            <text:p>EKF526853</text:p>
          </table:table-cell>
          <table:table-cell office:value-type="float" office:value="3317558" calcext:value-type="float">
            <text:p>3317558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6-18T05:52:12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style-name="ce157" table:formula="of:=IF([.F33] = &quot;&quot;; &quot;&quot;;(DAYS([.H33];[.G33])))" office:value-type="float" office:value="-0.244583333333139" calcext:value-type="float">
            <text:p>-0.244583333333139</text:p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] = &quot;&quot;; &quot;&quot;;(DAYS([.H34];[.G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] = &quot;&quot;; &quot;&quot;;(DAYS([.H35];[.G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] = &quot;&quot;; &quot;&quot;;(DAYS([.H36];[.G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] = &quot;&quot;; &quot;&quot;;(DAYS([.H37];[.G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] = &quot;&quot;; &quot;&quot;;(DAYS([.H38];[.G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] = &quot;&quot;; &quot;&quot;;(DAYS([.H39];[.G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] = &quot;&quot;; &quot;&quot;;(DAYS([.H40];[.G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] = &quot;&quot;; &quot;&quot;;(DAYS([.H41];[.G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] = &quot;&quot;; &quot;&quot;;(DAYS([.H42];[.G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] = &quot;&quot;; &quot;&quot;;(DAYS([.H43];[.G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] = &quot;&quot;; &quot;&quot;;(DAYS([.H44];[.G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] = &quot;&quot;; &quot;&quot;;(DAYS([.H45];[.G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] = &quot;&quot;; &quot;&quot;;(DAYS([.H46];[.G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] = &quot;&quot;; &quot;&quot;;(DAYS([.H47];[.G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] = &quot;&quot;; &quot;&quot;;(DAYS([.H48];[.G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] = &quot;&quot;; &quot;&quot;;(DAYS([.H49];[.G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] = &quot;&quot;; &quot;&quot;;(DAYS([.H50];[.G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] = &quot;&quot;; &quot;&quot;;(DAYS([.H51];[.G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] = &quot;&quot;; &quot;&quot;;(DAYS([.H52];[.G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] = &quot;&quot;; &quot;&quot;;(DAYS([.H53];[.G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] = &quot;&quot;; &quot;&quot;;(DAYS([.H54];[.G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] = &quot;&quot;; &quot;&quot;;(DAYS([.H55];[.G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] = &quot;&quot;; &quot;&quot;;(DAYS([.H56];[.G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] = &quot;&quot;; &quot;&quot;;(DAYS([.H57];[.G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] = &quot;&quot;; &quot;&quot;;(DAYS([.H58];[.G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] = &quot;&quot;; &quot;&quot;;(DAYS([.H59];[.G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] = &quot;&quot;; &quot;&quot;;(DAYS([.H60];[.G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] = &quot;&quot;; &quot;&quot;;(DAYS([.H61];[.G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] = &quot;&quot;; &quot;&quot;;(DAYS([.H62];[.G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] = &quot;&quot;; &quot;&quot;;(DAYS([.H63];[.G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] = &quot;&quot;; &quot;&quot;;(DAYS([.H64];[.G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] = &quot;&quot;; &quot;&quot;;(DAYS([.H65];[.G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] = &quot;&quot;; &quot;&quot;;(DAYS([.H66];[.G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] = &quot;&quot;; &quot;&quot;;(DAYS([.H67];[.G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] = &quot;&quot;; &quot;&quot;;(DAYS([.H68];[.G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] = &quot;&quot;; &quot;&quot;;(DAYS([.H69];[.G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] = &quot;&quot;; &quot;&quot;;(DAYS([.H70];[.G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1] = &quot;&quot;; &quot;&quot;;(DAYS([.H71];[.G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2] = &quot;&quot;; &quot;&quot;;(DAYS([.H72];[.G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3] = &quot;&quot;; &quot;&quot;;(DAYS([.H73];[.G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4] = &quot;&quot;; &quot;&quot;;(DAYS([.H74];[.G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5] = &quot;&quot;; &quot;&quot;;(DAYS([.H75];[.G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6] = &quot;&quot;; &quot;&quot;;(DAYS([.H76];[.G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7] = &quot;&quot;; &quot;&quot;;(DAYS([.H77];[.G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8] = &quot;&quot;; &quot;&quot;;(DAYS([.H78];[.G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9] = &quot;&quot;; &quot;&quot;;(DAYS([.H79];[.G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0] = &quot;&quot;; &quot;&quot;;(DAYS([.H80];[.G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1] = &quot;&quot;; &quot;&quot;;(DAYS([.H81];[.G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2] = &quot;&quot;; &quot;&quot;;(DAYS([.H82];[.G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3] = &quot;&quot;; &quot;&quot;;(DAYS([.H83];[.G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4] = &quot;&quot;; &quot;&quot;;(DAYS([.H84];[.G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5] = &quot;&quot;; &quot;&quot;;(DAYS([.H85];[.G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6] = &quot;&quot;; &quot;&quot;;(DAYS([.H86];[.G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7] = &quot;&quot;; &quot;&quot;;(DAYS([.H87];[.G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8] = &quot;&quot;; &quot;&quot;;(DAYS([.H88];[.G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89] = &quot;&quot;; &quot;&quot;;(DAYS([.H89];[.G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0] = &quot;&quot;; &quot;&quot;;(DAYS([.H90];[.G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1] = &quot;&quot;; &quot;&quot;;(DAYS([.H91];[.G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2] = &quot;&quot;; &quot;&quot;;(DAYS([.H92];[.G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3] = &quot;&quot;; &quot;&quot;;(DAYS([.H93];[.G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4] = &quot;&quot;; &quot;&quot;;(DAYS([.H94];[.G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5] = &quot;&quot;; &quot;&quot;;(DAYS([.H95];[.G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6] = &quot;&quot;; &quot;&quot;;(DAYS([.H96];[.G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7] = &quot;&quot;; &quot;&quot;;(DAYS([.H97];[.G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8] = &quot;&quot;; &quot;&quot;;(DAYS([.H98];[.G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99] = &quot;&quot;; &quot;&quot;;(DAYS([.H99];[.G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0] = &quot;&quot;; &quot;&quot;;(DAYS([.H100];[.G1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1] = &quot;&quot;; &quot;&quot;;(DAYS([.H101];[.G1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2] = &quot;&quot;; &quot;&quot;;(DAYS([.H102];[.G1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3] = &quot;&quot;; &quot;&quot;;(DAYS([.H103];[.G1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4] = &quot;&quot;; &quot;&quot;;(DAYS([.H104];[.G1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5] = &quot;&quot;; &quot;&quot;;(DAYS([.H105];[.G1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6] = &quot;&quot;; &quot;&quot;;(DAYS([.H106];[.G1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7] = &quot;&quot;; &quot;&quot;;(DAYS([.H107];[.G1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8] = &quot;&quot;; &quot;&quot;;(DAYS([.H108];[.G1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09] = &quot;&quot;; &quot;&quot;;(DAYS([.H109];[.G1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0] = &quot;&quot;; &quot;&quot;;(DAYS([.H110];[.G1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1] = &quot;&quot;; &quot;&quot;;(DAYS([.H111];[.G1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2] = &quot;&quot;; &quot;&quot;;(DAYS([.H112];[.G1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3] = &quot;&quot;; &quot;&quot;;(DAYS([.H113];[.G1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4] = &quot;&quot;; &quot;&quot;;(DAYS([.H114];[.G1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5] = &quot;&quot;; &quot;&quot;;(DAYS([.H115];[.G1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6] = &quot;&quot;; &quot;&quot;;(DAYS([.H116];[.G1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7] = &quot;&quot;; &quot;&quot;;(DAYS([.H117];[.G1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8] = &quot;&quot;; &quot;&quot;;(DAYS([.H118];[.G1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19] = &quot;&quot;; &quot;&quot;;(DAYS([.H119];[.G1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0] = &quot;&quot;; &quot;&quot;;(DAYS([.H120];[.G1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1] = &quot;&quot;; &quot;&quot;;(DAYS([.H121];[.G1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2] = &quot;&quot;; &quot;&quot;;(DAYS([.H122];[.G1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3] = &quot;&quot;; &quot;&quot;;(DAYS([.H123];[.G1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4] = &quot;&quot;; &quot;&quot;;(DAYS([.H124];[.G1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5] = &quot;&quot;; &quot;&quot;;(DAYS([.H125];[.G1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6] = &quot;&quot;; &quot;&quot;;(DAYS([.H126];[.G1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7] = &quot;&quot;; &quot;&quot;;(DAYS([.H127];[.G1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8] = &quot;&quot;; &quot;&quot;;(DAYS([.H128];[.G1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29] = &quot;&quot;; &quot;&quot;;(DAYS([.H129];[.G1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0] = &quot;&quot;; &quot;&quot;;(DAYS([.H130];[.G1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1] = &quot;&quot;; &quot;&quot;;(DAYS([.H131];[.G1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2] = &quot;&quot;; &quot;&quot;;(DAYS([.H132];[.G1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3] = &quot;&quot;; &quot;&quot;;(DAYS([.H133];[.G1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4] = &quot;&quot;; &quot;&quot;;(DAYS([.H134];[.G1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5] = &quot;&quot;; &quot;&quot;;(DAYS([.H135];[.G1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6] = &quot;&quot;; &quot;&quot;;(DAYS([.H136];[.G1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7] = &quot;&quot;; &quot;&quot;;(DAYS([.H137];[.G1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8] = &quot;&quot;; &quot;&quot;;(DAYS([.H138];[.G1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39] = &quot;&quot;; &quot;&quot;;(DAYS([.H139];[.G1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0] = &quot;&quot;; &quot;&quot;;(DAYS([.H140];[.G1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1] = &quot;&quot;; &quot;&quot;;(DAYS([.H141];[.G1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2] = &quot;&quot;; &quot;&quot;;(DAYS([.H142];[.G1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3] = &quot;&quot;; &quot;&quot;;(DAYS([.H143];[.G1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4] = &quot;&quot;; &quot;&quot;;(DAYS([.H144];[.G1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5] = &quot;&quot;; &quot;&quot;;(DAYS([.H145];[.G1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6] = &quot;&quot;; &quot;&quot;;(DAYS([.H146];[.G1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7] = &quot;&quot;; &quot;&quot;;(DAYS([.H147];[.G1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8] = &quot;&quot;; &quot;&quot;;(DAYS([.H148];[.G1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49] = &quot;&quot;; &quot;&quot;;(DAYS([.H149];[.G1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0] = &quot;&quot;; &quot;&quot;;(DAYS([.H150];[.G1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1] = &quot;&quot;; &quot;&quot;;(DAYS([.H151];[.G1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2] = &quot;&quot;; &quot;&quot;;(DAYS([.H152];[.G1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3] = &quot;&quot;; &quot;&quot;;(DAYS([.H153];[.G1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4] = &quot;&quot;; &quot;&quot;;(DAYS([.H154];[.G1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5] = &quot;&quot;; &quot;&quot;;(DAYS([.H155];[.G1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6] = &quot;&quot;; &quot;&quot;;(DAYS([.H156];[.G1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7] = &quot;&quot;; &quot;&quot;;(DAYS([.H157];[.G1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8] = &quot;&quot;; &quot;&quot;;(DAYS([.H158];[.G1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59] = &quot;&quot;; &quot;&quot;;(DAYS([.H159];[.G1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0] = &quot;&quot;; &quot;&quot;;(DAYS([.H160];[.G1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1] = &quot;&quot;; &quot;&quot;;(DAYS([.H161];[.G1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2] = &quot;&quot;; &quot;&quot;;(DAYS([.H162];[.G1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3] = &quot;&quot;; &quot;&quot;;(DAYS([.H163];[.G1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4] = &quot;&quot;; &quot;&quot;;(DAYS([.H164];[.G1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5] = &quot;&quot;; &quot;&quot;;(DAYS([.H165];[.G1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6] = &quot;&quot;; &quot;&quot;;(DAYS([.H166];[.G1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7] = &quot;&quot;; &quot;&quot;;(DAYS([.H167];[.G1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8] = &quot;&quot;; &quot;&quot;;(DAYS([.H168];[.G1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69] = &quot;&quot;; &quot;&quot;;(DAYS([.H169];[.G1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0] = &quot;&quot;; &quot;&quot;;(DAYS([.H170];[.G1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1] = &quot;&quot;; &quot;&quot;;(DAYS([.H171];[.G1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2] = &quot;&quot;; &quot;&quot;;(DAYS([.H172];[.G1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3] = &quot;&quot;; &quot;&quot;;(DAYS([.H173];[.G1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4] = &quot;&quot;; &quot;&quot;;(DAYS([.H174];[.G1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5] = &quot;&quot;; &quot;&quot;;(DAYS([.H175];[.G1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6] = &quot;&quot;; &quot;&quot;;(DAYS([.H176];[.G1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7] = &quot;&quot;; &quot;&quot;;(DAYS([.H177];[.G1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8] = &quot;&quot;; &quot;&quot;;(DAYS([.H178];[.G1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79] = &quot;&quot;; &quot;&quot;;(DAYS([.H179];[.G1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0] = &quot;&quot;; &quot;&quot;;(DAYS([.H180];[.G1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1] = &quot;&quot;; &quot;&quot;;(DAYS([.H181];[.G1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2] = &quot;&quot;; &quot;&quot;;(DAYS([.H182];[.G1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3] = &quot;&quot;; &quot;&quot;;(DAYS([.H183];[.G1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4] = &quot;&quot;; &quot;&quot;;(DAYS([.H184];[.G1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5] = &quot;&quot;; &quot;&quot;;(DAYS([.H185];[.G1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6] = &quot;&quot;; &quot;&quot;;(DAYS([.H186];[.G1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7] = &quot;&quot;; &quot;&quot;;(DAYS([.H187];[.G1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8] = &quot;&quot;; &quot;&quot;;(DAYS([.H188];[.G1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89] = &quot;&quot;; &quot;&quot;;(DAYS([.H189];[.G1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0] = &quot;&quot;; &quot;&quot;;(DAYS([.H190];[.G1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1] = &quot;&quot;; &quot;&quot;;(DAYS([.H191];[.G1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2] = &quot;&quot;; &quot;&quot;;(DAYS([.H192];[.G1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3] = &quot;&quot;; &quot;&quot;;(DAYS([.H193];[.G1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4] = &quot;&quot;; &quot;&quot;;(DAYS([.H194];[.G1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5] = &quot;&quot;; &quot;&quot;;(DAYS([.H195];[.G1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6] = &quot;&quot;; &quot;&quot;;(DAYS([.H196];[.G1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7] = &quot;&quot;; &quot;&quot;;(DAYS([.H197];[.G1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8] = &quot;&quot;; &quot;&quot;;(DAYS([.H198];[.G1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199] = &quot;&quot;; &quot;&quot;;(DAYS([.H199];[.G1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0] = &quot;&quot;; &quot;&quot;;(DAYS([.H200];[.G2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1] = &quot;&quot;; &quot;&quot;;(DAYS([.H201];[.G2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2] = &quot;&quot;; &quot;&quot;;(DAYS([.H202];[.G2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3] = &quot;&quot;; &quot;&quot;;(DAYS([.H203];[.G2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4] = &quot;&quot;; &quot;&quot;;(DAYS([.H204];[.G2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5] = &quot;&quot;; &quot;&quot;;(DAYS([.H205];[.G2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6] = &quot;&quot;; &quot;&quot;;(DAYS([.H206];[.G2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7] = &quot;&quot;; &quot;&quot;;(DAYS([.H207];[.G2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8] = &quot;&quot;; &quot;&quot;;(DAYS([.H208];[.G2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09] = &quot;&quot;; &quot;&quot;;(DAYS([.H209];[.G2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0] = &quot;&quot;; &quot;&quot;;(DAYS([.H210];[.G2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1] = &quot;&quot;; &quot;&quot;;(DAYS([.H211];[.G2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2] = &quot;&quot;; &quot;&quot;;(DAYS([.H212];[.G2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3] = &quot;&quot;; &quot;&quot;;(DAYS([.H213];[.G2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4] = &quot;&quot;; &quot;&quot;;(DAYS([.H214];[.G2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5] = &quot;&quot;; &quot;&quot;;(DAYS([.H215];[.G2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6] = &quot;&quot;; &quot;&quot;;(DAYS([.H216];[.G2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7] = &quot;&quot;; &quot;&quot;;(DAYS([.H217];[.G2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8] = &quot;&quot;; &quot;&quot;;(DAYS([.H218];[.G2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19] = &quot;&quot;; &quot;&quot;;(DAYS([.H219];[.G2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0] = &quot;&quot;; &quot;&quot;;(DAYS([.H220];[.G2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1] = &quot;&quot;; &quot;&quot;;(DAYS([.H221];[.G2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2] = &quot;&quot;; &quot;&quot;;(DAYS([.H222];[.G2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3] = &quot;&quot;; &quot;&quot;;(DAYS([.H223];[.G2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4] = &quot;&quot;; &quot;&quot;;(DAYS([.H224];[.G2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5] = &quot;&quot;; &quot;&quot;;(DAYS([.H225];[.G2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6] = &quot;&quot;; &quot;&quot;;(DAYS([.H226];[.G2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7] = &quot;&quot;; &quot;&quot;;(DAYS([.H227];[.G2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8] = &quot;&quot;; &quot;&quot;;(DAYS([.H228];[.G2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29] = &quot;&quot;; &quot;&quot;;(DAYS([.H229];[.G2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0] = &quot;&quot;; &quot;&quot;;(DAYS([.H230];[.G2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1] = &quot;&quot;; &quot;&quot;;(DAYS([.H231];[.G2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2] = &quot;&quot;; &quot;&quot;;(DAYS([.H232];[.G2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3] = &quot;&quot;; &quot;&quot;;(DAYS([.H233];[.G2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4] = &quot;&quot;; &quot;&quot;;(DAYS([.H234];[.G2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5] = &quot;&quot;; &quot;&quot;;(DAYS([.H235];[.G2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6] = &quot;&quot;; &quot;&quot;;(DAYS([.H236];[.G2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7] = &quot;&quot;; &quot;&quot;;(DAYS([.H237];[.G2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8] = &quot;&quot;; &quot;&quot;;(DAYS([.H238];[.G2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39] = &quot;&quot;; &quot;&quot;;(DAYS([.H239];[.G2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0] = &quot;&quot;; &quot;&quot;;(DAYS([.H240];[.G2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1] = &quot;&quot;; &quot;&quot;;(DAYS([.H241];[.G2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2] = &quot;&quot;; &quot;&quot;;(DAYS([.H242];[.G2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3] = &quot;&quot;; &quot;&quot;;(DAYS([.H243];[.G2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4] = &quot;&quot;; &quot;&quot;;(DAYS([.H244];[.G2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5] = &quot;&quot;; &quot;&quot;;(DAYS([.H245];[.G2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6] = &quot;&quot;; &quot;&quot;;(DAYS([.H246];[.G2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7] = &quot;&quot;; &quot;&quot;;(DAYS([.H247];[.G2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8] = &quot;&quot;; &quot;&quot;;(DAYS([.H248];[.G2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49] = &quot;&quot;; &quot;&quot;;(DAYS([.H249];[.G2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0] = &quot;&quot;; &quot;&quot;;(DAYS([.H250];[.G2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1] = &quot;&quot;; &quot;&quot;;(DAYS([.H251];[.G2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2] = &quot;&quot;; &quot;&quot;;(DAYS([.H252];[.G2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3] = &quot;&quot;; &quot;&quot;;(DAYS([.H253];[.G2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4] = &quot;&quot;; &quot;&quot;;(DAYS([.H254];[.G2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5] = &quot;&quot;; &quot;&quot;;(DAYS([.H255];[.G2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6] = &quot;&quot;; &quot;&quot;;(DAYS([.H256];[.G2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7] = &quot;&quot;; &quot;&quot;;(DAYS([.H257];[.G2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8] = &quot;&quot;; &quot;&quot;;(DAYS([.H258];[.G2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59] = &quot;&quot;; &quot;&quot;;(DAYS([.H259];[.G2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0] = &quot;&quot;; &quot;&quot;;(DAYS([.H260];[.G2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1] = &quot;&quot;; &quot;&quot;;(DAYS([.H261];[.G2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2] = &quot;&quot;; &quot;&quot;;(DAYS([.H262];[.G2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3] = &quot;&quot;; &quot;&quot;;(DAYS([.H263];[.G2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4] = &quot;&quot;; &quot;&quot;;(DAYS([.H264];[.G2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5] = &quot;&quot;; &quot;&quot;;(DAYS([.H265];[.G2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6] = &quot;&quot;; &quot;&quot;;(DAYS([.H266];[.G2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7] = &quot;&quot;; &quot;&quot;;(DAYS([.H267];[.G2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8] = &quot;&quot;; &quot;&quot;;(DAYS([.H268];[.G2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69] = &quot;&quot;; &quot;&quot;;(DAYS([.H269];[.G2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0] = &quot;&quot;; &quot;&quot;;(DAYS([.H270];[.G2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1] = &quot;&quot;; &quot;&quot;;(DAYS([.H271];[.G2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2] = &quot;&quot;; &quot;&quot;;(DAYS([.H272];[.G2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3] = &quot;&quot;; &quot;&quot;;(DAYS([.H273];[.G2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4] = &quot;&quot;; &quot;&quot;;(DAYS([.H274];[.G2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5] = &quot;&quot;; &quot;&quot;;(DAYS([.H275];[.G2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6] = &quot;&quot;; &quot;&quot;;(DAYS([.H276];[.G2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7] = &quot;&quot;; &quot;&quot;;(DAYS([.H277];[.G2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8] = &quot;&quot;; &quot;&quot;;(DAYS([.H278];[.G2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79] = &quot;&quot;; &quot;&quot;;(DAYS([.H279];[.G2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0] = &quot;&quot;; &quot;&quot;;(DAYS([.H280];[.G2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1] = &quot;&quot;; &quot;&quot;;(DAYS([.H281];[.G2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2] = &quot;&quot;; &quot;&quot;;(DAYS([.H282];[.G2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3] = &quot;&quot;; &quot;&quot;;(DAYS([.H283];[.G2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4] = &quot;&quot;; &quot;&quot;;(DAYS([.H284];[.G2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5] = &quot;&quot;; &quot;&quot;;(DAYS([.H285];[.G2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6] = &quot;&quot;; &quot;&quot;;(DAYS([.H286];[.G2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7] = &quot;&quot;; &quot;&quot;;(DAYS([.H287];[.G2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8] = &quot;&quot;; &quot;&quot;;(DAYS([.H288];[.G2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89] = &quot;&quot;; &quot;&quot;;(DAYS([.H289];[.G2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0] = &quot;&quot;; &quot;&quot;;(DAYS([.H290];[.G2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1] = &quot;&quot;; &quot;&quot;;(DAYS([.H291];[.G2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2] = &quot;&quot;; &quot;&quot;;(DAYS([.H292];[.G2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3] = &quot;&quot;; &quot;&quot;;(DAYS([.H293];[.G2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4] = &quot;&quot;; &quot;&quot;;(DAYS([.H294];[.G2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5] = &quot;&quot;; &quot;&quot;;(DAYS([.H295];[.G2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6] = &quot;&quot;; &quot;&quot;;(DAYS([.H296];[.G2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7] = &quot;&quot;; &quot;&quot;;(DAYS([.H297];[.G2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8] = &quot;&quot;; &quot;&quot;;(DAYS([.H298];[.G2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299] = &quot;&quot;; &quot;&quot;;(DAYS([.H299];[.G2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0] = &quot;&quot;; &quot;&quot;;(DAYS([.H300];[.G3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1] = &quot;&quot;; &quot;&quot;;(DAYS([.H301];[.G3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2] = &quot;&quot;; &quot;&quot;;(DAYS([.H302];[.G3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3] = &quot;&quot;; &quot;&quot;;(DAYS([.H303];[.G3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4] = &quot;&quot;; &quot;&quot;;(DAYS([.H304];[.G3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5] = &quot;&quot;; &quot;&quot;;(DAYS([.H305];[.G3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6] = &quot;&quot;; &quot;&quot;;(DAYS([.H306];[.G3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7] = &quot;&quot;; &quot;&quot;;(DAYS([.H307];[.G3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8] = &quot;&quot;; &quot;&quot;;(DAYS([.H308];[.G3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09] = &quot;&quot;; &quot;&quot;;(DAYS([.H309];[.G3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0] = &quot;&quot;; &quot;&quot;;(DAYS([.H310];[.G3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1] = &quot;&quot;; &quot;&quot;;(DAYS([.H311];[.G3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2] = &quot;&quot;; &quot;&quot;;(DAYS([.H312];[.G3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3] = &quot;&quot;; &quot;&quot;;(DAYS([.H313];[.G3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4] = &quot;&quot;; &quot;&quot;;(DAYS([.H314];[.G3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5] = &quot;&quot;; &quot;&quot;;(DAYS([.H315];[.G3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6] = &quot;&quot;; &quot;&quot;;(DAYS([.H316];[.G3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7] = &quot;&quot;; &quot;&quot;;(DAYS([.H317];[.G3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8] = &quot;&quot;; &quot;&quot;;(DAYS([.H318];[.G3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19] = &quot;&quot;; &quot;&quot;;(DAYS([.H319];[.G3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0] = &quot;&quot;; &quot;&quot;;(DAYS([.H320];[.G3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1] = &quot;&quot;; &quot;&quot;;(DAYS([.H321];[.G3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2] = &quot;&quot;; &quot;&quot;;(DAYS([.H322];[.G3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3] = &quot;&quot;; &quot;&quot;;(DAYS([.H323];[.G3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4] = &quot;&quot;; &quot;&quot;;(DAYS([.H324];[.G3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5] = &quot;&quot;; &quot;&quot;;(DAYS([.H325];[.G3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6] = &quot;&quot;; &quot;&quot;;(DAYS([.H326];[.G3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7] = &quot;&quot;; &quot;&quot;;(DAYS([.H327];[.G3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8] = &quot;&quot;; &quot;&quot;;(DAYS([.H328];[.G3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29] = &quot;&quot;; &quot;&quot;;(DAYS([.H329];[.G3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0] = &quot;&quot;; &quot;&quot;;(DAYS([.H330];[.G3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1] = &quot;&quot;; &quot;&quot;;(DAYS([.H331];[.G3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2] = &quot;&quot;; &quot;&quot;;(DAYS([.H332];[.G3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3] = &quot;&quot;; &quot;&quot;;(DAYS([.H333];[.G3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4] = &quot;&quot;; &quot;&quot;;(DAYS([.H334];[.G3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5] = &quot;&quot;; &quot;&quot;;(DAYS([.H335];[.G3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6] = &quot;&quot;; &quot;&quot;;(DAYS([.H336];[.G3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7] = &quot;&quot;; &quot;&quot;;(DAYS([.H337];[.G3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8] = &quot;&quot;; &quot;&quot;;(DAYS([.H338];[.G3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39] = &quot;&quot;; &quot;&quot;;(DAYS([.H339];[.G3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0] = &quot;&quot;; &quot;&quot;;(DAYS([.H340];[.G3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1] = &quot;&quot;; &quot;&quot;;(DAYS([.H341];[.G3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2] = &quot;&quot;; &quot;&quot;;(DAYS([.H342];[.G3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3] = &quot;&quot;; &quot;&quot;;(DAYS([.H343];[.G3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4] = &quot;&quot;; &quot;&quot;;(DAYS([.H344];[.G3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5] = &quot;&quot;; &quot;&quot;;(DAYS([.H345];[.G3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6] = &quot;&quot;; &quot;&quot;;(DAYS([.H346];[.G3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7] = &quot;&quot;; &quot;&quot;;(DAYS([.H347];[.G3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8] = &quot;&quot;; &quot;&quot;;(DAYS([.H348];[.G3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49] = &quot;&quot;; &quot;&quot;;(DAYS([.H349];[.G3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0] = &quot;&quot;; &quot;&quot;;(DAYS([.H350];[.G3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1] = &quot;&quot;; &quot;&quot;;(DAYS([.H351];[.G3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2] = &quot;&quot;; &quot;&quot;;(DAYS([.H352];[.G3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3] = &quot;&quot;; &quot;&quot;;(DAYS([.H353];[.G3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4] = &quot;&quot;; &quot;&quot;;(DAYS([.H354];[.G3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5] = &quot;&quot;; &quot;&quot;;(DAYS([.H355];[.G3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6] = &quot;&quot;; &quot;&quot;;(DAYS([.H356];[.G3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7] = &quot;&quot;; &quot;&quot;;(DAYS([.H357];[.G3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8] = &quot;&quot;; &quot;&quot;;(DAYS([.H358];[.G3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59] = &quot;&quot;; &quot;&quot;;(DAYS([.H359];[.G3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0] = &quot;&quot;; &quot;&quot;;(DAYS([.H360];[.G3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1] = &quot;&quot;; &quot;&quot;;(DAYS([.H361];[.G3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2] = &quot;&quot;; &quot;&quot;;(DAYS([.H362];[.G3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3] = &quot;&quot;; &quot;&quot;;(DAYS([.H363];[.G3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4] = &quot;&quot;; &quot;&quot;;(DAYS([.H364];[.G3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5] = &quot;&quot;; &quot;&quot;;(DAYS([.H365];[.G3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6] = &quot;&quot;; &quot;&quot;;(DAYS([.H366];[.G3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7] = &quot;&quot;; &quot;&quot;;(DAYS([.H367];[.G3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8] = &quot;&quot;; &quot;&quot;;(DAYS([.H368];[.G3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69] = &quot;&quot;; &quot;&quot;;(DAYS([.H369];[.G3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0] = &quot;&quot;; &quot;&quot;;(DAYS([.H370];[.G3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1] = &quot;&quot;; &quot;&quot;;(DAYS([.H371];[.G3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2] = &quot;&quot;; &quot;&quot;;(DAYS([.H372];[.G3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3] = &quot;&quot;; &quot;&quot;;(DAYS([.H373];[.G3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4] = &quot;&quot;; &quot;&quot;;(DAYS([.H374];[.G3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5] = &quot;&quot;; &quot;&quot;;(DAYS([.H375];[.G3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6] = &quot;&quot;; &quot;&quot;;(DAYS([.H376];[.G3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7] = &quot;&quot;; &quot;&quot;;(DAYS([.H377];[.G3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8] = &quot;&quot;; &quot;&quot;;(DAYS([.H378];[.G3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79] = &quot;&quot;; &quot;&quot;;(DAYS([.H379];[.G3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0] = &quot;&quot;; &quot;&quot;;(DAYS([.H380];[.G3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1] = &quot;&quot;; &quot;&quot;;(DAYS([.H381];[.G3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2] = &quot;&quot;; &quot;&quot;;(DAYS([.H382];[.G3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3] = &quot;&quot;; &quot;&quot;;(DAYS([.H383];[.G3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4] = &quot;&quot;; &quot;&quot;;(DAYS([.H384];[.G3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5] = &quot;&quot;; &quot;&quot;;(DAYS([.H385];[.G3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6] = &quot;&quot;; &quot;&quot;;(DAYS([.H386];[.G3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7] = &quot;&quot;; &quot;&quot;;(DAYS([.H387];[.G3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8] = &quot;&quot;; &quot;&quot;;(DAYS([.H388];[.G3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89] = &quot;&quot;; &quot;&quot;;(DAYS([.H389];[.G3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0] = &quot;&quot;; &quot;&quot;;(DAYS([.H390];[.G3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1] = &quot;&quot;; &quot;&quot;;(DAYS([.H391];[.G3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2] = &quot;&quot;; &quot;&quot;;(DAYS([.H392];[.G3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3] = &quot;&quot;; &quot;&quot;;(DAYS([.H393];[.G3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4] = &quot;&quot;; &quot;&quot;;(DAYS([.H394];[.G3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5] = &quot;&quot;; &quot;&quot;;(DAYS([.H395];[.G3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6] = &quot;&quot;; &quot;&quot;;(DAYS([.H396];[.G3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7] = &quot;&quot;; &quot;&quot;;(DAYS([.H397];[.G3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8] = &quot;&quot;; &quot;&quot;;(DAYS([.H398];[.G3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399] = &quot;&quot;; &quot;&quot;;(DAYS([.H399];[.G3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0] = &quot;&quot;; &quot;&quot;;(DAYS([.H400];[.G4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1] = &quot;&quot;; &quot;&quot;;(DAYS([.H401];[.G4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2] = &quot;&quot;; &quot;&quot;;(DAYS([.H402];[.G4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3] = &quot;&quot;; &quot;&quot;;(DAYS([.H403];[.G4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4] = &quot;&quot;; &quot;&quot;;(DAYS([.H404];[.G4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5] = &quot;&quot;; &quot;&quot;;(DAYS([.H405];[.G4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6] = &quot;&quot;; &quot;&quot;;(DAYS([.H406];[.G4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7] = &quot;&quot;; &quot;&quot;;(DAYS([.H407];[.G4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8] = &quot;&quot;; &quot;&quot;;(DAYS([.H408];[.G4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09] = &quot;&quot;; &quot;&quot;;(DAYS([.H409];[.G4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0] = &quot;&quot;; &quot;&quot;;(DAYS([.H410];[.G4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1] = &quot;&quot;; &quot;&quot;;(DAYS([.H411];[.G4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2] = &quot;&quot;; &quot;&quot;;(DAYS([.H412];[.G4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3] = &quot;&quot;; &quot;&quot;;(DAYS([.H413];[.G4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4] = &quot;&quot;; &quot;&quot;;(DAYS([.H414];[.G4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5] = &quot;&quot;; &quot;&quot;;(DAYS([.H415];[.G4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6] = &quot;&quot;; &quot;&quot;;(DAYS([.H416];[.G4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7] = &quot;&quot;; &quot;&quot;;(DAYS([.H417];[.G4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8] = &quot;&quot;; &quot;&quot;;(DAYS([.H418];[.G4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19] = &quot;&quot;; &quot;&quot;;(DAYS([.H419];[.G4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0] = &quot;&quot;; &quot;&quot;;(DAYS([.H420];[.G4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1] = &quot;&quot;; &quot;&quot;;(DAYS([.H421];[.G4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2] = &quot;&quot;; &quot;&quot;;(DAYS([.H422];[.G4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3] = &quot;&quot;; &quot;&quot;;(DAYS([.H423];[.G4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4] = &quot;&quot;; &quot;&quot;;(DAYS([.H424];[.G4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5] = &quot;&quot;; &quot;&quot;;(DAYS([.H425];[.G4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6] = &quot;&quot;; &quot;&quot;;(DAYS([.H426];[.G4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7] = &quot;&quot;; &quot;&quot;;(DAYS([.H427];[.G4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8] = &quot;&quot;; &quot;&quot;;(DAYS([.H428];[.G4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29] = &quot;&quot;; &quot;&quot;;(DAYS([.H429];[.G4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0] = &quot;&quot;; &quot;&quot;;(DAYS([.H430];[.G4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1] = &quot;&quot;; &quot;&quot;;(DAYS([.H431];[.G4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2] = &quot;&quot;; &quot;&quot;;(DAYS([.H432];[.G4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3] = &quot;&quot;; &quot;&quot;;(DAYS([.H433];[.G4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4] = &quot;&quot;; &quot;&quot;;(DAYS([.H434];[.G4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5] = &quot;&quot;; &quot;&quot;;(DAYS([.H435];[.G4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6] = &quot;&quot;; &quot;&quot;;(DAYS([.H436];[.G4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7] = &quot;&quot;; &quot;&quot;;(DAYS([.H437];[.G4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8] = &quot;&quot;; &quot;&quot;;(DAYS([.H438];[.G4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39] = &quot;&quot;; &quot;&quot;;(DAYS([.H439];[.G4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0] = &quot;&quot;; &quot;&quot;;(DAYS([.H440];[.G4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1] = &quot;&quot;; &quot;&quot;;(DAYS([.H441];[.G4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2] = &quot;&quot;; &quot;&quot;;(DAYS([.H442];[.G4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3] = &quot;&quot;; &quot;&quot;;(DAYS([.H443];[.G4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4] = &quot;&quot;; &quot;&quot;;(DAYS([.H444];[.G4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5] = &quot;&quot;; &quot;&quot;;(DAYS([.H445];[.G4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6] = &quot;&quot;; &quot;&quot;;(DAYS([.H446];[.G4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7] = &quot;&quot;; &quot;&quot;;(DAYS([.H447];[.G4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8] = &quot;&quot;; &quot;&quot;;(DAYS([.H448];[.G4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49] = &quot;&quot;; &quot;&quot;;(DAYS([.H449];[.G4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0] = &quot;&quot;; &quot;&quot;;(DAYS([.H450];[.G4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1] = &quot;&quot;; &quot;&quot;;(DAYS([.H451];[.G4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2] = &quot;&quot;; &quot;&quot;;(DAYS([.H452];[.G4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3] = &quot;&quot;; &quot;&quot;;(DAYS([.H453];[.G4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4] = &quot;&quot;; &quot;&quot;;(DAYS([.H454];[.G4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5] = &quot;&quot;; &quot;&quot;;(DAYS([.H455];[.G4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6] = &quot;&quot;; &quot;&quot;;(DAYS([.H456];[.G4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7] = &quot;&quot;; &quot;&quot;;(DAYS([.H457];[.G4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8] = &quot;&quot;; &quot;&quot;;(DAYS([.H458];[.G4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59] = &quot;&quot;; &quot;&quot;;(DAYS([.H459];[.G4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0] = &quot;&quot;; &quot;&quot;;(DAYS([.H460];[.G4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1] = &quot;&quot;; &quot;&quot;;(DAYS([.H461];[.G4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2] = &quot;&quot;; &quot;&quot;;(DAYS([.H462];[.G4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3] = &quot;&quot;; &quot;&quot;;(DAYS([.H463];[.G4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4] = &quot;&quot;; &quot;&quot;;(DAYS([.H464];[.G4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5] = &quot;&quot;; &quot;&quot;;(DAYS([.H465];[.G4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6] = &quot;&quot;; &quot;&quot;;(DAYS([.H466];[.G4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7] = &quot;&quot;; &quot;&quot;;(DAYS([.H467];[.G4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8] = &quot;&quot;; &quot;&quot;;(DAYS([.H468];[.G4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69] = &quot;&quot;; &quot;&quot;;(DAYS([.H469];[.G4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0] = &quot;&quot;; &quot;&quot;;(DAYS([.H470];[.G4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1] = &quot;&quot;; &quot;&quot;;(DAYS([.H471];[.G4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2] = &quot;&quot;; &quot;&quot;;(DAYS([.H472];[.G4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3] = &quot;&quot;; &quot;&quot;;(DAYS([.H473];[.G4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4] = &quot;&quot;; &quot;&quot;;(DAYS([.H474];[.G4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5] = &quot;&quot;; &quot;&quot;;(DAYS([.H475];[.G4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6] = &quot;&quot;; &quot;&quot;;(DAYS([.H476];[.G4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7] = &quot;&quot;; &quot;&quot;;(DAYS([.H477];[.G4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8] = &quot;&quot;; &quot;&quot;;(DAYS([.H478];[.G4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79] = &quot;&quot;; &quot;&quot;;(DAYS([.H479];[.G4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0] = &quot;&quot;; &quot;&quot;;(DAYS([.H480];[.G4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1] = &quot;&quot;; &quot;&quot;;(DAYS([.H481];[.G4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2] = &quot;&quot;; &quot;&quot;;(DAYS([.H482];[.G4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3] = &quot;&quot;; &quot;&quot;;(DAYS([.H483];[.G4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4] = &quot;&quot;; &quot;&quot;;(DAYS([.H484];[.G4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5] = &quot;&quot;; &quot;&quot;;(DAYS([.H485];[.G4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6] = &quot;&quot;; &quot;&quot;;(DAYS([.H486];[.G4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7] = &quot;&quot;; &quot;&quot;;(DAYS([.H487];[.G4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8] = &quot;&quot;; &quot;&quot;;(DAYS([.H488];[.G4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89] = &quot;&quot;; &quot;&quot;;(DAYS([.H489];[.G4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0] = &quot;&quot;; &quot;&quot;;(DAYS([.H490];[.G4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1] = &quot;&quot;; &quot;&quot;;(DAYS([.H491];[.G4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2] = &quot;&quot;; &quot;&quot;;(DAYS([.H492];[.G4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3] = &quot;&quot;; &quot;&quot;;(DAYS([.H493];[.G4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4] = &quot;&quot;; &quot;&quot;;(DAYS([.H494];[.G4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5] = &quot;&quot;; &quot;&quot;;(DAYS([.H495];[.G4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6] = &quot;&quot;; &quot;&quot;;(DAYS([.H496];[.G4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7] = &quot;&quot;; &quot;&quot;;(DAYS([.H497];[.G4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8] = &quot;&quot;; &quot;&quot;;(DAYS([.H498];[.G4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499] = &quot;&quot;; &quot;&quot;;(DAYS([.H499];[.G4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0] = &quot;&quot;; &quot;&quot;;(DAYS([.H500];[.G5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1] = &quot;&quot;; &quot;&quot;;(DAYS([.H501];[.G5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2] = &quot;&quot;; &quot;&quot;;(DAYS([.H502];[.G5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3] = &quot;&quot;; &quot;&quot;;(DAYS([.H503];[.G5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4] = &quot;&quot;; &quot;&quot;;(DAYS([.H504];[.G5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5] = &quot;&quot;; &quot;&quot;;(DAYS([.H505];[.G5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6] = &quot;&quot;; &quot;&quot;;(DAYS([.H506];[.G5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7] = &quot;&quot;; &quot;&quot;;(DAYS([.H507];[.G5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8] = &quot;&quot;; &quot;&quot;;(DAYS([.H508];[.G5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09] = &quot;&quot;; &quot;&quot;;(DAYS([.H509];[.G5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0] = &quot;&quot;; &quot;&quot;;(DAYS([.H510];[.G5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1] = &quot;&quot;; &quot;&quot;;(DAYS([.H511];[.G5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2] = &quot;&quot;; &quot;&quot;;(DAYS([.H512];[.G5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3] = &quot;&quot;; &quot;&quot;;(DAYS([.H513];[.G5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4] = &quot;&quot;; &quot;&quot;;(DAYS([.H514];[.G5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5] = &quot;&quot;; &quot;&quot;;(DAYS([.H515];[.G5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6] = &quot;&quot;; &quot;&quot;;(DAYS([.H516];[.G5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7] = &quot;&quot;; &quot;&quot;;(DAYS([.H517];[.G5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8] = &quot;&quot;; &quot;&quot;;(DAYS([.H518];[.G5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19] = &quot;&quot;; &quot;&quot;;(DAYS([.H519];[.G5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0] = &quot;&quot;; &quot;&quot;;(DAYS([.H520];[.G5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1] = &quot;&quot;; &quot;&quot;;(DAYS([.H521];[.G5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2] = &quot;&quot;; &quot;&quot;;(DAYS([.H522];[.G5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3] = &quot;&quot;; &quot;&quot;;(DAYS([.H523];[.G5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4] = &quot;&quot;; &quot;&quot;;(DAYS([.H524];[.G5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5] = &quot;&quot;; &quot;&quot;;(DAYS([.H525];[.G5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6] = &quot;&quot;; &quot;&quot;;(DAYS([.H526];[.G5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7] = &quot;&quot;; &quot;&quot;;(DAYS([.H527];[.G5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8] = &quot;&quot;; &quot;&quot;;(DAYS([.H528];[.G5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29] = &quot;&quot;; &quot;&quot;;(DAYS([.H529];[.G5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0] = &quot;&quot;; &quot;&quot;;(DAYS([.H530];[.G5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1] = &quot;&quot;; &quot;&quot;;(DAYS([.H531];[.G5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2] = &quot;&quot;; &quot;&quot;;(DAYS([.H532];[.G5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3] = &quot;&quot;; &quot;&quot;;(DAYS([.H533];[.G5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4] = &quot;&quot;; &quot;&quot;;(DAYS([.H534];[.G5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5] = &quot;&quot;; &quot;&quot;;(DAYS([.H535];[.G5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6] = &quot;&quot;; &quot;&quot;;(DAYS([.H536];[.G5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7] = &quot;&quot;; &quot;&quot;;(DAYS([.H537];[.G5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8] = &quot;&quot;; &quot;&quot;;(DAYS([.H538];[.G5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39] = &quot;&quot;; &quot;&quot;;(DAYS([.H539];[.G5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0] = &quot;&quot;; &quot;&quot;;(DAYS([.H540];[.G5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1] = &quot;&quot;; &quot;&quot;;(DAYS([.H541];[.G5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2] = &quot;&quot;; &quot;&quot;;(DAYS([.H542];[.G5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3] = &quot;&quot;; &quot;&quot;;(DAYS([.H543];[.G5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4] = &quot;&quot;; &quot;&quot;;(DAYS([.H544];[.G5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5] = &quot;&quot;; &quot;&quot;;(DAYS([.H545];[.G5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6] = &quot;&quot;; &quot;&quot;;(DAYS([.H546];[.G5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7] = &quot;&quot;; &quot;&quot;;(DAYS([.H547];[.G5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8] = &quot;&quot;; &quot;&quot;;(DAYS([.H548];[.G5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49] = &quot;&quot;; &quot;&quot;;(DAYS([.H549];[.G5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0] = &quot;&quot;; &quot;&quot;;(DAYS([.H550];[.G5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1] = &quot;&quot;; &quot;&quot;;(DAYS([.H551];[.G5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2] = &quot;&quot;; &quot;&quot;;(DAYS([.H552];[.G5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3] = &quot;&quot;; &quot;&quot;;(DAYS([.H553];[.G5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4] = &quot;&quot;; &quot;&quot;;(DAYS([.H554];[.G5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5] = &quot;&quot;; &quot;&quot;;(DAYS([.H555];[.G5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6] = &quot;&quot;; &quot;&quot;;(DAYS([.H556];[.G5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7] = &quot;&quot;; &quot;&quot;;(DAYS([.H557];[.G5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8] = &quot;&quot;; &quot;&quot;;(DAYS([.H558];[.G5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59] = &quot;&quot;; &quot;&quot;;(DAYS([.H559];[.G5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0] = &quot;&quot;; &quot;&quot;;(DAYS([.H560];[.G5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1] = &quot;&quot;; &quot;&quot;;(DAYS([.H561];[.G5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2] = &quot;&quot;; &quot;&quot;;(DAYS([.H562];[.G5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3] = &quot;&quot;; &quot;&quot;;(DAYS([.H563];[.G5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4] = &quot;&quot;; &quot;&quot;;(DAYS([.H564];[.G5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5] = &quot;&quot;; &quot;&quot;;(DAYS([.H565];[.G5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6] = &quot;&quot;; &quot;&quot;;(DAYS([.H566];[.G5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7] = &quot;&quot;; &quot;&quot;;(DAYS([.H567];[.G5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8] = &quot;&quot;; &quot;&quot;;(DAYS([.H568];[.G5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69] = &quot;&quot;; &quot;&quot;;(DAYS([.H569];[.G5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0] = &quot;&quot;; &quot;&quot;;(DAYS([.H570];[.G5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1] = &quot;&quot;; &quot;&quot;;(DAYS([.H571];[.G5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2] = &quot;&quot;; &quot;&quot;;(DAYS([.H572];[.G5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3] = &quot;&quot;; &quot;&quot;;(DAYS([.H573];[.G5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4] = &quot;&quot;; &quot;&quot;;(DAYS([.H574];[.G5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5] = &quot;&quot;; &quot;&quot;;(DAYS([.H575];[.G5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6] = &quot;&quot;; &quot;&quot;;(DAYS([.H576];[.G5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7] = &quot;&quot;; &quot;&quot;;(DAYS([.H577];[.G5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8] = &quot;&quot;; &quot;&quot;;(DAYS([.H578];[.G5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79] = &quot;&quot;; &quot;&quot;;(DAYS([.H579];[.G5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0] = &quot;&quot;; &quot;&quot;;(DAYS([.H580];[.G5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1] = &quot;&quot;; &quot;&quot;;(DAYS([.H581];[.G5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2] = &quot;&quot;; &quot;&quot;;(DAYS([.H582];[.G5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3] = &quot;&quot;; &quot;&quot;;(DAYS([.H583];[.G5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4] = &quot;&quot;; &quot;&quot;;(DAYS([.H584];[.G5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5] = &quot;&quot;; &quot;&quot;;(DAYS([.H585];[.G5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6] = &quot;&quot;; &quot;&quot;;(DAYS([.H586];[.G5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7] = &quot;&quot;; &quot;&quot;;(DAYS([.H587];[.G5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8] = &quot;&quot;; &quot;&quot;;(DAYS([.H588];[.G5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89] = &quot;&quot;; &quot;&quot;;(DAYS([.H589];[.G5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0] = &quot;&quot;; &quot;&quot;;(DAYS([.H590];[.G5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1] = &quot;&quot;; &quot;&quot;;(DAYS([.H591];[.G5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2] = &quot;&quot;; &quot;&quot;;(DAYS([.H592];[.G5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3] = &quot;&quot;; &quot;&quot;;(DAYS([.H593];[.G5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4] = &quot;&quot;; &quot;&quot;;(DAYS([.H594];[.G5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5] = &quot;&quot;; &quot;&quot;;(DAYS([.H595];[.G5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6] = &quot;&quot;; &quot;&quot;;(DAYS([.H596];[.G5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7] = &quot;&quot;; &quot;&quot;;(DAYS([.H597];[.G5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8] = &quot;&quot;; &quot;&quot;;(DAYS([.H598];[.G5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599] = &quot;&quot;; &quot;&quot;;(DAYS([.H599];[.G5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0] = &quot;&quot;; &quot;&quot;;(DAYS([.H600];[.G6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1] = &quot;&quot;; &quot;&quot;;(DAYS([.H601];[.G6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2] = &quot;&quot;; &quot;&quot;;(DAYS([.H602];[.G6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3] = &quot;&quot;; &quot;&quot;;(DAYS([.H603];[.G6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4] = &quot;&quot;; &quot;&quot;;(DAYS([.H604];[.G60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5] = &quot;&quot;; &quot;&quot;;(DAYS([.H605];[.G60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6] = &quot;&quot;; &quot;&quot;;(DAYS([.H606];[.G60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7] = &quot;&quot;; &quot;&quot;;(DAYS([.H607];[.G60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8] = &quot;&quot;; &quot;&quot;;(DAYS([.H608];[.G60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09] = &quot;&quot;; &quot;&quot;;(DAYS([.H609];[.G60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0] = &quot;&quot;; &quot;&quot;;(DAYS([.H610];[.G61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1] = &quot;&quot;; &quot;&quot;;(DAYS([.H611];[.G61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2] = &quot;&quot;; &quot;&quot;;(DAYS([.H612];[.G61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3] = &quot;&quot;; &quot;&quot;;(DAYS([.H613];[.G61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4] = &quot;&quot;; &quot;&quot;;(DAYS([.H614];[.G61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5] = &quot;&quot;; &quot;&quot;;(DAYS([.H615];[.G61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6] = &quot;&quot;; &quot;&quot;;(DAYS([.H616];[.G61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7] = &quot;&quot;; &quot;&quot;;(DAYS([.H617];[.G61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8] = &quot;&quot;; &quot;&quot;;(DAYS([.H618];[.G61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19] = &quot;&quot;; &quot;&quot;;(DAYS([.H619];[.G61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0] = &quot;&quot;; &quot;&quot;;(DAYS([.H620];[.G62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1] = &quot;&quot;; &quot;&quot;;(DAYS([.H621];[.G62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2] = &quot;&quot;; &quot;&quot;;(DAYS([.H622];[.G62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3] = &quot;&quot;; &quot;&quot;;(DAYS([.H623];[.G62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4] = &quot;&quot;; &quot;&quot;;(DAYS([.H624];[.G62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5] = &quot;&quot;; &quot;&quot;;(DAYS([.H625];[.G62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6] = &quot;&quot;; &quot;&quot;;(DAYS([.H626];[.G62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7] = &quot;&quot;; &quot;&quot;;(DAYS([.H627];[.G62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8] = &quot;&quot;; &quot;&quot;;(DAYS([.H628];[.G62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29] = &quot;&quot;; &quot;&quot;;(DAYS([.H629];[.G62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0] = &quot;&quot;; &quot;&quot;;(DAYS([.H630];[.G63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1] = &quot;&quot;; &quot;&quot;;(DAYS([.H631];[.G63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2] = &quot;&quot;; &quot;&quot;;(DAYS([.H632];[.G63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3] = &quot;&quot;; &quot;&quot;;(DAYS([.H633];[.G63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4] = &quot;&quot;; &quot;&quot;;(DAYS([.H634];[.G63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5] = &quot;&quot;; &quot;&quot;;(DAYS([.H635];[.G63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6] = &quot;&quot;; &quot;&quot;;(DAYS([.H636];[.G63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7] = &quot;&quot;; &quot;&quot;;(DAYS([.H637];[.G63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8] = &quot;&quot;; &quot;&quot;;(DAYS([.H638];[.G63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39] = &quot;&quot;; &quot;&quot;;(DAYS([.H639];[.G63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0] = &quot;&quot;; &quot;&quot;;(DAYS([.H640];[.G64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1] = &quot;&quot;; &quot;&quot;;(DAYS([.H641];[.G64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2] = &quot;&quot;; &quot;&quot;;(DAYS([.H642];[.G64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3] = &quot;&quot;; &quot;&quot;;(DAYS([.H643];[.G64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4] = &quot;&quot;; &quot;&quot;;(DAYS([.H644];[.G64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5] = &quot;&quot;; &quot;&quot;;(DAYS([.H645];[.G64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6] = &quot;&quot;; &quot;&quot;;(DAYS([.H646];[.G64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7] = &quot;&quot;; &quot;&quot;;(DAYS([.H647];[.G64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8] = &quot;&quot;; &quot;&quot;;(DAYS([.H648];[.G64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49] = &quot;&quot;; &quot;&quot;;(DAYS([.H649];[.G64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0] = &quot;&quot;; &quot;&quot;;(DAYS([.H650];[.G65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1] = &quot;&quot;; &quot;&quot;;(DAYS([.H651];[.G65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2] = &quot;&quot;; &quot;&quot;;(DAYS([.H652];[.G65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3] = &quot;&quot;; &quot;&quot;;(DAYS([.H653];[.G65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4] = &quot;&quot;; &quot;&quot;;(DAYS([.H654];[.G65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5] = &quot;&quot;; &quot;&quot;;(DAYS([.H655];[.G65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6] = &quot;&quot;; &quot;&quot;;(DAYS([.H656];[.G65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7] = &quot;&quot;; &quot;&quot;;(DAYS([.H657];[.G65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8] = &quot;&quot;; &quot;&quot;;(DAYS([.H658];[.G65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59] = &quot;&quot;; &quot;&quot;;(DAYS([.H659];[.G65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0] = &quot;&quot;; &quot;&quot;;(DAYS([.H660];[.G66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1] = &quot;&quot;; &quot;&quot;;(DAYS([.H661];[.G66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2] = &quot;&quot;; &quot;&quot;;(DAYS([.H662];[.G66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3] = &quot;&quot;; &quot;&quot;;(DAYS([.H663];[.G66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4] = &quot;&quot;; &quot;&quot;;(DAYS([.H664];[.G66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5] = &quot;&quot;; &quot;&quot;;(DAYS([.H665];[.G66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6] = &quot;&quot;; &quot;&quot;;(DAYS([.H666];[.G66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7] = &quot;&quot;; &quot;&quot;;(DAYS([.H667];[.G66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8] = &quot;&quot;; &quot;&quot;;(DAYS([.H668];[.G66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69] = &quot;&quot;; &quot;&quot;;(DAYS([.H669];[.G66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0] = &quot;&quot;; &quot;&quot;;(DAYS([.H670];[.G67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1] = &quot;&quot;; &quot;&quot;;(DAYS([.H671];[.G67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2] = &quot;&quot;; &quot;&quot;;(DAYS([.H672];[.G67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3] = &quot;&quot;; &quot;&quot;;(DAYS([.H673];[.G67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4] = &quot;&quot;; &quot;&quot;;(DAYS([.H674];[.G67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5] = &quot;&quot;; &quot;&quot;;(DAYS([.H675];[.G67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6] = &quot;&quot;; &quot;&quot;;(DAYS([.H676];[.G67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7] = &quot;&quot;; &quot;&quot;;(DAYS([.H677];[.G67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8] = &quot;&quot;; &quot;&quot;;(DAYS([.H678];[.G67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79] = &quot;&quot;; &quot;&quot;;(DAYS([.H679];[.G67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0] = &quot;&quot;; &quot;&quot;;(DAYS([.H680];[.G68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1] = &quot;&quot;; &quot;&quot;;(DAYS([.H681];[.G68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2] = &quot;&quot;; &quot;&quot;;(DAYS([.H682];[.G68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3] = &quot;&quot;; &quot;&quot;;(DAYS([.H683];[.G68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4] = &quot;&quot;; &quot;&quot;;(DAYS([.H684];[.G68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5] = &quot;&quot;; &quot;&quot;;(DAYS([.H685];[.G68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6] = &quot;&quot;; &quot;&quot;;(DAYS([.H686];[.G68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7] = &quot;&quot;; &quot;&quot;;(DAYS([.H687];[.G68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8] = &quot;&quot;; &quot;&quot;;(DAYS([.H688];[.G68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89] = &quot;&quot;; &quot;&quot;;(DAYS([.H689];[.G68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0] = &quot;&quot;; &quot;&quot;;(DAYS([.H690];[.G69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1] = &quot;&quot;; &quot;&quot;;(DAYS([.H691];[.G69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2] = &quot;&quot;; &quot;&quot;;(DAYS([.H692];[.G69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3] = &quot;&quot;; &quot;&quot;;(DAYS([.H693];[.G69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4] = &quot;&quot;; &quot;&quot;;(DAYS([.H694];[.G694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5] = &quot;&quot;; &quot;&quot;;(DAYS([.H695];[.G695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6] = &quot;&quot;; &quot;&quot;;(DAYS([.H696];[.G696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7] = &quot;&quot;; &quot;&quot;;(DAYS([.H697];[.G697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8] = &quot;&quot;; &quot;&quot;;(DAYS([.H698];[.G698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699] = &quot;&quot;; &quot;&quot;;(DAYS([.H699];[.G699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0] = &quot;&quot;; &quot;&quot;;(DAYS([.H700];[.G700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1] = &quot;&quot;; &quot;&quot;;(DAYS([.H701];[.G701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2] = &quot;&quot;; &quot;&quot;;(DAYS([.H702];[.G702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3] = &quot;&quot;; &quot;&quot;;(DAYS([.H703];[.G703])))">
            <text:p/>
          </table:table-cell>
          <table:table-cell table:number-columns-repeated="5"/>
        </table:table-row>
        <table:table-row table:style-name="ro4">
          <table:table-cell table:number-columns-repeated="8"/>
          <table:table-cell table:style-name="ce157" table:formula="of:=IF([.F704] = &quot;&quot;; &quot;&quot;;(DAYS([.H704];[.G704])))">
            <text:p/>
          </table:table-cell>
          <table:table-cell table:number-columns-repeated="5"/>
        </table:table-row>
        <table:table-row table:style-name="ro4" table:number-rows-repeated="1047871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OTIF.I1:OTIF.I1048576">
            <calcext:condition calcext:apply-style-name="ConditionalStyle_33" calcext:value="&gt;2" calcext:base-cell-address="OTIF.I1"/>
            <calcext:condition calcext:apply-style-name="ConditionalStyle_34" calcext:value="=0" calcext:base-cell-address="OTIF.I1"/>
            <calcext:condition calcext:apply-style-name="ConditionalStyle_35" calcext:value="=2" calcext:base-cell-address="OTIF.I1"/>
            <calcext:condition calcext:apply-style-name="ConditionalStyle_36" calcext:value="=1" calcext:base-cell-address="OTIF.I1"/>
          </calcext:conditional-format>
        </calcext:conditional-formats>
      </table:table>
      <table:named-expressions>
        <table:named-range table:name="Boxing" table:base-cell-address="$'Dashboard Rev 2'.$A$1" table:cell-range-address="$Production.$B$3:.$B$1048576"/>
        <table:named-range table:name="data" table:base-cell-address="$'Dashboard Rev 2'.$A$1" table:cell-range-address="$Data.$B$1:.$ND$1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P0" style:volatile="true" number:language="en" number:country="US">
      <number:day/>
      <number:text>-</number:text>
      <number:month number:textual="true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text-properties fo:color="#ed7d31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Excel_20_Built-in_20_Currency" style:display-name="Excel Built-in Currency" style:family="table-cell" style:parent-style-name="Default" style:data-style-name="N15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ffeb9c"/>
      <style:text-properties fo:color="#9c5700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ffeb9c"/>
      <style:text-properties fo:color="#9c57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ction" style:display-name="PageStyle_Prod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ognitions" style:display-name="PageStyle_Recogni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IF" style:display-name="PageStyle_OT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_20_Rev_20_2" style:display-name="PageStyle_Dashboard Rev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ror_20_Tracker" style:display-name="PageStyle_Error Tra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9:35:32</meta:creation-date>
    <meta:initial-creator>Worley, Jordan</meta:initial-creator>
    <dc:language>en-US</dc:language>
    <dc:date>2024-06-22T11:36:57</dc:date>
    <meta:editing-cycles>1</meta:editing-cycles>
    <meta:editing-duration>PT1H20M</meta:editing-duration>
    <meta:generator>LibreOffice/7.6.7.2$Windows_X86_64 LibreOffice_project/dd47e4b30cb7dab30588d6c79c651f218165e3c5</meta:generator>
    <meta:document-statistic meta:table-count="6" meta:cell-count="3131" meta:object-count="0"/>
    <meta:user-defined meta:name="AppVersion">15.0000</meta:user-defined>
    <meta:user-defined meta:name="Company">Thermo Fisher Scientific, Inc.</meta:user-defined>
    <meta:user-defined meta:name="ContentTypeId">0x0101004ED9A7E0AC037146A1018635A30AA3B6</meta:user-defined>
  </office:meta>
</office:document-meta>
</file>